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Table24" style:family="table">
      <style:table-properties style:width="17.013cm" fo:margin-left="0cm" table:align="left" fo:background-color="transparent">
        <style:background-image/>
      </style:table-properties>
    </style:style>
    <style:style style:name="Table24.A" style:family="table-column">
      <style:table-column-properties style:column-width="2.09cm"/>
    </style:style>
    <style:style style:name="Table24.B" style:family="table-column">
      <style:table-column-properties style:column-width="2.117cm"/>
    </style:style>
    <style:style style:name="Table24.C" style:family="table-column">
      <style:table-column-properties style:column-width="3.493cm"/>
    </style:style>
    <style:style style:name="Table24.D" style:family="table-column">
      <style:table-column-properties style:column-width="9.313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3" style:family="table-row">
      <style:table-row-properties fo:background-color="transparent">
        <style:background-image/>
      </style:table-row-properties>
    </style:style>
    <style:style style:name="Table24.A3" style:family="table-cell" style:data-style-name="N0">
      <style:table-cell-properties fo:padding="0.097cm" fo:border-left="0.05pt solid #000000" fo:border-right="none" fo:border-top="none" fo:border-bottom="0.05pt solid #000000"/>
    </style:style>
    <style:style style:name="Table24.C3" style:family="table-cell">
      <style:table-cell-properties fo:background-color="#729fcf" fo:padding="0.097cm" fo:border-left="0.05pt solid #000000" fo:border-right="none" fo:border-top="none" fo:border-bottom="0.05pt solid #000000">
        <style:background-image/>
      </style:table-cell-properties>
    </style:style>
    <style:style style:name="Table24.C4" style:family="table-cell">
      <style:table-cell-properties fo:background-color="#50938a" fo:padding="0.097cm" fo:border-left="0.05pt solid #000000" fo:border-right="none" fo:border-top="none" fo:border-bottom="0.05pt solid #000000">
        <style:background-image/>
      </style:table-cell-properties>
    </style:style>
    <style:style style:name="Table24.C47" style:family="table-cell">
      <style:table-cell-properties fo:background-color="#ffff38" fo:padding="0.097cm" fo:border-left="0.05pt solid #000000" fo:border-right="none" fo:border-top="none" fo:border-bottom="0.05pt solid #000000">
        <style:background-image/>
      </style:table-cell-properties>
    </style:style>
    <style:style style:name="Table24.C48" style:family="table-cell">
      <style:table-cell-properties fo:background-color="#8e86ae" fo:padding="0.097cm" fo:border-left="0.05pt solid #000000" fo:border-right="none" fo:border-top="none" fo:border-bottom="0.05pt solid #000000">
        <style:background-image/>
      </style:table-cell-properties>
    </style:style>
    <style:style style:name="Table24.C54" style:family="table-cell">
      <style:table-cell-properties fo:background-color="#b85c00" fo:padding="0.097cm" fo:border-left="0.05pt solid #000000" fo:border-right="none" fo:border-top="none" fo:border-bottom="0.05pt solid #000000">
        <style:background-image/>
      </style:table-cell-properties>
    </style:style>
    <style:style style:name="Table24.C62" style:family="table-cell">
      <style:table-cell-properties fo:background-color="#afd095" fo:padding="0.097cm" fo:border-left="0.05pt solid #000000" fo:border-right="none" fo:border-top="none" fo:border-bottom="0.05pt solid #000000">
        <style:background-image/>
      </style:table-cell-properties>
    </style:style>
    <style:style style:name="Table24.C64" style:family="table-cell">
      <style:table-cell-properties fo:background-color="#ed4c05"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Arial1" officeooo:rsid="004e3c6b" officeooo:paragraph-rsid="004e3c6b"/>
    </style:style>
    <style:style style:name="P2" style:family="paragraph" style:parent-style-name="Footer">
      <style:paragraph-properties fo:text-align="start" style:justify-single-word="false"/>
      <style:text-properties style:font-name="Arial1" officeooo:rsid="004e3c6b" officeooo:paragraph-rsid="00a295a4"/>
    </style:style>
    <style:style style:name="P3" style:family="paragraph" style:parent-style-name="Footer">
      <style:paragraph-properties fo:text-align="start" style:justify-single-word="false"/>
      <style:text-properties style:font-name="Arial1" officeooo:rsid="004e3c6b" officeooo:paragraph-rsid="00a5a01a"/>
    </style:style>
    <style:style style:name="P4" style:family="paragraph" style:parent-style-name="Text_20_body">
      <style:text-properties style:font-name="Arial1"/>
    </style:style>
    <style:style style:name="P5" style:family="paragraph" style:parent-style-name="Text_20_body">
      <style:text-properties style:font-name="Arial1" fo:font-size="10pt" officeooo:rsid="00a1aecc" officeooo:paragraph-rsid="00a1aecc" style:font-size-asian="10pt" style:font-size-complex="10pt"/>
    </style:style>
    <style:style style:name="P6" style:family="paragraph" style:parent-style-name="Text_20_body">
      <style:text-properties style:font-name="Arial1" fo:font-size="10pt" officeooo:rsid="00a1aecc" officeooo:paragraph-rsid="00b3312c" style:font-size-asian="10pt" style:font-size-complex="10pt"/>
    </style:style>
    <style:style style:name="P7" style:family="paragraph" style:parent-style-name="Text_20_body">
      <style:text-properties style:font-name="Arial1"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1"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1"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1" fo:font-size="12pt" officeooo:rsid="00210746" officeooo:paragraph-rsid="00210746" style:font-size-asian="10.5pt" style:font-size-complex="12pt"/>
    </style:style>
    <style:style style:name="P11" style:family="paragraph" style:parent-style-name="Text_20_body">
      <style:text-properties style:font-name="Arial1"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1"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1" fo:font-size="12pt" officeooo:rsid="00974c9e" officeooo:paragraph-rsid="00974c9e" style:font-size-asian="12pt" style:font-size-complex="12pt"/>
    </style:style>
    <style:style style:name="P14" style:family="paragraph" style:parent-style-name="Text_20_body">
      <style:text-properties style:font-name="Arial1" fo:font-size="12pt" officeooo:rsid="00974c9e" officeooo:paragraph-rsid="009918f8" style:font-size-asian="12pt" style:font-size-complex="12pt"/>
    </style:style>
    <style:style style:name="P15" style:family="paragraph" style:parent-style-name="Standard">
      <style:text-properties style:font-name="Arial1"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1" officeooo:rsid="00572e37" officeooo:paragraph-rsid="00572e37"/>
    </style:style>
    <style:style style:name="P17" style:family="paragraph" style:parent-style-name="Text_20_body">
      <style:text-properties style:font-name="Arial1" officeooo:rsid="00974c9e" officeooo:paragraph-rsid="00974c9e"/>
    </style:style>
    <style:style style:name="P18" style:family="paragraph" style:parent-style-name="Text_20_body">
      <style:text-properties style:font-name="Arial1" officeooo:rsid="00974c9e" officeooo:paragraph-rsid="009918f8"/>
    </style:style>
    <style:style style:name="P19" style:family="paragraph" style:parent-style-name="Text_20_body">
      <style:text-properties style:font-name="Arial1" officeooo:paragraph-rsid="009c9a9d"/>
    </style:style>
    <style:style style:name="P20" style:family="paragraph" style:parent-style-name="Text_20_body">
      <style:text-properties style:font-name="Arial1" officeooo:rsid="009d90ec" officeooo:paragraph-rsid="009d90ec"/>
    </style:style>
    <style:style style:name="P21" style:family="paragraph" style:parent-style-name="Text_20_body">
      <style:text-properties style:font-name="Arial1" fo:font-size="11pt" style:font-size-asian="11pt" style:font-size-complex="11pt"/>
    </style:style>
    <style:style style:name="P22" style:family="paragraph" style:parent-style-name="Text_20_body">
      <style:text-properties style:font-name="Arial1" fo:font-size="11pt" officeooo:rsid="00917fb6" officeooo:paragraph-rsid="00917fb6" style:font-size-asian="11pt" style:font-size-complex="11pt"/>
    </style:style>
    <style:style style:name="P23" style:family="paragraph" style:parent-style-name="Table_20_Contents">
      <style:text-properties style:font-name="Arial1" fo:font-size="11pt" officeooo:rsid="00917fb6" officeooo:paragraph-rsid="00917fb6" style:font-size-asian="11pt" style:font-size-complex="11pt"/>
    </style:style>
    <style:style style:name="P24" style:family="paragraph" style:parent-style-name="Text_20_body">
      <style:text-properties style:font-name="Arial1" fo:font-size="11pt" officeooo:rsid="00653c9b" officeooo:paragraph-rsid="00917fb6" style:font-size-asian="11pt" style:font-size-complex="11pt"/>
    </style:style>
    <style:style style:name="P25" style:family="paragraph" style:parent-style-name="Text_20_body">
      <style:text-properties style:font-name="Arial1" fo:font-size="11pt" officeooo:rsid="00653c9b" officeooo:paragraph-rsid="00653c9b" style:font-size-asian="11pt" style:font-size-complex="11pt"/>
    </style:style>
    <style:style style:name="P26" style:family="paragraph" style:parent-style-name="Text_20_body">
      <style:text-properties style:font-name="Arial1" fo:font-size="11pt" officeooo:rsid="008e7f4d" officeooo:paragraph-rsid="00917fb6" style:font-size-asian="11pt" style:font-size-complex="11pt"/>
    </style:style>
    <style:style style:name="P27" style:family="paragraph" style:parent-style-name="Text_20_body">
      <style:text-properties style:font-name="Arial1" fo:font-size="11pt" officeooo:paragraph-rsid="00917fb6" style:font-size-asian="11pt" style:font-size-complex="11pt"/>
    </style:style>
    <style:style style:name="P28" style:family="paragraph" style:parent-style-name="Text_20_body">
      <style:text-properties style:font-name="Arial1" fo:font-size="11pt" officeooo:rsid="008fc7b6" officeooo:paragraph-rsid="00917fb6" style:font-size-asian="11pt" style:font-size-complex="11pt"/>
    </style:style>
    <style:style style:name="P29" style:family="paragraph" style:parent-style-name="Text_20_body">
      <style:text-properties style:font-name="Arial1" fo:font-size="11pt" officeooo:rsid="00894b13" officeooo:paragraph-rsid="00894b13" style:font-size-asian="11pt" style:font-size-complex="11pt"/>
    </style:style>
    <style:style style:name="P30" style:family="paragraph" style:parent-style-name="Text_20_body">
      <style:text-properties style:font-name="Arial1" fo:font-size="11pt" officeooo:rsid="004330f0" officeooo:paragraph-rsid="004330f0" style:font-size-asian="11pt" style:font-size-complex="11pt"/>
    </style:style>
    <style:style style:name="P31" style:family="paragraph" style:parent-style-name="Text_20_body">
      <style:text-properties style:font-name="Arial1" fo:font-size="11pt" officeooo:rsid="0065eefd" officeooo:paragraph-rsid="0065eefd" style:font-size-asian="11pt" style:font-size-complex="11pt"/>
    </style:style>
    <style:style style:name="P32" style:family="paragraph" style:parent-style-name="Text_20_body">
      <style:text-properties style:font-name="Arial1"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1" fo:font-size="11pt" officeooo:rsid="00436c42" officeooo:paragraph-rsid="00436c42" style:font-size-asian="11pt" style:font-size-complex="11pt"/>
    </style:style>
    <style:style style:name="P34" style:family="paragraph" style:parent-style-name="Text_20_body">
      <style:text-properties style:font-name="Arial1" fo:font-size="11pt" officeooo:rsid="00c4c8cd" officeooo:paragraph-rsid="00c4c8cd" style:font-size-asian="11pt" style:font-size-complex="11pt"/>
    </style:style>
    <style:style style:name="P35" style:family="paragraph" style:parent-style-name="Text_20_body">
      <style:text-properties style:font-name="Arial1" fo:font-size="11pt" officeooo:rsid="0021e85f" officeooo:paragraph-rsid="0021e85f" style:font-size-asian="11pt" style:font-size-complex="11pt"/>
    </style:style>
    <style:style style:name="P36" style:family="paragraph" style:parent-style-name="Text_20_body">
      <style:text-properties style:font-name="Arial1" fo:font-size="11pt" officeooo:rsid="003d1de3" officeooo:paragraph-rsid="00436c42" style:font-size-asian="11pt" style:font-size-complex="11pt"/>
    </style:style>
    <style:style style:name="P37" style:family="paragraph" style:parent-style-name="Text_20_body">
      <style:text-properties style:font-name="Arial1" fo:font-size="11pt" officeooo:rsid="00237b84" officeooo:paragraph-rsid="00436c42" style:font-size-asian="11pt" style:font-size-complex="11pt"/>
    </style:style>
    <style:style style:name="P38" style:family="paragraph" style:parent-style-name="Text_20_body">
      <style:text-properties style:font-name="Arial1" fo:font-size="11pt" officeooo:rsid="00237b84" officeooo:paragraph-rsid="006cd71d" style:font-size-asian="11pt" style:font-size-complex="11pt"/>
    </style:style>
    <style:style style:name="P39" style:family="paragraph" style:parent-style-name="Text_20_body">
      <style:text-properties style:font-name="Arial1" fo:font-size="11pt" officeooo:rsid="00237b84" officeooo:paragraph-rsid="0070c246" style:font-size-asian="11pt" style:font-size-complex="11pt"/>
    </style:style>
    <style:style style:name="P40" style:family="paragraph" style:parent-style-name="Text_20_body">
      <style:text-properties style:font-name="Arial1" fo:font-size="11pt" officeooo:rsid="00237b84" officeooo:paragraph-rsid="00237b84" style:font-size-asian="11pt" style:font-size-complex="11pt"/>
    </style:style>
    <style:style style:name="P41" style:family="paragraph" style:parent-style-name="Text_20_body">
      <style:text-properties style:font-name="Arial1" fo:font-size="11pt" officeooo:rsid="00237b84" officeooo:paragraph-rsid="003be094" style:font-size-asian="11pt" style:font-size-complex="11pt"/>
    </style:style>
    <style:style style:name="P42" style:family="paragraph" style:parent-style-name="Text_20_body">
      <style:text-properties style:font-name="Arial1" fo:font-size="11pt" officeooo:rsid="00237b84" officeooo:paragraph-rsid="0027e62e" style:font-size-asian="11pt" style:font-size-complex="11pt"/>
    </style:style>
    <style:style style:name="P43" style:family="paragraph" style:parent-style-name="Text_20_body">
      <style:text-properties style:font-name="Arial1" fo:font-size="11pt" officeooo:rsid="00237b84" officeooo:paragraph-rsid="002e1e34" style:font-size-asian="11pt" style:font-size-complex="11pt"/>
    </style:style>
    <style:style style:name="P44" style:family="paragraph" style:parent-style-name="Text_20_body">
      <style:text-properties style:font-name="Arial1" fo:font-size="11pt" officeooo:rsid="003fb6a0" officeooo:paragraph-rsid="00436c42" style:font-size-asian="11pt" style:font-size-complex="11pt"/>
    </style:style>
    <style:style style:name="P45" style:family="paragraph" style:parent-style-name="Text_20_body">
      <style:text-properties style:font-name="Arial1" fo:font-size="11pt" officeooo:rsid="003fb6a0" officeooo:paragraph-rsid="00eea36d" style:font-size-asian="11pt" style:font-size-complex="11pt"/>
    </style:style>
    <style:style style:name="P46" style:family="paragraph" style:parent-style-name="Text_20_body">
      <style:text-properties style:font-name="Arial1" fo:font-size="11pt" officeooo:rsid="0044b10d" officeooo:paragraph-rsid="0044b10d" style:font-size-asian="11pt" style:font-size-complex="11pt"/>
    </style:style>
    <style:style style:name="P47" style:family="paragraph" style:parent-style-name="Text_20_body">
      <style:text-properties style:font-name="Arial1" fo:font-size="11pt" officeooo:rsid="00488420" officeooo:paragraph-rsid="00488420" style:font-size-asian="11pt" style:font-size-complex="11pt"/>
    </style:style>
    <style:style style:name="P48" style:family="paragraph" style:parent-style-name="Standard">
      <style:text-properties style:font-name="Arial1" fo:font-size="11pt" officeooo:rsid="00488420" officeooo:paragraph-rsid="00488420" style:font-size-asian="11pt" style:font-size-complex="11pt"/>
    </style:style>
    <style:style style:name="P49" style:family="paragraph" style:parent-style-name="Text_20_body">
      <style:text-properties style:font-name="Arial1" fo:font-size="11pt" officeooo:rsid="003f38c1" officeooo:paragraph-rsid="006cd71d" style:font-size-asian="11pt" style:font-size-complex="11pt"/>
    </style:style>
    <style:style style:name="P50" style:family="paragraph" style:parent-style-name="Text_20_body">
      <style:text-properties style:font-name="Arial1" fo:font-size="11pt" officeooo:rsid="003f44ae" officeooo:paragraph-rsid="006cd71d" style:font-size-asian="11pt" style:font-size-complex="11pt"/>
    </style:style>
    <style:style style:name="P51" style:family="paragraph" style:parent-style-name="Text_20_body">
      <style:text-properties style:font-name="Arial1" fo:font-size="11pt" officeooo:rsid="003f44ae" officeooo:paragraph-rsid="005011ff" style:font-size-asian="11pt" style:font-size-complex="11pt"/>
    </style:style>
    <style:style style:name="P52" style:family="paragraph" style:parent-style-name="Text_20_body">
      <style:text-properties style:font-name="Arial1" fo:font-size="11pt" officeooo:rsid="00c3ae80" officeooo:paragraph-rsid="00c3ae80" style:font-size-asian="11pt" style:font-size-complex="11pt"/>
    </style:style>
    <style:style style:name="P53" style:family="paragraph" style:parent-style-name="Text_20_body">
      <style:text-properties style:font-name="Arial1" fo:font-size="11pt" officeooo:rsid="00c92303" officeooo:paragraph-rsid="00c92303" style:font-size-asian="11pt" style:font-size-complex="11pt"/>
    </style:style>
    <style:style style:name="P54" style:family="paragraph" style:parent-style-name="Text_20_body">
      <style:text-properties style:font-name="Arial1" fo:font-size="11pt" officeooo:rsid="007de797" officeooo:paragraph-rsid="00943843" style:font-size-asian="11pt" style:font-size-complex="11pt"/>
    </style:style>
    <style:style style:name="P55" style:family="paragraph" style:parent-style-name="Text_20_body">
      <style:text-properties style:font-name="Arial1" fo:font-size="11pt" officeooo:rsid="0033d29f" officeooo:paragraph-rsid="0070c246" style:font-size-asian="11pt" style:font-size-complex="11pt"/>
    </style:style>
    <style:style style:name="P56" style:family="paragraph" style:parent-style-name="Text_20_body">
      <style:text-properties style:font-name="Arial1" fo:font-size="11pt" officeooo:rsid="00572e37" style:font-size-asian="11pt" style:font-size-complex="11pt"/>
    </style:style>
    <style:style style:name="P57" style:family="paragraph" style:parent-style-name="Text_20_body">
      <style:text-properties style:font-name="Arial1" fo:font-size="11pt" officeooo:rsid="00572e37" officeooo:paragraph-rsid="00572e37" style:font-size-asian="11pt" style:font-size-complex="11pt"/>
    </style:style>
    <style:style style:name="P58" style:family="paragraph" style:parent-style-name="Text_20_body">
      <style:text-properties style:font-name="Arial1" fo:font-size="11pt" officeooo:rsid="0026885a" officeooo:paragraph-rsid="0026885a" style:font-size-asian="11pt" style:font-size-complex="11pt"/>
    </style:style>
    <style:style style:name="P59" style:family="paragraph" style:parent-style-name="Text_20_body">
      <style:text-properties style:font-name="Arial1" fo:font-size="11pt" officeooo:rsid="003be094" officeooo:paragraph-rsid="003be094" style:font-size-asian="11pt" style:font-size-complex="11pt"/>
    </style:style>
    <style:style style:name="P60" style:family="paragraph" style:parent-style-name="Text_20_body">
      <style:text-properties style:font-name="Arial1" fo:font-size="11pt" officeooo:rsid="002e1e34" officeooo:paragraph-rsid="002e1e34" style:font-size-asian="11pt" style:font-size-complex="11pt"/>
    </style:style>
    <style:style style:name="P61" style:family="paragraph" style:parent-style-name="Standard">
      <style:text-properties style:font-name="Arial1" fo:font-size="11pt" officeooo:rsid="002e1e34" officeooo:paragraph-rsid="002e1e34" style:font-size-asian="11pt" style:font-size-complex="11pt"/>
    </style:style>
    <style:style style:name="P62" style:family="paragraph" style:parent-style-name="Text_20_body">
      <style:text-properties style:font-name="Arial1" fo:font-size="11pt" officeooo:paragraph-rsid="002e1e34" style:font-size-asian="11pt" style:font-size-complex="11pt"/>
    </style:style>
    <style:style style:name="P63" style:family="paragraph" style:parent-style-name="Text_20_body">
      <style:text-properties style:font-name="Arial1" fo:font-size="11pt" officeooo:rsid="0032d4a8" officeooo:paragraph-rsid="0032d4a8" style:font-size-asian="11pt" style:font-size-complex="11pt"/>
    </style:style>
    <style:style style:name="P64" style:family="paragraph" style:parent-style-name="Text_20_body">
      <style:text-properties style:font-name="Arial1" fo:font-size="11pt" officeooo:rsid="0032d4a8" officeooo:paragraph-rsid="004ab0ae" style:font-size-asian="11pt" style:font-size-complex="11pt"/>
    </style:style>
    <style:style style:name="P65" style:family="paragraph" style:parent-style-name="Text_20_body">
      <style:text-properties style:font-name="Arial1" fo:font-size="11pt" officeooo:rsid="0044903b" officeooo:paragraph-rsid="0044903b" style:font-size-asian="11pt" style:font-size-complex="11pt"/>
    </style:style>
    <style:style style:name="P66" style:family="paragraph" style:parent-style-name="Text_20_body">
      <style:text-properties style:font-name="Arial1" fo:font-size="11pt" officeooo:rsid="004ab0ae" officeooo:paragraph-rsid="004ab0ae" style:font-size-asian="11pt" style:font-size-complex="11pt"/>
    </style:style>
    <style:style style:name="P67" style:family="paragraph" style:parent-style-name="Text_20_body">
      <style:text-properties style:font-name="Arial1" fo:font-size="11pt" officeooo:rsid="0067ca3e" officeooo:paragraph-rsid="0067ca3e" style:font-size-asian="11pt" style:font-size-complex="11pt"/>
    </style:style>
    <style:style style:name="P68" style:family="paragraph" style:parent-style-name="Text_20_body">
      <style:text-properties style:font-name="Arial1" fo:font-size="11pt" officeooo:rsid="0067ca3e" officeooo:paragraph-rsid="007bff7e" style:font-size-asian="11pt" style:font-size-complex="11pt"/>
    </style:style>
    <style:style style:name="P69" style:family="paragraph" style:parent-style-name="Text_20_body">
      <style:text-properties style:font-name="Arial1" fo:font-size="11pt" officeooo:rsid="0067ca3e" officeooo:paragraph-rsid="006cd71d" style:font-size-asian="11pt" style:font-size-complex="11pt"/>
    </style:style>
    <style:style style:name="P70" style:family="paragraph" style:parent-style-name="Text_20_body">
      <style:text-properties style:font-name="Arial1" fo:font-size="11pt" officeooo:rsid="0067ca3e" officeooo:paragraph-rsid="00837d0d" style:font-size-asian="11pt" style:font-size-complex="11pt"/>
    </style:style>
    <style:style style:name="P71" style:family="paragraph" style:parent-style-name="Text_20_body">
      <style:text-properties style:font-name="Arial1" fo:font-size="11pt" officeooo:rsid="0067ca3e" officeooo:paragraph-rsid="00763d6c" style:font-size-asian="11pt" style:font-size-complex="11pt"/>
    </style:style>
    <style:style style:name="P72" style:family="paragraph" style:parent-style-name="Text_20_body">
      <style:text-properties style:font-name="Arial1" fo:font-size="11pt" officeooo:rsid="006b1fc4" officeooo:paragraph-rsid="007ae34a" style:font-size-asian="11pt" style:font-size-complex="11pt"/>
    </style:style>
    <style:style style:name="P73" style:family="paragraph" style:parent-style-name="Text_20_body">
      <style:text-properties style:font-name="Arial1" fo:font-size="11pt" officeooo:rsid="006cd71d" officeooo:paragraph-rsid="007ae34a" style:font-size-asian="11pt" style:font-size-complex="11pt"/>
    </style:style>
    <style:style style:name="P74" style:family="paragraph" style:parent-style-name="Text_20_body">
      <style:text-properties style:font-name="Arial1" fo:font-size="11pt" officeooo:rsid="006cd71d" officeooo:paragraph-rsid="006cd71d" style:font-size-asian="11pt" style:font-size-complex="11pt"/>
    </style:style>
    <style:style style:name="P75" style:family="paragraph" style:parent-style-name="Text_20_body">
      <style:text-properties style:font-name="Arial1" fo:font-size="11pt" officeooo:rsid="006cd71d" officeooo:paragraph-rsid="00736d67" style:font-size-asian="11pt" style:font-size-complex="11pt"/>
    </style:style>
    <style:style style:name="P76" style:family="paragraph" style:parent-style-name="Text_20_body">
      <style:text-properties style:font-name="Arial1" fo:font-size="11pt" officeooo:rsid="00763d6c" officeooo:paragraph-rsid="00763d6c" style:font-size-asian="11pt" style:font-size-complex="11pt"/>
    </style:style>
    <style:style style:name="P77" style:family="paragraph" style:parent-style-name="Standard">
      <style:text-properties style:font-name="Arial1" fo:font-size="11pt" officeooo:rsid="00763d6c" officeooo:paragraph-rsid="00763d6c" style:font-size-asian="11pt" style:font-size-complex="11pt"/>
    </style:style>
    <style:style style:name="P78" style:family="paragraph" style:parent-style-name="Standard">
      <style:text-properties style:font-name="Arial1" fo:font-size="11pt" officeooo:rsid="00763d6c" officeooo:paragraph-rsid="00bb1c63" style:font-size-asian="11pt" style:font-size-complex="11pt"/>
    </style:style>
    <style:style style:name="P79" style:family="paragraph" style:parent-style-name="Text_20_body">
      <style:text-properties style:font-name="Arial1" fo:font-size="11pt" officeooo:rsid="0073d525" officeooo:paragraph-rsid="00837d0d" style:font-size-asian="11pt" style:font-size-complex="11pt"/>
    </style:style>
    <style:style style:name="P80" style:family="paragraph" style:parent-style-name="Text_20_body">
      <style:text-properties style:font-name="Arial1" fo:font-size="11pt" officeooo:rsid="00bb1c63" officeooo:paragraph-rsid="00bb1c63" style:font-size-asian="11pt" style:font-size-complex="11pt"/>
    </style:style>
    <style:style style:name="P81" style:family="paragraph" style:parent-style-name="Standard">
      <style:text-properties style:font-name="Arial1" fo:font-size="11pt" officeooo:rsid="00bb1c63" officeooo:paragraph-rsid="00bb1c63" style:font-size-asian="11pt" style:font-size-complex="11pt"/>
    </style:style>
    <style:style style:name="P82" style:family="paragraph" style:parent-style-name="Standard">
      <style:text-properties style:font-name="Arial1" fo:font-size="11pt" style:font-size-asian="11pt" style:font-size-complex="11pt"/>
    </style:style>
    <style:style style:name="P83" style:family="paragraph" style:parent-style-name="Standard">
      <style:text-properties style:font-name="Arial1" fo:font-size="11pt" officeooo:rsid="00800fbe" style:font-size-asian="11pt" style:font-size-complex="11pt"/>
    </style:style>
    <style:style style:name="P84" style:family="paragraph" style:parent-style-name="Standard">
      <style:text-properties style:font-name="Arial1" fo:font-size="11pt" officeooo:rsid="00463370" officeooo:paragraph-rsid="00463370" style:font-size-asian="11pt" style:font-size-complex="11pt"/>
    </style:style>
    <style:style style:name="P85" style:family="paragraph" style:parent-style-name="Standard">
      <style:text-properties style:font-name="Arial1" fo:font-size="11pt" officeooo:rsid="0092ce2d" officeooo:paragraph-rsid="0092ce2d" style:font-size-asian="11pt" style:font-size-complex="11pt"/>
    </style:style>
    <style:style style:name="P86" style:family="paragraph" style:parent-style-name="Standard">
      <style:text-properties style:font-name="Arial1" fo:font-size="11pt" officeooo:rsid="00948e59" officeooo:paragraph-rsid="00948e59" style:font-size-asian="11pt" style:font-size-complex="11pt"/>
    </style:style>
    <style:style style:name="P87" style:family="paragraph" style:parent-style-name="Standard">
      <style:text-properties style:font-name="Arial1" fo:font-size="11pt" officeooo:rsid="00948e59" officeooo:paragraph-rsid="009b5b8b" style:font-size-asian="11pt" style:font-size-complex="11pt"/>
    </style:style>
    <style:style style:name="P88" style:family="paragraph" style:parent-style-name="Standard">
      <style:text-properties style:font-name="Arial1" fo:font-size="11pt" officeooo:rsid="002ec82a" officeooo:paragraph-rsid="00837d0d" style:font-size-asian="11pt" style:font-size-complex="11pt"/>
    </style:style>
    <style:style style:name="P89" style:family="paragraph" style:parent-style-name="Standard">
      <style:text-properties style:font-name="Arial1" fo:font-size="11pt" officeooo:rsid="002ec82a" officeooo:paragraph-rsid="0085d7aa" style:font-size-asian="11pt" style:font-size-complex="11pt"/>
    </style:style>
    <style:style style:name="P90" style:family="paragraph" style:parent-style-name="Standard">
      <style:text-properties style:font-name="Arial1" fo:font-size="11pt" officeooo:paragraph-rsid="0032d4a8" style:font-size-asian="11pt" style:font-size-complex="11pt"/>
    </style:style>
    <style:style style:name="P91" style:family="paragraph" style:parent-style-name="Standard">
      <style:text-properties style:font-name="Arial1" fo:font-size="11pt" officeooo:rsid="004ac94f" officeooo:paragraph-rsid="004ac94f" style:font-size-asian="11pt" style:font-size-complex="11pt"/>
    </style:style>
    <style:style style:name="P92" style:family="paragraph" style:parent-style-name="Standard">
      <style:text-properties style:font-name="Arial1" fo:font-size="11pt" officeooo:paragraph-rsid="004ac94f" style:font-size-asian="11pt" style:font-size-complex="11pt"/>
    </style:style>
    <style:style style:name="P93" style:family="paragraph" style:parent-style-name="Standard">
      <style:text-properties style:font-name="Arial1" fo:font-size="11pt" officeooo:rsid="005011ff" officeooo:paragraph-rsid="005011ff" style:font-size-asian="11pt" style:font-size-complex="11pt"/>
    </style:style>
    <style:style style:name="P94" style:family="paragraph" style:parent-style-name="Standard">
      <style:text-properties style:font-name="Arial1" fo:font-size="11pt" officeooo:rsid="005e6592" officeooo:paragraph-rsid="005e6592" style:font-size-asian="11pt" style:font-size-complex="11pt"/>
    </style:style>
    <style:style style:name="P95" style:family="paragraph" style:parent-style-name="Standard" style:master-page-name="">
      <style:paragraph-properties style:page-number="auto" fo:break-before="auto" fo:break-after="auto"/>
      <style:text-properties style:font-name="Arial1" fo:font-size="11pt" officeooo:rsid="005e6592" officeooo:paragraph-rsid="005e6592" style:font-size-asian="11pt" style:font-size-complex="11pt"/>
    </style:style>
    <style:style style:name="P96" style:family="paragraph" style:parent-style-name="Standard">
      <style:text-properties style:font-name="Arial1" fo:font-size="11pt" officeooo:rsid="007787f0" officeooo:paragraph-rsid="007787f0" style:font-size-asian="11pt" style:font-size-complex="11pt"/>
    </style:style>
    <style:style style:name="P97" style:family="paragraph" style:parent-style-name="Standard">
      <style:text-properties style:font-name="Arial1" fo:font-size="11pt" officeooo:rsid="00bd0f29" officeooo:paragraph-rsid="00bd0f29" style:font-size-asian="11pt" style:font-size-complex="11pt"/>
    </style:style>
    <style:style style:name="P98" style:family="paragraph" style:parent-style-name="Table_20_Contents">
      <style:text-properties style:font-name="Arial1" fo:font-size="11pt" style:font-size-asian="11pt" style:font-size-complex="11pt"/>
    </style:style>
    <style:style style:name="P99" style:family="paragraph" style:parent-style-name="Table_20_Contents">
      <style:paragraph-properties fo:text-align="center" style:justify-single-word="false"/>
      <style:text-properties style:font-name="Arial1" fo:font-size="11pt" style:font-size-asian="11pt" style:font-size-complex="11pt"/>
    </style:style>
    <style:style style:name="P100" style:family="paragraph" style:parent-style-name="Table_20_Contents">
      <style:text-properties style:font-name="Arial1" fo:font-size="11pt" officeooo:rsid="00820ad0" officeooo:paragraph-rsid="00820ad0" style:font-size-asian="11pt" style:font-size-complex="11pt"/>
    </style:style>
    <style:style style:name="P101" style:family="paragraph" style:parent-style-name="Table_20_Contents">
      <style:text-properties style:font-name="Arial1" fo:font-size="11pt" officeooo:rsid="004c5cd8" officeooo:paragraph-rsid="004c5cd8" style:font-size-asian="11pt" style:font-size-complex="11pt"/>
    </style:style>
    <style:style style:name="P102" style:family="paragraph" style:parent-style-name="Standard">
      <style:text-properties style:font-name="Arial1" fo:font-size="11pt" officeooo:rsid="003e6168" officeooo:paragraph-rsid="00eea36d" style:font-size-asian="11pt" style:font-size-complex="11pt"/>
    </style:style>
    <style:style style:name="P103" style:family="paragraph" style:parent-style-name="Standard">
      <style:text-properties style:font-name="Arial1" fo:font-size="11pt" officeooo:rsid="00dfe4bc" officeooo:paragraph-rsid="00dfe4bc" style:font-size-asian="11pt" style:font-size-complex="11pt"/>
    </style:style>
    <style:style style:name="P104" style:family="paragraph" style:parent-style-name="Standard">
      <style:text-properties style:font-name="Arial1"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05" style:family="paragraph" style:parent-style-name="Standard">
      <style:text-properties style:font-name="Arial1"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06" style:family="paragraph" style:parent-style-name="Standard">
      <style:text-properties style:font-name="Arial1"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07" style:family="paragraph" style:parent-style-name="Standard">
      <style:text-properties style:font-name="Arial1"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08" style:family="paragraph" style:parent-style-name="Standard">
      <style:text-properties style:font-name="Arial1"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09" style:family="paragraph" style:parent-style-name="Standard">
      <style:text-properties style:font-name="Arial1" fo:font-size="11pt" fo:font-weight="bold" officeooo:rsid="002ec82a" officeooo:paragraph-rsid="005f5d41" style:font-size-asian="11pt" style:font-weight-asian="bold" style:font-size-complex="11pt" style:font-weight-complex="bold"/>
    </style:style>
    <style:style style:name="P110" style:family="paragraph" style:parent-style-name="Standard">
      <style:text-properties style:font-name="Arial1" officeooo:rsid="00488420" officeooo:paragraph-rsid="00488420"/>
    </style:style>
    <style:style style:name="P111" style:family="paragraph" style:parent-style-name="Standard">
      <style:text-properties style:font-name="Arial1" officeooo:rsid="003fb6a0" officeooo:paragraph-rsid="00436c42"/>
    </style:style>
    <style:style style:name="P112"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13"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14"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15" style:family="paragraph" style:parent-style-name="Text_20_body">
      <style:paragraph-properties fo:text-align="center" style:justify-single-word="false"/>
      <style:text-properties fo:font-variant="normal" fo:text-transform="none" fo:color="#000000" loext:opacity="100%" style:font-name="Arial1" fo:font-size="11pt" fo:letter-spacing="normal" fo:font-style="normal" fo:font-weight="normal" officeooo:rsid="00436c42" officeooo:paragraph-rsid="00436c42" style:font-size-asian="11pt" style:font-size-complex="11pt"/>
    </style:style>
    <style:style style:name="P116" style:family="paragraph" style:parent-style-name="Text_20_body">
      <style:paragraph-properties fo:text-align="center" style:justify-single-word="false"/>
      <style:text-properties fo:font-variant="normal" fo:text-transform="none" fo:color="#000000" loext:opacity="100%" style:font-name="Arial1" fo:font-size="11pt" fo:letter-spacing="normal" fo:font-style="normal" fo:font-weight="normal" officeooo:rsid="00636de8" officeooo:paragraph-rsid="00636de8" style:font-size-asian="11pt" style:font-size-complex="11pt"/>
    </style:style>
    <style:style style:name="P117" style:family="paragraph" style:parent-style-name="Standard">
      <style:text-properties fo:font-variant="normal" fo:text-transform="none" fo:color="#000000" loext:opacity="100%" style:font-name="Arial1" fo:font-size="11pt" fo:letter-spacing="normal" fo:font-style="normal" fo:font-weight="normal" officeooo:rsid="0031f458" officeooo:paragraph-rsid="005f5d41" style:font-size-asian="11pt" style:font-size-complex="11pt"/>
    </style:style>
    <style:style style:name="P118" style:family="paragraph" style:parent-style-name="Standard">
      <style:text-properties fo:font-variant="normal" fo:text-transform="none" fo:color="#000000" loext:opacity="100%" style:font-name="Arial1" fo:font-size="11pt" fo:letter-spacing="normal" fo:font-style="normal" fo:font-weight="normal" officeooo:rsid="005f5d41" officeooo:paragraph-rsid="0085d7aa" style:font-size-asian="11pt" style:font-size-complex="11pt"/>
    </style:style>
    <style:style style:name="P119"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4fd27d" officeooo:paragraph-rsid="004fd27d" style:text-blinking="false" fo:background-color="transparent" style:font-size-asian="11pt" style:font-size-complex="11pt"/>
    </style:style>
    <style:style style:name="P12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12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22" style:family="paragraph" style:parent-style-name="Text_20_body">
      <style:text-properties officeooo:rsid="00210746" officeooo:paragraph-rsid="00210746"/>
    </style:style>
    <style:style style:name="P123" style:family="paragraph" style:parent-style-name="Text_20_body">
      <style:text-properties fo:font-size="11pt" style:font-size-asian="11pt" style:font-size-complex="11pt"/>
    </style:style>
    <style:style style:name="P124" style:family="paragraph" style:parent-style-name="Text_20_body">
      <style:text-properties fo:font-size="11pt" officeooo:rsid="00436c42" officeooo:paragraph-rsid="00436c42" style:font-size-asian="11pt" style:font-size-complex="11pt"/>
    </style:style>
    <style:style style:name="P125" style:family="paragraph" style:parent-style-name="Text_20_body">
      <style:text-properties fo:font-size="11pt" officeooo:rsid="004ab0ae" officeooo:paragraph-rsid="004ab0ae" style:font-size-asian="11pt" style:font-size-complex="11pt"/>
    </style:style>
    <style:style style:name="P126" style:family="paragraph" style:parent-style-name="Standard">
      <style:text-properties fo:font-size="11pt" officeooo:rsid="004ab0ae" officeooo:paragraph-rsid="004ab0ae" style:font-size-asian="11pt" style:font-size-complex="11pt"/>
    </style:style>
    <style:style style:name="P127" style:family="paragraph" style:parent-style-name="Standard">
      <style:text-properties fo:font-size="11pt" officeooo:rsid="003fb6a0" officeooo:paragraph-rsid="00436c42" style:font-size-asian="11pt" style:font-size-complex="11pt"/>
    </style:style>
    <style:style style:name="P128" style:family="paragraph" style:parent-style-name="Standard">
      <style:text-properties fo:font-size="11pt" officeooo:paragraph-rsid="004ac94f" style:font-size-asian="11pt" style:font-size-complex="11pt"/>
    </style:style>
    <style:style style:name="P129" style:family="paragraph" style:parent-style-name="Standard">
      <style:text-properties fo:font-size="11pt" officeooo:rsid="004fd27d" officeooo:paragraph-rsid="004fd27d" style:font-size-asian="11pt" style:font-size-complex="11pt"/>
    </style:style>
    <style:style style:name="P130" style:family="paragraph" style:parent-style-name="Standard">
      <style:text-properties fo:font-size="11pt" officeooo:rsid="004fd27d" officeooo:paragraph-rsid="005011ff" style:font-size-asian="11pt" style:font-size-complex="11pt"/>
    </style:style>
    <style:style style:name="P131" style:family="paragraph" style:parent-style-name="Standard">
      <style:text-properties fo:font-size="11pt" officeooo:rsid="005011ff" officeooo:paragraph-rsid="005011ff" style:font-size-asian="11pt" style:font-size-complex="11pt"/>
    </style:style>
    <style:style style:name="P132" style:family="paragraph" style:parent-style-name="Standard">
      <style:text-properties fo:font-size="11pt" officeooo:rsid="0073d525" style:font-size-asian="11pt" style:font-size-complex="11pt"/>
    </style:style>
    <style:style style:name="P133" style:family="paragraph" style:parent-style-name="Standard">
      <style:text-properties fo:font-size="11pt" officeooo:rsid="00763d6c" officeooo:paragraph-rsid="00763d6c" style:font-size-asian="11pt" style:font-size-complex="11pt"/>
    </style:style>
    <style:style style:name="P134" style:family="paragraph" style:parent-style-name="Text_20_body">
      <style:text-properties officeooo:paragraph-rsid="00572e37"/>
    </style:style>
    <style:style style:name="P135" style:family="paragraph" style:parent-style-name="Standard">
      <style:text-properties officeooo:rsid="0038a1d1" officeooo:paragraph-rsid="003be094"/>
    </style:style>
    <style:style style:name="P136" style:family="paragraph" style:parent-style-name="Standard">
      <style:text-properties officeooo:rsid="003fb6a0" officeooo:paragraph-rsid="00436c42"/>
    </style:style>
    <style:style style:name="P137" style:family="paragraph" style:parent-style-name="Standard">
      <style:text-properties style:font-name="Liberation Sans" fo:font-size="18.2000007629395pt" fo:font-weight="bold" officeooo:paragraph-rsid="009b5b8b" style:font-name-asian="Microsoft YaHei" style:font-size-asian="18.2000007629395pt" style:font-weight-asian="bold" style:font-name-complex="Mangal" style:font-size-complex="18.2000007629395pt" style:font-weight-complex="bold"/>
    </style:style>
    <style:style style:name="P138" style:family="paragraph" style:parent-style-name="Standard">
      <style:text-properties style:font-name="Liberation Sans" fo:font-size="18.2000007629395pt" fo:font-weight="bold" officeooo:rsid="00f358c8" officeooo:paragraph-rsid="00f358c8" style:font-name-asian="Microsoft YaHei" style:font-size-asian="18.2000007629395pt" style:font-weight-asian="bold" style:font-name-complex="Mangal" style:font-size-complex="18.2000007629395pt" style:font-weight-complex="bold"/>
    </style:style>
    <style:style style:name="P139"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40" style:family="paragraph" style:parent-style-name="Table_20_Contents">
      <style:paragraph-properties fo:text-align="center" style:justify-single-word="false"/>
      <style:text-properties fo:color="#2a6099" loext:opacity="100%" style:font-name="Arial1" fo:font-size="11pt" officeooo:rsid="00436c42" officeooo:paragraph-rsid="00636de8" style:font-size-asian="11pt" style:font-size-complex="11pt"/>
    </style:style>
    <style:style style:name="P141" style:family="paragraph" style:parent-style-name="Table_20_Contents">
      <style:paragraph-properties fo:text-align="center" style:justify-single-word="false"/>
      <style:text-properties fo:color="#2a6099" loext:opacity="100%" style:font-name="Arial1" fo:font-size="11pt" officeooo:rsid="00436c42" officeooo:paragraph-rsid="00436c42" style:font-size-asian="11pt" style:font-size-complex="11pt"/>
    </style:style>
    <style:style style:name="P142" style:family="paragraph" style:parent-style-name="Table_20_Contents">
      <style:paragraph-properties fo:text-align="center" style:justify-single-word="false"/>
      <style:text-properties fo:color="#2a6099" loext:opacity="100%" style:font-name="Arial1" fo:font-size="11pt" officeooo:rsid="0044903b" officeooo:paragraph-rsid="0044903b" style:font-size-asian="11pt" style:font-size-complex="11pt"/>
    </style:style>
    <style:style style:name="P143" style:family="paragraph" style:parent-style-name="Title">
      <style:text-properties officeooo:paragraph-rsid="004330f0"/>
    </style:style>
    <style:style style:name="P144" style:family="paragraph" style:parent-style-name="Standard">
      <style:text-properties officeooo:rsid="0021e85f" officeooo:paragraph-rsid="00463370"/>
    </style:style>
    <style:style style:name="P145" style:family="paragraph" style:parent-style-name="Standard">
      <style:text-properties officeooo:rsid="0021e85f" officeooo:paragraph-rsid="00eea36d"/>
    </style:style>
    <style:style style:name="P146" style:family="paragraph" style:parent-style-name="Standard">
      <style:text-properties officeooo:rsid="00eea36d" officeooo:paragraph-rsid="00eea36d"/>
    </style:style>
    <style:style style:name="P147" style:family="paragraph" style:parent-style-name="Standard">
      <style:text-properties officeooo:paragraph-rsid="00f358c8"/>
    </style:style>
    <style:style style:name="P148" style:family="paragraph" style:parent-style-name="Heading_20_1">
      <style:paragraph-properties fo:break-before="page"/>
      <style:text-properties officeooo:paragraph-rsid="009b5b8b"/>
    </style:style>
    <style:style style:name="P149" style:family="paragraph" style:parent-style-name="Heading_20_1">
      <style:text-properties officeooo:rsid="00507420" officeooo:paragraph-rsid="008e7f4d"/>
    </style:style>
    <style:style style:name="P150" style:family="paragraph" style:parent-style-name="Heading_20_1">
      <style:text-properties officeooo:paragraph-rsid="00436c42"/>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paragraph-rsid="006cd71d"/>
    </style:style>
    <style:style style:name="P153" style:family="paragraph" style:parent-style-name="Heading_20_1" style:list-style-name="">
      <style:text-properties officeooo:rsid="00943843" officeooo:paragraph-rsid="00c92303"/>
    </style:style>
    <style:style style:name="P154" style:family="paragraph" style:parent-style-name="Heading_20_1">
      <style:text-properties officeooo:rsid="006b1fc4" officeooo:paragraph-rsid="0052e26c"/>
    </style:style>
    <style:style style:name="P155" style:family="paragraph" style:parent-style-name="Heading_20_1">
      <style:text-properties officeooo:paragraph-rsid="00763d6c"/>
    </style:style>
    <style:style style:name="P156" style:family="paragraph" style:parent-style-name="Heading_20_1">
      <style:text-properties officeooo:rsid="00572e37" officeooo:paragraph-rsid="00572e37"/>
    </style:style>
    <style:style style:name="P157" style:family="paragraph" style:parent-style-name="Heading_20_1" style:master-page-name="My_20_Landscape">
      <style:paragraph-properties style:page-number="auto"/>
    </style:style>
    <style:style style:name="P158" style:family="paragraph" style:parent-style-name="Heading_20_1" style:master-page-name="Landscape">
      <style:paragraph-properties style:page-number="auto"/>
    </style:style>
    <style:style style:name="P159"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60" style:family="paragraph" style:parent-style-name="Heading_20_2">
      <style:paragraph-properties fo:break-before="page"/>
    </style:style>
    <style:style style:name="P161" style:family="paragraph" style:parent-style-name="Heading_20_2" style:master-page-name="">
      <style:paragraph-properties style:page-number="auto" fo:break-before="auto" fo:break-after="auto"/>
      <style:text-properties officeooo:paragraph-rsid="009b5b8b"/>
    </style:style>
    <style:style style:name="P162" style:family="paragraph" style:parent-style-name="Heading_20_2" style:master-page-name="">
      <style:paragraph-properties style:page-number="auto" fo:break-before="auto" fo:break-after="auto"/>
    </style:style>
    <style:style style:name="P163" style:family="paragraph" style:parent-style-name="Heading_20_2">
      <style:text-properties fo:font-size="11pt" style:font-size-asian="11pt" style:font-size-complex="11pt"/>
    </style:style>
    <style:style style:name="P164" style:family="paragraph" style:parent-style-name="Standard" style:list-style-name="L2">
      <style:text-properties style:font-name="Arial1" officeooo:rsid="0059b823" officeooo:paragraph-rsid="0059b823"/>
    </style:style>
    <style:style style:name="P165" style:family="paragraph" style:parent-style-name="Standard" style:list-style-name="L2">
      <style:text-properties style:font-name="Arial1" officeooo:rsid="005b8d6f" officeooo:paragraph-rsid="005bb55c"/>
    </style:style>
    <style:style style:name="P166" style:family="paragraph" style:parent-style-name="Standard" style:list-style-name="L2">
      <style:text-properties style:font-name="Arial1" officeooo:rsid="0094fede" officeooo:paragraph-rsid="0094fede"/>
    </style:style>
    <style:style style:name="P167" style:family="paragraph" style:parent-style-name="Standard">
      <style:text-properties style:font-name="Arial1" fo:font-size="11pt" fo:font-weight="normal" officeooo:rsid="00dfe86d" officeooo:paragraph-rsid="00f358c8" style:font-name-asian="Microsoft YaHei" style:font-size-asian="11pt" style:font-weight-asian="normal" style:font-name-complex="Mangal" style:font-size-complex="11pt" style:font-weight-complex="normal"/>
    </style:style>
    <style:style style:name="P168" style:family="paragraph" style:parent-style-name="Standard">
      <style:paragraph-properties fo:text-align="start" style:justify-single-word="false" style:writing-mode="lr-tb"/>
      <style:text-properties officeooo:paragraph-rsid="00f358c8"/>
    </style:style>
    <style:style style:name="P169" style:family="paragraph" style:parent-style-name="Standard">
      <style:paragraph-properties style:writing-mode="lr-tb"/>
      <style:text-properties fo:color="#000000" loext:opacity="100%" style:font-name="Arial1" fo:font-size="11pt" fo:font-weight="normal" officeooo:rsid="00f358c8" style:font-name-asian="Microsoft YaHei" style:font-size-asian="11pt" style:font-weight-asian="normal" style:font-name-complex="Mangal" style:font-size-complex="11pt" style:font-weight-complex="normal"/>
    </style:style>
    <style:style style:name="P170" style:family="paragraph" style:parent-style-name="Standard">
      <style:paragraph-properties style:writing-mode="lr-tb"/>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71" style:family="paragraph" style:parent-style-name="Standard">
      <style:paragraph-properties fo:text-align="start" style:justify-single-word="false" style:writing-mode="lr-tb"/>
      <style:text-properties fo:color="#000000" loext:opacity="100%" style:font-name="Arial1" fo:font-size="10.5pt" fo:font-weight="normal" officeooo:rsid="00fa6187" officeooo:paragraph-rsid="00f358c8" style:font-name-asian="Microsoft YaHei" style:font-size-asian="10.5pt" style:font-weight-asian="normal" style:font-name-complex="Mangal" style:font-size-complex="10.5pt" style:font-weight-complex="normal"/>
    </style:style>
    <style:style style:name="P172" style:family="paragraph" style:parent-style-name="Table_20_Contents">
      <style:paragraph-properties fo:text-align="center" style:justify-single-word="false"/>
      <style:text-properties style:font-name="Arial1" fo:font-size="10.5pt" fo:font-weight="bold" officeooo:rsid="00f9d062" officeooo:paragraph-rsid="00f9d062" style:font-name-asian="Microsoft YaHei" style:font-size-asian="10.5pt" style:font-weight-asian="bold" style:font-name-complex="Mangal" style:font-size-complex="10.5pt" style:font-weight-complex="bold"/>
    </style:style>
    <style:style style:name="P173" style:family="paragraph" style:parent-style-name="Table_20_Contents">
      <style:paragraph-properties fo:text-align="center" style:justify-single-word="false"/>
      <style:text-properties style:font-name="Arial1" fo:font-size="10.5pt" officeooo:rsid="00f9d062" officeooo:paragraph-rsid="00f9d062" style:font-name-asian="Microsoft YaHei" style:font-size-asian="10.5pt" style:font-name-complex="Mangal" style:font-size-complex="10.5pt"/>
    </style:style>
    <style:style style:name="P174" style:family="paragraph" style:parent-style-name="Table_20_Contents">
      <style:text-properties style:font-name="Arial1" fo:font-size="10.5pt" officeooo:rsid="00fa6187" officeooo:paragraph-rsid="00fa6187" style:font-name-asian="Microsoft YaHei" style:font-size-asian="10.5pt" style:font-name-complex="Mangal" style:font-size-complex="10.5pt"/>
    </style:style>
    <style:style style:name="P175" style:family="paragraph" style:parent-style-name="Table_20_Contents">
      <style:text-properties style:font-name="Arial1" fo:font-size="10.5pt" style:font-name-asian="Microsoft YaHei" style:font-size-asian="10.5pt" style:font-name-complex="Mangal" style:font-size-complex="10.5pt"/>
    </style:style>
    <style:style style:name="P176" style:family="paragraph" style:parent-style-name="Table_20_Contents">
      <style:paragraph-properties fo:text-align="center" style:justify-single-word="false"/>
      <style:text-properties fo:color="#000000" loext:opacity="100%" style:font-name="Arial1" fo:font-size="11pt" fo:font-weight="normal" officeooo:rsid="00fa6187" style:font-name-asian="Microsoft YaHei" style:font-size-asian="11pt" style:font-weight-asian="normal" style:font-name-complex="Mangal" style:font-size-complex="11pt" style:font-weight-complex="normal"/>
    </style:style>
    <style:style style:name="P177" style:family="paragraph" style:parent-style-name="Table_20_Contents">
      <style:paragraph-properties fo:text-align="center" style:justify-single-word="false"/>
      <style:text-properties fo:color="#000000" loext:opacity="100%" style:font-name="Arial1" fo:font-size="11pt" fo:font-weight="normal" officeooo:rsid="00fa6187" officeooo:paragraph-rsid="00fa6187" style:font-name-asian="Microsoft YaHei" style:font-size-asian="11pt" style:font-weight-asian="normal" style:font-name-complex="Mangal" style:font-size-complex="11pt" style:font-weight-complex="normal"/>
    </style:style>
    <style:style style:name="P178" style:family="paragraph" style:parent-style-name="Table_20_Contents">
      <style:paragraph-properties fo:text-align="start" style:justify-single-word="false"/>
      <style:text-properties fo:color="#000000" loext:opacity="100%" style:font-name="Arial1" fo:font-size="11pt" fo:font-weight="normal" officeooo:rsid="00fa6187" style:font-name-asian="Microsoft YaHei" style:font-size-asian="11pt" style:font-weight-asian="normal" style:font-name-complex="Mangal" style:font-size-complex="11pt" style:font-weight-complex="normal"/>
    </style:style>
    <style:style style:name="P179" style:family="paragraph" style:parent-style-name="Table_20_Contents">
      <style:paragraph-properties fo:text-align="start" style:justify-single-word="false"/>
      <style:text-properties fo:color="#000000" loext:opacity="100%" style:font-name="Arial1" fo:font-size="11pt" fo:font-weight="normal" officeooo:rsid="00fa6187" officeooo:paragraph-rsid="00fa6187" style:font-name-asian="Microsoft YaHei" style:font-size-asian="11pt" style:font-weight-asian="normal" style:font-name-complex="Mangal" style:font-size-complex="11pt" style:font-weight-complex="normal"/>
    </style:style>
    <style:style style:name="P180" style:family="paragraph" style:parent-style-name="Table_20_Contents">
      <style:paragraph-properties fo:text-align="center" style:justify-single-word="false"/>
      <style:text-properties fo:color="#000000" loext:opacity="100%" style:font-name="Arial1" fo:font-size="11pt" fo:font-weight="normal" officeooo:rsid="00fdaa7d" officeooo:paragraph-rsid="00fdaa7d" style:font-name-asian="Microsoft YaHei" style:font-size-asian="11pt" style:font-weight-asian="normal" style:font-name-complex="Mangal" style:font-size-complex="11pt" style:font-weight-complex="normal"/>
    </style:style>
    <style:style style:name="P181" style:family="paragraph" style:parent-style-name="Table_20_Contents">
      <style:paragraph-properties fo:text-align="center" style:justify-single-word="false"/>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82" style:family="paragraph" style:parent-style-name="Table_20_Contents">
      <style:paragraph-properties fo:text-align="start" style:justify-single-word="false"/>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83" style:family="paragraph" style:parent-style-name="Table_20_Contents">
      <style:paragraph-properties fo:text-align="start" style:justify-single-word="false"/>
      <style:text-properties fo:color="#000000" loext:opacity="100%" style:font-name="Arial1" fo:font-size="10.5pt" fo:font-weight="normal" officeooo:rsid="00f358c8" officeooo:paragraph-rsid="00f9d062" style:font-name-asian="Microsoft YaHei" style:font-size-asian="10.5pt" style:font-weight-asian="normal" style:font-name-complex="Mangal" style:font-size-complex="10.5pt" style:font-weight-complex="normal"/>
    </style:style>
    <style:style style:name="P184" style:family="paragraph" style:parent-style-name="Table_20_Contents">
      <style:text-properties fo:color="#000000" loext:opacity="100%" style:font-name="Arial1" fo:font-size="10.5pt" fo:font-weight="normal" officeooo:rsid="00f358c8" style:font-name-asian="Microsoft YaHei" style:font-size-asian="10.5pt" style:font-weight-asian="normal" style:font-name-complex="Mangal" style:font-size-complex="10.5pt" style:font-weight-complex="normal"/>
    </style:style>
    <style:style style:name="P185" style:family="paragraph" style:parent-style-name="Table_20_Contents">
      <style:paragraph-properties fo:text-align="center" style:justify-single-word="false"/>
      <style:text-properties fo:color="#000000" loext:opacity="100%" style:font-name="Arial1"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86" style:family="paragraph" style:parent-style-name="Table_20_Contents">
      <style:paragraph-properties fo:text-align="center" style:justify-single-word="false"/>
      <style:text-properties fo:color="#000000" loext:opacity="100%" style:font-name="Arial1" fo:font-size="10.5pt" fo:font-weight="normal" officeooo:rsid="00fa6187" style:font-name-asian="Microsoft YaHei" style:font-size-asian="10.5pt" style:font-weight-asian="normal" style:font-name-complex="Mangal" style:font-size-complex="10.5pt" style:font-weight-complex="normal"/>
    </style:style>
    <style:style style:name="P187"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0fa6187" style:font-name-asian="Microsoft YaHei" style:font-size-asian="10.5pt" style:font-weight-asian="normal" style:font-name-complex="Mangal" style:font-size-complex="10.5pt" style:font-weight-complex="normal"/>
    </style:style>
    <style:style style:name="P188" style:family="paragraph" style:parent-style-name="Table_20_Contents">
      <style:paragraph-properties fo:text-align="start" style:justify-single-word="false"/>
      <style:text-properties fo:color="#000000" loext:opacity="100%" style:font-name="Arial1" fo:font-size="10.5pt" fo:font-weight="normal" officeooo:rsid="00fa6187" style:font-name-asian="Microsoft YaHei" style:font-size-asian="10.5pt" style:font-weight-asian="normal" style:font-name-complex="Mangal" style:font-size-complex="10.5pt" style:font-weight-complex="normal"/>
    </style:style>
    <style:style style:name="P189"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0fc2b6b" style:font-name-asian="Microsoft YaHei" style:font-size-asian="10.5pt" style:font-weight-asian="normal" style:font-name-complex="Mangal" style:font-size-complex="10.5pt" style:font-weight-complex="normal"/>
    </style:style>
    <style:style style:name="P190" style:family="paragraph" style:parent-style-name="Table_20_Contents">
      <style:paragraph-properties fo:text-align="start" style:justify-single-word="false"/>
      <style:text-properties fo:color="#000000" loext:opacity="100%" style:font-name="Arial1" fo:font-size="10.5pt" fo:font-weight="normal" officeooo:rsid="00fa6187" officeooo:paragraph-rsid="00fdaa7d" style:font-name-asian="Microsoft YaHei" style:font-size-asian="10.5pt" style:font-weight-asian="normal" style:font-name-complex="Mangal" style:font-size-complex="10.5pt" style:font-weight-complex="normal"/>
    </style:style>
    <style:style style:name="P191" style:family="paragraph" style:parent-style-name="Table_20_Contents">
      <style:paragraph-properties fo:text-align="center" style:justify-single-word="false"/>
      <style:text-properties fo:color="#000000" loext:opacity="100%" fo:font-size="10.5pt" style:font-size-asian="10.5pt" style:font-size-complex="10.5pt"/>
    </style:style>
    <style:style style:name="P192" style:family="paragraph" style:parent-style-name="Text_20_body" style:list-style-name="L1">
      <style:text-properties style:font-name="Arial1" fo:font-size="11pt" officeooo:rsid="001f2b59" officeooo:paragraph-rsid="001f2b59" style:font-size-asian="11pt" style:font-size-complex="11pt"/>
    </style:style>
    <style:style style:name="P193" style:family="paragraph" style:parent-style-name="Text_20_body" style:list-style-name="L1">
      <style:text-properties style:font-name="Arial1" fo:font-size="11pt" officeooo:rsid="001f2b59" officeooo:paragraph-rsid="00a71340" style:font-size-asian="11pt" style:font-size-complex="11pt"/>
    </style:style>
    <style:style style:name="P194" style:family="paragraph" style:parent-style-name="Text_20_body" style:list-style-name="L1">
      <style:text-properties style:font-name="Arial1" fo:font-size="11pt" officeooo:rsid="0048c44a" officeooo:paragraph-rsid="00a71340" style:font-size-asian="11pt" style:font-size-complex="11pt"/>
    </style:style>
    <style:style style:name="P195" style:family="paragraph" style:parent-style-name="Text_20_body" style:master-page-name="Landscape">
      <style:paragraph-properties style:page-number="auto"/>
      <style:text-properties style:font-name="Arial1"/>
    </style:style>
    <style:style style:name="P196" style:family="paragraph" style:parent-style-name="Text_20_body" style:master-page-name="Landscape">
      <style:paragraph-properties style:page-number="auto"/>
      <style:text-properties style:font-name="Arial1"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0f3f90b"/>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1"/>
    </style:style>
    <style:style style:name="T13" style:family="text">
      <style:text-properties style:font-name="Arial1" officeooo:rsid="0021e85f"/>
    </style:style>
    <style:style style:name="T14" style:family="text">
      <style:text-properties style:font-name="Arial1" officeooo:rsid="00574d2b"/>
    </style:style>
    <style:style style:name="T15" style:family="text">
      <style:text-properties style:font-name="Arial1" fo:font-size="11pt" style:font-size-asian="11pt" style:font-size-complex="11pt"/>
    </style:style>
    <style:style style:name="T16" style:family="text">
      <style:text-properties style:font-name="Arial1" fo:font-size="11pt" officeooo:rsid="006612ec" style:font-size-asian="11pt" style:font-size-complex="11pt"/>
    </style:style>
    <style:style style:name="T17" style:family="text">
      <style:text-properties style:font-name="Arial1" fo:font-size="11pt" officeooo:rsid="0048c44a" style:font-size-asian="11pt" style:font-size-complex="11pt"/>
    </style:style>
    <style:style style:name="T18" style:family="text">
      <style:text-properties style:font-name="Arial1" fo:font-size="11pt" officeooo:rsid="00d2d66f" style:font-size-asian="11pt" style:font-size-complex="11pt"/>
    </style:style>
    <style:style style:name="T19" style:family="text">
      <style:text-properties style:font-name="Arial1" fo:font-size="11pt" officeooo:rsid="0021e85f" style:font-size-asian="11pt" style:font-size-complex="11pt"/>
    </style:style>
    <style:style style:name="T20" style:family="text">
      <style:text-properties style:font-name="Arial1" fo:font-size="11pt" officeooo:rsid="00820ad0" style:font-size-asian="11pt" style:font-size-complex="11pt"/>
    </style:style>
    <style:style style:name="T21" style:family="text">
      <style:text-properties style:font-name="Arial1" fo:font-size="11pt" officeooo:rsid="007ae34a" style:font-size-asian="11pt" style:font-size-complex="11pt"/>
    </style:style>
    <style:style style:name="T22" style:family="text">
      <style:text-properties style:font-name="Arial1" fo:font-size="11pt" officeooo:rsid="00cc08be" style:font-size-asian="11pt" style:font-size-complex="11pt"/>
    </style:style>
    <style:style style:name="T23" style:family="text">
      <style:text-properties style:font-name="Arial1" officeooo:rsid="00572e37"/>
    </style:style>
    <style:style style:name="T24" style:family="text">
      <style:text-properties style:font-name="Arial1" officeooo:rsid="00d0ca18"/>
    </style:style>
    <style:style style:name="T25" style:family="text">
      <style:text-properties officeooo:rsid="00295933"/>
    </style:style>
    <style:style style:name="T26" style:family="text">
      <style:text-properties officeooo:rsid="002c2910"/>
    </style:style>
    <style:style style:name="T27" style:family="text">
      <style:text-properties fo:font-variant="normal" fo:text-transform="none" fo:color="#000000" loext:opacity="100%" style:font-name="inherit" fo:letter-spacing="normal" fo:font-style="normal" fo:font-weight="normal" loext:padding="0cm" loext:border="none"/>
    </style:style>
    <style:style style:name="T28" style:family="text">
      <style:text-properties fo:font-variant="normal" fo:text-transform="none" fo:color="#000000" loext:opacity="100%" style:font-name="inherit" fo:letter-spacing="normal" fo:font-style="normal" fo:font-weight="normal" officeooo:rsid="002ec82a" loext:padding="0cm" loext:border="none"/>
    </style:style>
    <style:style style:name="T29" style:family="text">
      <style:text-properties fo:font-variant="normal" fo:text-transform="none" fo:color="#000000" loext:opacity="100%" style:font-name="inherit" fo:letter-spacing="normal" fo:font-style="normal" fo:font-weight="normal" officeooo:rsid="00820ad0" loext:padding="0cm" loext:border="none"/>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5f5d41"/>
    </style:style>
    <style:style style:name="T33" style:family="text">
      <style:text-properties fo:font-variant="normal" fo:text-transform="none" fo:color="#000000" loext:opacity="100%" fo:letter-spacing="normal" fo:font-style="normal" fo:font-weight="normal" officeooo:rsid="007ae34a"/>
    </style:style>
    <style:style style:name="T34" style:family="text">
      <style:text-properties fo:font-variant="normal" fo:text-transform="none" fo:color="#000000" loext:opacity="100%" fo:letter-spacing="normal" fo:font-style="normal" fo:font-weight="normal" officeooo:rsid="00837d0d"/>
    </style:style>
    <style:style style:name="T35" style:family="text">
      <style:text-properties fo:font-variant="normal" fo:text-transform="none" fo:color="#000000" loext:opacity="100%" fo:letter-spacing="normal" fo:font-style="normal" officeooo:rsid="0044903b"/>
    </style:style>
    <style:style style:name="T36" style:family="text">
      <style:text-properties fo:font-variant="normal" fo:text-transform="none" fo:color="#000000" loext:opacity="100%" fo:letter-spacing="normal" fo:font-style="normal" officeooo:rsid="0031f458"/>
    </style:style>
    <style:style style:name="T37" style:family="text">
      <style:text-properties fo:font-variant="normal" fo:text-transform="none" fo:color="#000000" loext:opacity="100%" fo:letter-spacing="normal" fo:font-style="normal" officeooo:rsid="005f5d41"/>
    </style:style>
    <style:style style:name="T38" style:family="text">
      <style:text-properties fo:font-variant="normal" fo:text-transform="none" fo:color="#000000" loext:opacity="100%" fo:letter-spacing="normal" fo:font-style="normal" fo:font-weight="bold" officeooo:rsid="005f5d41" style:font-weight-asian="bold" style:font-weight-complex="bold"/>
    </style:style>
    <style:style style:name="T39"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0"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1"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3" style:family="text">
      <style:text-properties officeooo:rsid="002ec82a"/>
    </style:style>
    <style:style style:name="T44" style:family="text">
      <style:text-properties fo:color="#000000" loext:opacity="100%"/>
    </style:style>
    <style:style style:name="T45" style:family="text">
      <style:text-properties fo:color="#000000" loext:opacity="100%" officeooo:rsid="00237b84"/>
    </style:style>
    <style:style style:name="T46" style:family="text">
      <style:text-properties fo:color="#000000" loext:opacity="100%" officeooo:rsid="002ec82a"/>
    </style:style>
    <style:style style:name="T47" style:family="text">
      <style:text-properties fo:color="#000000" loext:opacity="100%" style:text-outline="false" style:text-line-through-style="none" style:text-line-through-type="none" style:font-name="Courier New1" fo:font-size="13.5pt" fo:font-style="normal" fo:text-shadow="none" style:text-underline-style="none" fo:font-weight="bold" style:font-size-asian="13.5pt" style:font-style-asian="normal" style:font-weight-asian="bold" style:text-emphasize="none"/>
    </style:style>
    <style:style style:name="T48" style:family="text">
      <style:text-properties officeooo:rsid="0030e662"/>
    </style:style>
    <style:style style:name="T49" style:family="text">
      <style:text-properties officeooo:rsid="00314e1e"/>
    </style:style>
    <style:style style:name="T50" style:family="text">
      <style:text-properties officeooo:rsid="0031f458"/>
    </style:style>
    <style:style style:name="T51" style:family="text">
      <style:text-properties officeooo:rsid="0032d4a8"/>
    </style:style>
    <style:style style:name="T52" style:family="text">
      <style:text-properties officeooo:rsid="0033d29f"/>
    </style:style>
    <style:style style:name="T53" style:family="text">
      <style:text-properties officeooo:rsid="0038a1d1"/>
    </style:style>
    <style:style style:name="T54" style:family="text">
      <style:text-properties officeooo:rsid="003a7921"/>
    </style:style>
    <style:style style:name="T55" style:family="text">
      <style:text-properties officeooo:rsid="003be094"/>
    </style:style>
    <style:style style:name="T56" style:family="text">
      <style:text-properties officeooo:rsid="003d1de3"/>
    </style:style>
    <style:style style:name="T57" style:family="text">
      <style:text-properties officeooo:rsid="003e6168"/>
    </style:style>
    <style:style style:name="T58" style:family="text">
      <style:text-properties officeooo:rsid="003f38c1"/>
    </style:style>
    <style:style style:name="T59" style:family="text">
      <style:text-properties officeooo:rsid="003f44ae"/>
    </style:style>
    <style:style style:name="T60" style:family="text">
      <style:text-properties officeooo:rsid="003fb6a0"/>
    </style:style>
    <style:style style:name="T61" style:family="text">
      <style:text-properties officeooo:rsid="00419868"/>
    </style:style>
    <style:style style:name="T62" style:family="text">
      <style:text-properties officeooo:rsid="004330f0"/>
    </style:style>
    <style:style style:name="T63" style:family="text">
      <style:text-properties officeooo:rsid="00436c42"/>
    </style:style>
    <style:style style:name="T64" style:family="text">
      <style:text-properties officeooo:rsid="0044b10d"/>
    </style:style>
    <style:style style:name="T65" style:family="text">
      <style:text-properties officeooo:rsid="00463370"/>
    </style:style>
    <style:style style:name="T66" style:family="text">
      <style:text-properties officeooo:rsid="0048c44a"/>
    </style:style>
    <style:style style:name="T67" style:family="text">
      <style:text-properties officeooo:rsid="004ac94f"/>
    </style:style>
    <style:style style:name="T68" style:family="text">
      <style:text-properties fo:font-size="11pt" style:font-size-asian="11pt" style:font-size-complex="11pt"/>
    </style:style>
    <style:style style:name="T69" style:family="text">
      <style:text-properties fo:font-size="11pt" officeooo:rsid="003f38c1" style:font-size-asian="11pt" style:font-size-complex="11pt"/>
    </style:style>
    <style:style style:name="T70" style:family="text">
      <style:text-properties fo:font-size="11pt" officeooo:rsid="00574d2b" style:font-size-asian="11pt" style:font-size-complex="11pt"/>
    </style:style>
    <style:style style:name="T71" style:family="text">
      <style:text-properties fo:font-size="11pt" officeooo:rsid="00cecf8e" style:font-size-asian="11pt" style:font-size-complex="11pt"/>
    </style:style>
    <style:style style:name="T72" style:family="text">
      <style:text-properties fo:font-size="11pt" officeooo:rsid="00ec97ee" style:font-size-asian="11pt" style:font-size-complex="11pt"/>
    </style:style>
    <style:style style:name="T73" style:family="text">
      <style:text-properties fo:font-size="11pt" officeooo:rsid="008548c6" style:font-size-asian="11pt" style:font-size-complex="11pt"/>
    </style:style>
    <style:style style:name="T74" style:family="text">
      <style:text-properties fo:font-size="11pt" fo:font-weight="normal" style:font-size-asian="11pt" style:font-weight-asian="normal" style:font-size-complex="11pt" style:font-weight-complex="normal"/>
    </style:style>
    <style:style style:name="T75" style:family="text">
      <style:text-properties fo:font-size="11pt" fo:font-weight="normal" officeooo:rsid="00210746" style:font-size-asian="11pt" style:font-weight-asian="normal" style:font-size-complex="11pt" style:font-weight-complex="normal"/>
    </style:style>
    <style:style style:name="T76" style:family="text">
      <style:text-properties officeooo:rsid="004e3c6b"/>
    </style:style>
    <style:style style:name="T77" style:family="text">
      <style:text-properties officeooo:rsid="005011ff"/>
    </style:style>
    <style:style style:name="T78" style:family="text">
      <style:text-properties officeooo:rsid="0052e26c"/>
    </style:style>
    <style:style style:name="T79" style:family="text">
      <style:text-properties officeooo:rsid="00574d2b"/>
    </style:style>
    <style:style style:name="T80" style:family="text">
      <style:text-properties officeooo:rsid="005b8d6f"/>
    </style:style>
    <style:style style:name="T81" style:family="text">
      <style:text-properties officeooo:rsid="005d4dda"/>
    </style:style>
    <style:style style:name="T82" style:family="text">
      <style:text-properties officeooo:rsid="005f5d41"/>
    </style:style>
    <style:style style:name="T83" style:family="text">
      <style:text-properties officeooo:rsid="00606ed3"/>
    </style:style>
    <style:style style:name="T84" style:family="text">
      <style:text-properties officeooo:rsid="006237bc"/>
    </style:style>
    <style:style style:name="T85" style:family="text">
      <style:text-properties officeooo:rsid="00636de8"/>
    </style:style>
    <style:style style:name="T86" style:family="text">
      <style:text-properties officeooo:rsid="00653c9b"/>
    </style:style>
    <style:style style:name="T87" style:family="text">
      <style:text-properties officeooo:rsid="006612ec"/>
    </style:style>
    <style:style style:name="T88" style:family="text">
      <style:text-properties officeooo:rsid="0066563e"/>
    </style:style>
    <style:style style:name="T89" style:family="text">
      <style:text-properties officeooo:rsid="0068ec1c"/>
    </style:style>
    <style:style style:name="T90" style:family="text">
      <style:text-properties officeooo:rsid="006cd71d"/>
    </style:style>
    <style:style style:name="T91" style:family="text">
      <style:text-properties officeooo:rsid="006ebc8a"/>
    </style:style>
    <style:style style:name="T92" style:family="text">
      <style:text-properties officeooo:rsid="006f1dfc"/>
    </style:style>
    <style:style style:name="T93" style:family="text">
      <style:text-properties officeooo:rsid="0070c246"/>
    </style:style>
    <style:style style:name="T94" style:family="text">
      <style:text-properties officeooo:rsid="00736d67"/>
    </style:style>
    <style:style style:name="T95" style:family="text">
      <style:text-properties officeooo:rsid="00747f27"/>
    </style:style>
    <style:style style:name="T96" style:family="text">
      <style:text-properties officeooo:rsid="007787f0"/>
    </style:style>
    <style:style style:name="T97" style:family="text">
      <style:text-properties officeooo:rsid="0078e48c"/>
    </style:style>
    <style:style style:name="T98" style:family="text">
      <style:text-properties fo:font-weight="normal" style:font-weight-asian="normal" style:font-weight-complex="normal"/>
    </style:style>
    <style:style style:name="T99" style:family="text">
      <style:text-properties fo:font-weight="normal" officeooo:rsid="00943843" style:font-weight-asian="normal" style:font-weight-complex="normal"/>
    </style:style>
    <style:style style:name="T100" style:family="text">
      <style:text-properties fo:font-size="12pt" style:font-size-asian="12pt" style:font-size-complex="12pt"/>
    </style:style>
    <style:style style:name="T101" style:family="text">
      <style:text-properties fo:font-size="12pt" officeooo:rsid="009918f8" style:font-size-asian="12pt" style:font-size-complex="12pt"/>
    </style:style>
    <style:style style:name="T102" style:family="text">
      <style:text-properties fo:font-size="12pt" officeooo:rsid="009a8b16" style:font-size-asian="12pt" style:font-size-complex="12pt"/>
    </style:style>
    <style:style style:name="T103" style:family="text">
      <style:text-properties officeooo:rsid="007ae34a"/>
    </style:style>
    <style:style style:name="T104" style:family="text">
      <style:text-properties officeooo:rsid="007ba7e5"/>
    </style:style>
    <style:style style:name="T105" style:family="text">
      <style:text-properties fo:font-weight="bold" style:font-weight-asian="bold" style:font-weight-complex="bold"/>
    </style:style>
    <style:style style:name="T106" style:family="text">
      <style:text-properties fo:font-weight="bold" officeooo:rsid="00574d2b" style:font-weight-asian="bold" style:font-weight-complex="bold"/>
    </style:style>
    <style:style style:name="T107" style:family="text">
      <style:text-properties fo:font-weight="bold" officeooo:rsid="003e6168" style:font-weight-asian="bold" style:font-weight-complex="bold"/>
    </style:style>
    <style:style style:name="T108" style:family="text">
      <style:text-properties fo:font-weight="bold" officeooo:rsid="003f44ae" style:font-weight-asian="bold" style:font-weight-complex="bold"/>
    </style:style>
    <style:style style:name="T109" style:family="text">
      <style:text-properties fo:font-weight="bold" officeooo:rsid="00943843" style:font-weight-asian="bold" style:font-weight-complex="bold"/>
    </style:style>
    <style:style style:name="T110" style:family="text">
      <style:text-properties fo:font-weight="bold" style:font-name-asian="Microsoft YaHei" style:font-weight-asian="bold" style:font-name-complex="Mangal" style:font-weight-complex="bold"/>
    </style:style>
    <style:style style:name="T111" style:family="text">
      <style:text-properties officeooo:rsid="007d98cb"/>
    </style:style>
    <style:style style:name="T112" style:family="text">
      <style:text-properties officeooo:rsid="007de797"/>
    </style:style>
    <style:style style:name="T113" style:family="text">
      <style:text-properties officeooo:rsid="00800fbe"/>
    </style:style>
    <style:style style:name="T114" style:family="text">
      <style:text-properties officeooo:rsid="008103b0"/>
    </style:style>
    <style:style style:name="T115" style:family="text">
      <style:text-properties officeooo:rsid="00837d0d"/>
    </style:style>
    <style:style style:name="T116" style:family="text">
      <style:text-properties officeooo:rsid="008548c6"/>
    </style:style>
    <style:style style:name="T117" style:family="text">
      <style:text-properties officeooo:rsid="008a9b52"/>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07787f0"/>
    </style:style>
    <style:style style:name="T120" style:family="text">
      <style:text-properties officeooo:rsid="008c9297"/>
    </style:style>
    <style:style style:name="T121" style:family="text">
      <style:text-properties officeooo:rsid="008d1d07"/>
    </style:style>
    <style:style style:name="T122" style:family="text">
      <style:text-properties officeooo:rsid="00943843"/>
    </style:style>
    <style:style style:name="T123" style:family="text">
      <style:text-properties officeooo:rsid="0094fede"/>
    </style:style>
    <style:style style:name="T124" style:family="text">
      <style:text-properties officeooo:rsid="0097c8f0"/>
    </style:style>
    <style:style style:name="T125" style:family="text">
      <style:text-properties officeooo:rsid="009918f8"/>
    </style:style>
    <style:style style:name="T126" style:family="text">
      <style:text-properties officeooo:rsid="009c9a9d"/>
    </style:style>
    <style:style style:name="T127" style:family="text">
      <style:text-properties officeooo:rsid="009eade6"/>
    </style:style>
    <style:style style:name="T128" style:family="text">
      <style:text-properties officeooo:rsid="00a295a4"/>
    </style:style>
    <style:style style:name="T129" style:family="text">
      <style:text-properties officeooo:rsid="00a71340"/>
    </style:style>
    <style:style style:name="T130" style:family="text">
      <style:text-properties officeooo:rsid="00a9e9d2"/>
    </style:style>
    <style:style style:name="T131" style:family="text">
      <style:text-properties officeooo:rsid="00abbe2f"/>
    </style:style>
    <style:style style:name="T132" style:family="text">
      <style:text-properties officeooo:rsid="00b3312c"/>
    </style:style>
    <style:style style:name="T133" style:family="text">
      <style:text-properties style:font-name="Open Sans" fo:background-color="#f9f9fa" loext:char-shading-value="0" style:font-name-asian="Microsoft YaHei" style:font-name-complex="Mangal" loext:padding="0cm" loext:border="none"/>
    </style:style>
    <style:style style:name="T134" style:family="text">
      <style:text-properties officeooo:rsid="00b72379"/>
    </style:style>
    <style:style style:name="T135" style:family="text">
      <style:text-properties officeooo:rsid="00bb1c63"/>
    </style:style>
    <style:style style:name="T136" style:family="text">
      <style:text-properties officeooo:rsid="00bc551b"/>
    </style:style>
    <style:style style:name="T137" style:family="text">
      <style:text-properties officeooo:rsid="00bd0f29"/>
    </style:style>
    <style:style style:name="T138" style:family="text">
      <style:text-properties officeooo:rsid="00c3ae80"/>
    </style:style>
    <style:style style:name="T139" style:family="text">
      <style:text-properties officeooo:rsid="00c4c8cd"/>
    </style:style>
    <style:style style:name="T140" style:family="text">
      <style:text-properties officeooo:rsid="00cea1c3"/>
    </style:style>
    <style:style style:name="T141" style:family="text">
      <style:text-properties officeooo:rsid="00d2d66f"/>
    </style:style>
    <style:style style:name="T142" style:family="text">
      <style:text-properties officeooo:rsid="00d5f3e0"/>
    </style:style>
    <style:style style:name="T143" style:family="text">
      <style:text-properties officeooo:rsid="00d7807d"/>
    </style:style>
    <style:style style:name="T144" style:family="text">
      <style:text-properties officeooo:rsid="004c5cd8"/>
    </style:style>
    <style:style style:name="T145"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46"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47" style:family="text">
      <style:text-properties officeooo:rsid="00dfe86d"/>
    </style:style>
    <style:style style:name="T148" style:family="text">
      <style:text-properties officeooo:rsid="00e3dbf7"/>
    </style:style>
    <style:style style:name="T149" style:family="text">
      <style:text-properties officeooo:rsid="00e5dc4a"/>
    </style:style>
    <style:style style:name="T150" style:family="text">
      <style:text-properties officeooo:rsid="00e98453"/>
    </style:style>
    <style:style style:name="T151" style:family="text">
      <style:text-properties officeooo:rsid="00e98ffc"/>
    </style:style>
    <style:style style:name="T152" style:family="text">
      <style:text-properties officeooo:rsid="00ec3823"/>
    </style:style>
    <style:style style:name="T153" style:family="text">
      <style:text-properties officeooo:rsid="00ef4b38"/>
    </style:style>
    <style:style style:name="T154" style:family="text">
      <style:text-properties officeooo:rsid="00f00675"/>
    </style:style>
    <style:style style:name="T155" style:family="text">
      <style:text-properties officeooo:rsid="00f0969d"/>
    </style:style>
    <style:style style:name="T156" style:family="text">
      <style:text-properties officeooo:rsid="00f358c8"/>
    </style:style>
    <style:style style:name="T157" style:family="text">
      <style:text-properties officeooo:rsid="00f47115"/>
    </style:style>
    <style:style style:name="T158" style:family="text">
      <style:text-properties officeooo:rsid="00f7181d"/>
    </style:style>
    <style:style style:name="T159" style:family="text">
      <style:text-properties officeooo:rsid="00f9d062"/>
    </style:style>
    <style:style style:name="T160" style:family="text">
      <style:text-properties style:text-outline="false" style:text-line-through-style="none" style:text-line-through-type="none" style:font-name="Calibri" fo:font-style="normal" fo:text-shadow="none" style:text-underline-style="none" style:font-style-asian="normal" style:text-emphasize="none"/>
    </style:style>
    <style:style style:name="T161" style:family="text">
      <style:text-properties style:text-outline="false" style:text-line-through-style="none" style:text-line-through-type="none" style:font-name="Calibri" fo:font-style="normal" fo:text-shadow="none" style:text-underline-style="none" officeooo:rsid="00fa6187" style:font-style-asian="normal" style:text-emphasize="none"/>
    </style:style>
    <style:style style:name="T162" style:family="text">
      <style:text-properties style:text-outline="false" style:text-line-through-style="none" style:text-line-through-type="none" fo:font-style="normal" fo:text-shadow="none" style:text-underline-style="none" style:font-style-asian="normal" style:text-emphasiz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AQOZ Reloaded v2.8 - <text:span text:style-name="T7">Writing Inline Assembly Code</text:span></text:p>
      <text:p text:style-name="P83">TAQOZ Reloaded <text:span text:style-name="T141">is a powerful language</text:span>, so why inline assembly code?</text:p>
      <text:p text:style-name="P82"/>
      <text:list xml:id="list3175259075" text:style-name="L1">
        <text:list-item>
          <text:p text:style-name="P192"><text:span text:style-name="T97">When y</text:span>our <text:span text:style-name="T129">TAQOZ Reloaded </text:span>application<text:span text:style-name="T64"> still runs </text:span>too slow<text:span text:style-name="T111">ly e.g. when streaming audio or video</text:span>. <text:span text:style-name="T81">After measuring execution times of words in the critical path with LAP and .LAP, c</text:span>onverting <text:span text:style-name="T104">some of those</text:span> words to <text:span text:style-name="T8">a</text:span>ssembly <text:span text:style-name="T8">l</text:span>anguage <text:span text:style-name="T62">may get you within spec. Aim to do the minimum necessary.</text:span></text:p>
        </text:list-item>
        <text:list-item>
          <text:p text:style-name="P193">TAQOZ Reloaded with it's inline assembler makes a <text:span text:style-name="T66">highly</text:span> interactive <text:span text:style-name="T64">sandbox</text:span> to <text:span text:style-name="T64">experiment with</text:span> various functions<text:span text:style-name="T66">, reducing development time. </text:span></text:p>
        </text:list-item>
        <text:list-item>
          <text:p text:style-name="P194">There is often no need to write a test harness around the function under test - just manual entry from the TAQOZ command line is enough to check the function is working. Your edit-compile-test cycle is much quicker than other languages - as each word <text:span text:style-name="T141">comes to</text:span> life. More fun means you may be more productive.</text:p>
        </text:list-item>
      </text:list>
      <text:p text:style-name="P29"/>
      <text:p text:style-name="P29">There is a downside - <text:span text:style-name="T129">each </text:span>assembly language<text:span text:style-name="T129"> instruction consumes 32 bits</text:span> <text:span text:style-name="T129">of memory whereas </text:span>TAQOZ high level words<text:span text:style-name="T129"> only need 16 bits. The assembler takes up precious space in memory.</text:span></text:p>
      <text:p text:style-name="P30"/>
      <text:p text:style-name="P30">T<text:span text:style-name="T79">he TAQOZ Interactive Assembler (TIA)</text:span> <text:span text:style-name="T97">in TAQOZ Reloaded </text:span>is intended for creating relatively short pieces of assembly code<text:span text:style-name="T103">, in line with good forth practice. No awful 'War and Peace' sized functions, thank you very much.</text:span></text:p>
      <text:p text:style-name="P30"/>
      <text:p text:style-name="P31">The following notes were enough<text:span text:style-name="T89"> baby steps</text:span> to get me writing inline code for a dsp project.</text:p>
      <text:h text:style-name="Heading_20_1" text:outline-level="1"><text:span text:style-name="T8">Obtain</text:span>ing the Assembler</text:h>
      <text:p text:style-name="P32">Check that the assembler is already <text:span text:style-name="T63">present </text:span>in your tool set. If the TAQOZ Reloaded start up message includes<text:span text:style-name="T64"> something like</text:span>... </text:p>
      <text:p text:style-name="P32"/>
      <text:p text:style-name="P32">4890 *P2ASM* <text:s text:c="8"/>TAQOZ INTERACTIVE ASSEMBLER for the PARALLAX P2 - 210124-1200</text:p>
      <text:p text:style-name="P32"/>
      <text:p text:style-name="P10"><text:span text:style-name="T68">...then the assembler is already </text:span><text:span text:style-name="T69">there</text:span><text:span text:style-name="T68">. Otherwise, from the </text:span><text:a xlink:type="simple" xlink:href="https://u.pcloud.link/publink/show?code=kZg8GbXZeUueaWSMaefSL6FlIQADM4pnftJy" text:style-name="Internet_20_link" text:visited-style-name="Visited_20_Internet_20_Link"><text:span text:style-name="T68">Tachyon Forth dropbox</text:span></text:a><text:span text:style-name="T68">, find </text:span><text:span text:style-name="T74">P2ASM.FTH</text:span><text:span text:style-name="T68"> in folder </text:span><text:span text:style-name="T74">Tachyon/P2/TAQOZ/Forth</text:span><text:span text:style-name="T68">. Upload this file to TAQOZ and check it compiles with no errors. You can </text:span><text:span text:style-name="T70">optionally </text:span><text:span text:style-name="T68">keep the assembler resident in the tool set by typing BU &lt;enter&gt; to back up the complete system.</text:span></text:p>
      <text:h text:style-name="Heading_20_1" text:outline-level="1"><text:span text:style-name="T87">P2 </text:span>Reference <text:span text:style-name="T87">Documents</text:span></text:h>
      <text:p text:style-name="P122"><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is also useful.</text:span></text:p>
      <text:p text:style-name="Standard"/>
      <text:h text:style-name="P148" text:outline-level="1"><text:span text:style-name="T121">Instruction </text:span>Syntax</text:h>
      <text:p text:style-name="P124"><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5"><text:s/>{_RET_}<text:span text:style-name="T85"> or</text:span></text:p>
            <text:p text:style-name="P116">{ <text:span text:style-name="T86">conditional</text:span> }</text:p>
          </table:table-cell>
          <table:table-cell table:style-name="Table10.A1" office:value-type="string">
            <text:p text:style-name="P115">ROR</text:p>
          </table:table-cell>
          <table:table-cell table:style-name="Table10.A1" office:value-type="string">
            <text:p text:style-name="P115">Destination,</text:p>
          </table:table-cell>
          <table:table-cell table:style-name="Table10.A1" office:value-type="string">
            <text:p text:style-name="P115">{#}Source</text:p>
          </table:table-cell>
          <table:table-cell table:style-name="Table10.A1" office:value-type="string">
            <text:p text:style-name="P33"><text:span text:style-name="T31">{wc/wz/wcz}</text:span><text:span text:style-name="T44"> </text:span></text:p>
          </table:table-cell>
        </table:table-row>
        <table:table-row table:style-name="Table10.1">
          <table:table-cell table:style-name="Table10.A1" office:value-type="string">
            <text:p text:style-name="P140">optional return<text:span text:style-name="T85"> </text:span>to TAQOZ <text:span text:style-name="T85">or a conditional</text:span></text:p>
          </table:table-cell>
          <table:table-cell table:style-name="Table10.A1" office:value-type="string">
            <text:p text:style-name="P141">Instruction name</text:p>
          </table:table-cell>
          <table:table-cell table:style-name="Table10.A1" office:value-type="string">
            <text:p text:style-name="P99"/>
          </table:table-cell>
          <table:table-cell table:style-name="Table10.A1" office:value-type="string">
            <text:p text:style-name="P142">Optional # denotes constant value</text:p>
          </table:table-cell>
          <table:table-cell table:style-name="Table10.A1" office:value-type="string">
            <text:p text:style-name="P141">Optional flags<text:span text:style-name="T66"> affected as a result of the instruction</text:span></text:p>
          </table:table-cell>
        </table:table-row>
      </table:table>
      <text:p text:style-name="P25"/>
      <text:p text:style-name="P25">Any instruction may be made conditional<text:span text:style-name="T113"> with</text:span>:-</text:p>
      <text:p text:style-name="P25"/>
      <table:table table:name="Table15" table:style-name="Table15">
        <table:table-column table:style-name="Table15.A"/>
        <table:table-column table:style-name="Table15.B"/>
        <table:table-row table:style-name="TableLine2322904475184">
          <table:table-cell table:style-name="Table15.A1" office:value-type="string">
            <text:p text:style-name="P22"><text:span text:style-name="T148">Conditional n</text:span>ame including aliases</text:p>
          </table:table-cell>
          <table:table-cell table:style-name="Table15.B1" office:value-type="string">
            <text:p text:style-name="P23">Flags</text:p>
          </table:table-cell>
        </table:table-row>
        <table:table-row table:style-name="TableLine2322904478720">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2322904470016">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2322904475728">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2322904462944">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2322904467568">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2322904473824">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2322904471920">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2322904476000">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2322904463488">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2322904476272">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2322904476816">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2322904467840">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2322904468384">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2322904463216">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23"/>
      <text:p text:style-name="P34">N.B. Totally blank lines are not permitted within an assembly definition - Christof Eb reports they cause 'stack mismatch' error messages from the Assembler.</text:p>
      <text:h text:style-name="P149" text:outline-level="1">Defining an inline assembly word</text:h>
      <text:p text:style-name="P35">A<text:span text:style-name="T63"> simple </text:span>inline assembly word<text:span text:style-name="T79"> is bracketed with </text:span><text:span text:style-name="T106">code</text:span><text:span text:style-name="T79"> and </text:span><text:span text:style-name="T106">end</text:span><text:span text:style-name="T79">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6">'</text:span>keyword 'code' followed by the name of the new word</text:p>
            <text:p text:style-name="P21"><text:tab/>( assembly words )</text:p>
            <text:p text:style-name="P21"><text:tab/>ret<text:tab/><text:tab/><text:tab/><text:tab/><text:span text:style-name="T26">'</text:span>return to the TAQOZ interpreter</text:p>
            <text:p text:style-name="P21">end<text:tab/><text:tab/><text:tab/><text:tab/><text:tab/><text:span text:style-name="T26">'keyword 'end' </text:span>signals the end of the assembly word</text:p>
          </table:table-cell>
        </table:table-row>
      </table:table>
      <text:h text:style-name="P150" text:outline-level="1"><text:span text:style-name="T62">Back and</text:span> Forth <text:span text:style-name="T62">within the Definition</text:span></text:h>
      <text:p text:style-name="P36">T<text:span text:style-name="T57">he words </text:span><text:span text:style-name="T107">ASM:</text:span><text:span text:style-name="T57"> and </text:span><text:span text:style-name="T107">FORTH:</text:span><text:span text:style-name="T57">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60">MYWORD</text:span> ( ch -- ) <text:s text:c="16"/>--- <text:span text:style-name="T150">N.B. This </text:span><text:span text:style-name="T151">currently </text:span><text:span text:style-name="T150">does not work – word FORTH: </text:span><text:span text:style-name="T151">is</text:span><text:span text:style-name="T150"> bug</text:span><text:span text:style-name="T151">gy</text:span></text:p>
            <text:p text:style-name="P44"><text:tab/><text:tab/>... forth words ...</text:p>
            <text:p text:style-name="P37"><text:tab/>ASM:</text:p>
            <text:p text:style-name="P37"><text:tab/><text:tab/><text:span text:style-name="T60">... assembly language</text:span></text:p>
            <text:p text:style-name="P37"><text:tab/>FORTH:</text:p>
            <text:p text:style-name="P37"><text:tab/><text:tab/><text:span text:style-name="T60">.. forth words ...</text:span></text:p>
            <text:p text:style-name="P37">;</text:p>
          </table:table-cell>
        </table:table-row>
      </table:table>
      <text:p text:style-name="P127"/>
      <text:p text:style-name="P111">or</text:p>
      <text:p text:style-name="P136"/>
      <table:table table:name="Table9" table:style-name="Table9">
        <table:table-column table:style-name="Table9.A"/>
        <table:table-row table:style-name="Table9.1">
          <table:table-cell table:style-name="Table9.A1" office:value-type="string">
            <text:p text:style-name="P37">pub <text:span text:style-name="T60">MYWORD</text:span> ( ch -- )</text:p>
            <text:p text:style-name="P44"><text:tab/><text:tab/>... forth words ...</text:p>
            <text:p text:style-name="P37"><text:tab/>ASM:</text:p>
            <text:p text:style-name="P37"><text:tab/><text:tab/><text:span text:style-name="T60">... assembly language</text:span></text:p>
            <text:p text:style-name="P46"><text:tab/><text:tab/>jmp #\@&lt;forth word<text:span text:style-name="T65"> name</text:span>&gt; <text:span text:style-name="T111">or ret</text:span></text:p>
            <text:p text:style-name="P44">end</text:p>
          </table:table-cell>
        </table:table-row>
      </table:table>
      <text:p text:style-name="P144"/>
      <text:p text:style-name="P102"><text:soft-page-break/>Here’s a working example of this, <text:span text:style-name="T154">created</text:span> by Christof Eb on the Parallax forum, which shoul<text:span text:style-name="T154">d</text:span> get you going with your own ‘mixed’ words:-</text:p>
      <text:p text:style-name="P146"/>
      <table:table table:name="Table23" table:style-name="Table23">
        <table:table-column table:style-name="Table23.A"/>
        <table:table-row table:style-name="Table23.1">
          <table:table-cell table:style-name="Table23.A1" office:value-type="string">
            <text:p text:style-name="P45">FORTH ASSEMBLER</text:p>
            <text:p text:style-name="P45">pri PCNEXT <text:s/>_pc @ 12 + ;</text:p>
            <text:p text:style-name="P45">' CALL 8 + W@ 1- := doNEXT <text:s text:c="15"/>--- <text:span text:style-name="T155">points to the start addr </text:span>of the forth interpreter</text:p>
            <text:p text:style-name="P45"/>
            <text:p text:style-name="P45">pub FORTH: <text:s text:c="42"/>--- <text:span text:style-name="T153">bug fix for FORTH: word</text:span> </text:p>
            <text:p text:style-name="P45"><text:s text:c="3"/>end [C] ] ;</text:p>
            <text:p text:style-name="P45">FORTH</text:p>
            <text:p text:style-name="P45"/>
            <text:p text:style-name="P45"/>
            <text:p text:style-name="P45">: testD <text:s text:c="16"/><text:span text:style-name="T154">( – ) <text:s text:c="28"/>--- test word for mixed assembler and forth</text:span></text:p>
            <text:p text:style-name="P45"><text:s text:c="3"/>1 <text:s text:c="57"/>--- initialise a counter with the value 1 on the data stack</text:p>
            <text:p text:style-name="P45"><text:s text:c="3"/>begin</text:p>
            <text:p text:style-name="P45"><text:s text:c="6"/>ASM:</text:p>
            <text:p text:style-name="P45"><text:s text:c="10"/>add a,#1 <text:s text:c="38"/>--- counter now 1 + 1 = 2</text:p>
            <text:p text:style-name="P45"><text:s text:c="10"/>mov PTRA,##PCNEXT</text:p>
            <text:p text:style-name="P45"><text:s text:c="10"/>jmp doNEXT</text:p>
            <text:p text:style-name="P45"><text:s text:c="6"/>FORTH:</text:p>
            <text:p text:style-name="P45"><text:s text:c="9"/>crlf dup .</text:p>
            <text:p text:style-name="P45"><text:s text:c="6"/>ASM:</text:p>
            <text:p text:style-name="P45"><text:s text:c="10"/>add a,#1 <text:s text:c="37"/>--- add 1 to the counter</text:p>
            <text:p text:style-name="P45"><text:s text:c="10"/>mov PTRA,##PCNEXT</text:p>
            <text:p text:style-name="P45"><text:s text:c="10"/>jmp doNEXT</text:p>
            <text:p text:style-name="P45"><text:s text:c="6"/>FORTH:</text:p>
            <text:p text:style-name="P45"><text:s text:c="9"/>crlf dup . <text:s text:c="38"/>--- copy and display the counter</text:p>
            <text:p text:style-name="P45"><text:s text:c="9"/>1000 ms <text:s text:c="38"/>--- do nothing for 1 s</text:p>
            <text:p text:style-name="P45"><text:s text:c="3"/>dup 10 &gt; until <text:s text:c="36"/>--- and loop to begin until counter = 11</text:p>
            <text:p text:style-name="P45"><text:s text:c="3"/>drop <text:s text:c="51"/>--- clean up the data stack</text:p>
            <text:p text:style-name="P45">;</text:p>
            <text:p text:style-name="P45"/>
          </table:table-cell>
        </table:table-row>
      </table:table>
      <text:p text:style-name="P145"/>
      <text:p text:style-name="Text_20_body"/>
      <text:h text:style-name="P151" text:outline-level="1">TAQOZ register<text:span text:style-name="T142"> usage</text:span></text:h>
      <text:p text:style-name="P15"/>
      <text:p text:style-name="P104">The following registers are available for use with<text:span text:style-name="T116">in</text:span> inline assembly language:-</text:p>
      <text:p text:style-name="P104"/>
      <text:p text:style-name="P105">xx </text:p>
      <text:p text:style-name="P105">y<text:span text:style-name="T139">y</text:span> </text:p>
      <text:p text:style-name="P105">zz<text:span text:style-name="T142"><text:tab/>also known as<text:tab/></text:span>r0<text:span text:style-name="T139"> or</text:span> r1 </text:p>
      <text:p text:style-name="P105">r2</text:p>
      <text:p text:style-name="P105">r3 </text:p>
      <text:p text:style-name="P105">r4 </text:p>
      <text:p text:style-name="P105">acc<text:span text:style-name="T142"><text:tab/>also known as<text:tab/></text:span>ac</text:p>
      <text:p text:style-name="P105"/>
      <text:p text:style-name="P106">ptra<text:tab/>useful for indexing arrays and strings</text:p>
      <text:p text:style-name="P106">ptrb<text:tab/>useful for indexing arrays and strings - used by TAQOZ so value needs preserving</text:p>
      <text:p text:style-name="P106"/>
      <text:p text:style-name="P107">During the reading or writing of data to hub memory, ptra and ptrb can incremented and decremented by the correct number of bytes using the following keywords:-</text:p>
      <text:p text:style-name="P107"/>
      <text:p text:style-name="P107">ptra<text:tab/>points to the address, no pointer increment or decrement</text:p>
      <text:p text:style-name="P107">ptra++ after the instruction has executed, ptra is incremented by byte, word or long as appropriate</text:p>
      <text:p text:style-name="P107">++ptra<text:tab/>before the instruction executes, ptra is incremented by byte, word or long as appropriate</text:p>
      <text:p text:style-name="P107">ptra--<text:tab/>after the instruction has executed, ptra is decremented by byte, word or long as appropriate</text:p>
      <text:p text:style-name="P107">--ptra<text:tab/>before the instruction executes, ptra is decremented by byte, word or long as appropriate</text:p>
      <text:p text:style-name="P107"/>
      <text:p text:style-name="P107">The same grammar applies to ptrb e.g ptrb++ or --ptrb</text:p>
      <text:h text:style-name="Heading_20_2" text:outline-level="2">Kernel registers</text:h>
      <text:p text:style-name="P47">Defined registers in the forth kernel are:-</text:p>
      <text:p text:style-name="P84"/>
      <text:p text:style-name="P48">_depth, _pin, sck, mosi, miso, ss, reg4, reg5, reg6</text:p>
      <text:p text:style-name="P110"/>
      <text:p text:style-name="Text_20_body"/>
      <text:h text:style-name="P152" text:outline-level="1">Labels</text:h>
      <text:p text:style-name="P49"><text:span text:style-name="T138">To enable jumps in an assembly based word, TIA</text:span> <text:span text:style-name="T59">provides 8 fixed name labels </text:span><text:span text:style-name="T108">l0</text:span><text:span text:style-name="T59"> to </text:span><text:span text:style-name="T108">l7</text:span><text:span text:style-name="T59">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0">code MYWORD</text:p>
            <text:p text:style-name="P50"><text:tab/>... assembly language ..</text:p>
            <text:p text:style-name="P38">.l<text:span text:style-name="T59">2</text:span><text:tab/><text:span text:style-name="T59">... assembly language ...</text:span><text:tab/><text:tab/><text:tab/>' <text:span text:style-name="T59">this line has a label l2</text:span></text:p>
            <text:p text:style-name="P50"><text:tab/>... assembly language ...</text:p>
            <text:p text:style-name="P38"><text:tab/>djnz<text:tab/>r1,#l<text:span text:style-name="T111">2<text:tab/><text:tab/><text:tab/><text:tab/><text:tab/>' this line includes a jump to l2</text:span></text:p>
            <text:p text:style-name="P50"><text:tab/>ret</text:p>
            <text:p text:style-name="P50">end</text:p>
          </table:table-cell>
        </table:table-row>
      </table:table>
      <text:p text:style-name="P123"/>
      <text:p text:style-name="P52">N.B. <text:span text:style-name="T105">Backward jumps</text:span> can be made using any type of jump instruction. <text:span text:style-name="T105">Forward jumps</text:span> are only supported for the DJNZ instruction. Thanks for that tip, Christof Eb. <text:span text:style-name="T139">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3">cmp d,#2 wz</text:p>
            <text:p text:style-name="P53">if_z skip #%11111111 <text:s text:c="42"/>' skips next 8 instructions</text:p>
          </table:table-cell>
        </table:table-row>
      </table:table>
      <text:h text:style-name="P153" text:outline-level="1">Looping Macros</text:h>
      <text:p text:style-name="P54">As an aid to creating loops in a more high level fashion<text:span text:style-name="T122">, these 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5">Example code:-</text:p>
      <table:table table:name="Table6" table:style-name="Table6">
        <table:table-column table:style-name="Table6.A"/>
        <table:table-row table:style-name="Table6.1">
          <table:table-cell table:style-name="Table6.A1" office:value-type="string">
            <text:p text:style-name="P39">code ffibo<text:tab/>( n1 -- n2 )<text:span text:style-name="T80"><text:tab/><text:tab/>' n2=n1'th fibonacci number</text:span></text:p>
            <text:p text:style-name="P39"><text:tab/><text:tab/><text:tab/>mov<text:tab/>xx,#0</text:p>
            <text:p text:style-name="P39"><text:tab/><text:tab/><text:tab/>mov<text:tab/>yy,#1</text:p>
            <text:p text:style-name="P39"><text:tab/><text:span text:style-name="T58"><text:tab/><text:tab/></text:span>FOR:</text:p>
            <text:p text:style-name="P39"><text:tab/><text:tab/><text:tab/><text:span text:style-name="T58"><text:tab/><text:tab/></text:span>add<text:tab/>yy,xx</text:p>
            <text:p text:style-name="P39"><text:tab/><text:tab/><text:tab/><text:span text:style-name="T58"><text:tab/><text:tab/></text:span>djnz<text:tab/>a,#l2</text:p>
            <text:p text:style-name="P39"><text:tab/><text:span text:style-name="T52"><text:tab/><text:tab/><text:tab/></text:span>_ret_<text:tab/>mov<text:tab/>a,yy</text:p>
            <text:p text:style-name="P39"><text:tab/><text:span text:style-name="T58"><text:tab/><text:tab/><text:tab/></text:span>.l2<text:span text:style-name="T58"><text:tab/></text:span>add<text:tab/>xx,yy</text:p>
            <text:p text:style-name="P39"><text:span text:style-name="T52"><text:tab/><text:tab/><text:tab/></text:span>NEXT: <text:tab/>a</text:p>
            <text:p text:style-name="P39"><text:tab/><text:span text:style-name="T52"><text:tab/></text:span>_ret_<text:tab/>mov<text:tab/>a,xx</text:p>
            <text:p text:style-name="P39">end</text:p>
          </table:table-cell>
        </table:table-row>
      </table:table>
      <text:p text:style-name="P85"/>
      <text:p text:style-name="P85">So the <text:span text:style-name="T122">'</text:span><text:span text:style-name="T105">NEXT: <text:s text:c="3"/>a</text:span><text:span text:style-name="T109">'</text:span> statement decrements a ( the top of data stack ) and jumps back to the <text:span text:style-name="T122">'</text:span><text:span text:style-name="T105">FOR:</text:span><text:span text:style-name="T99">'</text:span><text:span text:style-name="T98"> </text:span>statement if a is non-zero.</text:p>
      <text:p text:style-name="Standard"/>
      <text:h text:style-name="P160" text:outline-level="2">The BEGIN: <text:s/>AGAIN: UNTIL: macros</text:h>
      <text:p text:style-name="Text_20_body"/>
      <text:p text:style-name="P86">BEGIN: <text:s/>... <text:s/>AGAIN: is an endless loop and is used like BEGIN ... AGAIN in high level Taqoz<text:span text:style-name="T123">.</text:span></text:p>
      <text:p text:style-name="P87">BEGIN: .... UNTIL: &lt;condition&gt; <text:s/>is a loop that ends, where &lt;condition&gt; is one of WC , WZ or WCZ</text:p>
      <text:p text:style-name="P137"/>
      <text:h text:style-name="Heading_20_1" text:outline-level="1">The <text:span text:style-name="T143">D</text:span>ata <text:span text:style-name="T143">S</text:span>tack</text:h>
      <text:p text:style-name="P40">top of stack is <text:span text:style-name="T65">named</text:span> as<text:span text:style-name="T65"><text:tab/></text:span><text:tab/>a</text:p>
      <text:p text:style-name="P40">tos + 1 is <text:span text:style-name="T65">named</text:span> as<text:tab/><text:span text:style-name="T65"><text:tab/><text:tab/></text:span>b</text:p>
      <text:p text:style-name="P40">tos + 2 is <text:span text:style-name="T65">nam</text:span>ed as<text:tab/><text:span text:style-name="T65"><text:tab/><text:tab/></text:span>c</text:p>
      <text:p text:style-name="P40">tos + 3 is <text:span text:style-name="T65">nam</text:span>ed as <text:tab/><text:span text:style-name="T76"><text:tab/><text:tab/></text:span>d</text:p>
      <text:h text:style-name="Heading_20_2" text:outline-level="2"><text:span text:style-name="T61">Words</text:span> <text:span text:style-name="T58">that don't alter the stack depth</text:span></text:h>
      <text:p text:style-name="P57">The less <text:span text:style-name="T81">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3">'</text:span>n2 = n1 * 2</text:p>
            <text:p text:style-name="P42"><text:tab/>_ret_ <text:s text:c="2"/>sh<text:span text:style-name="T10">l</text:span> a<text:span text:style-name="T11">,#1<text:tab/><text:tab/>'shift tos one place left and return to TAQOZ</text:span></text:p>
            <text:p text:style-name="P42">end</text:p>
            <text:p text:style-name="P42"/>
          </table:table-cell>
        </table:table-row>
      </table:table>
      <text:p text:style-name="P42"/>
      <text:p text:style-name="P58">Notice that the <text:span text:style-name="T105">ret</text:span><text:span text:style-name="T111"> to the TAQOZ interpreter</text:span> is <text:span text:style-name="T25">combined with</text:span> the last instruction<text:span text:style-name="T55">.</text:span></text:p>
      <text:p text:style-name="P58"/>
      <text:p text:style-name="P59">Here's a more complicated example<text:span text:style-name="T56"> that multiplies two 32 bit unsigned values together to produce a 64 bit result. Notice there are two input parameters and one output parameter. However the inputs take up the same space as the output, so the stack depth doesn't need to change:-</text:span></text:p>
      <text:p text:style-name="P135"/>
      <table:table table:name="Table7" table:style-name="Table7">
        <table:table-column table:style-name="Table7.A"/>
        <table:table-row table:style-name="Table7.1">
          <table:table-cell table:style-name="Table7.A1" office:value-type="string">
            <text:p text:style-name="P41">code MUL <text:span text:style-name="T53"><text:tab/><text:tab/><text:tab/><text:tab/><text:tab/></text:span>( <text:span text:style-name="T54">b</text:span> a -- <text:span text:style-name="T54">a*b as a double</text:span> )</text:p>
            <text:p text:style-name="P41"><text:tab/>getword<text:tab/>xx,a,#1</text:p>
            <text:p text:style-name="P41"><text:tab/>getword<text:tab/>yy,b,#1</text:p>
            <text:p text:style-name="P41"><text:tab/>mov<text:tab/><text:span text:style-name="T53"><text:tab/></text:span>zz,xx</text:p>
            <text:p text:style-name="P41"><text:tab/>mul<text:tab/><text:span text:style-name="T53"><text:tab/></text:span>zz,yy</text:p>
            <text:p text:style-name="P41"><text:tab/>mul<text:tab/><text:span text:style-name="T53"><text:tab/></text:span>xx,b</text:p>
            <text:p text:style-name="P41"><text:tab/>mul<text:tab/><text:span text:style-name="T53"><text:tab/></text:span>yy,a</text:p>
            <text:p text:style-name="P41"><text:tab/>add<text:tab/><text:span text:style-name="T53"><text:tab/></text:span>xx,yy <text:s/>wc</text:p>
            <text:p text:style-name="P41"><text:tab/>getword<text:tab/>yy,xx,#1</text:p>
            <text:p text:style-name="P41"><text:tab/>bitc<text:tab/><text:span text:style-name="T53"><text:tab/></text:span>yy, #16</text:p>
            <text:p text:style-name="P41"><text:tab/>shl<text:tab/><text:span text:style-name="T53"><text:tab/></text:span>xx,#16</text:p>
            <text:p text:style-name="P41"><text:tab/>mul <text:s/><text:tab/><text:span text:style-name="T53"><text:tab/></text:span>a,b</text:p>
            <text:p text:style-name="P41"><text:tab/>add<text:tab/><text:span text:style-name="T53"><text:tab/></text:span>xx,a <text:s/>wc</text:p>
            <text:p text:style-name="P41"><text:tab/>addx<text:tab/><text:span text:style-name="T53"><text:tab/></text:span>yy,zz</text:p>
            <text:p text:style-name="P41"><text:tab/>mov<text:tab/><text:span text:style-name="T53"><text:tab/></text:span>b,xx</text:p>
            <text:p text:style-name="P41"><text:s/>_ret_<text:tab/>mov<text:tab/><text:span text:style-name="T53"><text:tab/></text:span>a,yy</text:p>
            <text:p text:style-name="P41">end</text:p>
          </table:table-cell>
        </table:table-row>
      </table:table>
      <text:h text:style-name="P161" text:outline-level="2"><text:bookmark-start text:name="__RefHeading___Toc531_3502164193"/><text:soft-page-break/>Dropping value<text:span text:style-name="T48">s</text:span> from the stack<text:bookmark-end text:name="__RefHeading___Toc531_3502164193"/></text:h>
      <text:p text:style-name="P60"><text:span text:style-name="T43">This example makes a jump to @DROP to drop the top value from the stack and return to the TAQOZ interpreter. This example also shows two TAQOZ constants being used in the inline word</text:span>:-</text:p>
      <text:p text:style-name="P60"/>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2"><text:span text:style-name="T9">code</text:span><text:span text:style-name="T45"> </text:span><text:span text:style-name="T46">MY</text:span><text:span text:style-name="T27">TX16</text:span><text:span text:style-name="T28"><text:tab/><text:tab/></text:span><text:span text:style-name="T29"><text:tab/><text:tab/>'</text:span><text:span text:style-name="T28">( word -- )</text:span></text:p>
            <text:p text:style-name="P43"><text:span text:style-name="T43"><text:tab/></text:span>rev a</text:p>
            <text:p text:style-name="P43"><text:span text:style-name="T43"><text:tab/></text:span>shr a,#16</text:p>
            <text:p text:style-name="P43"><text:span text:style-name="T43"><text:tab/></text:span>wypin a,#SDA</text:p>
            <text:p text:style-name="P43"><text:span text:style-name="T43"><text:tab/></text:span>wypin #32,#SCL</text:p>
            <text:p text:style-name="P43"><text:span text:style-name="T43"><text:tab/></text:span>jmp #@<text:span text:style-name="T50">DROP<text:tab/><text:tab/><text:tab/>'an equivalent macro is DROP;</text:span></text:p>
            <text:p text:style-name="P43">end</text:p>
            <text:p text:style-name="P43"/>
          </table:table-cell>
        </table:table-row>
      </table:table>
      <text:p text:style-name="P61"/>
      <text:p text:style-name="P88">To drop <text:span text:style-name="T49">the top </text:span>two values, use<text:span text:style-name="T111"> relative address</text:span> jmp #@2DROP</text:p>
      <text:p text:style-name="P88"><text:span text:style-name="T115">T</text:span>o drop <text:span text:style-name="T113">the top </text:span>three values <text:span text:style-name="T115">use </text:span>jmp #@3DROP</text:p>
      <text:p text:style-name="P109"><text:span text:style-name="T30">The @ is interpreted as "find the address of &lt;</text:span><text:span text:style-name="T35">forth definition</text:span><text:span text:style-name="T30">&gt;"</text:span><text:span text:style-name="T36">, so very </text:span><text:span text:style-name="T37">useful.</text:span></text:p>
      <text:p text:style-name="P117"/>
      <text:p text:style-name="P90"><text:span text:style-name="T51">To jump to an absolute address </text:span><text:span text:style-name="T31">write this as "#\@DROP"</text:span> <text:span text:style-name="T51">:-</text:span></text:p>
      <table:table table:name="Table5" table:style-name="Table5">
        <table:table-column table:style-name="Table5.A"/>
        <table:table-row table:style-name="Table5.1">
          <table:table-cell table:style-name="Table5.A1" office:value-type="string">
            <text:p text:style-name="P63">code WSTX</text:p>
            <text:p text:style-name="P65"><text:tab/>... assembler language ...</text:p>
            <text:p text:style-name="P63"><text:tab/>jmp<text:tab/><text:tab/>#\@2DROP</text:p>
            <text:p text:style-name="P63">end</text:p>
            <text:p text:style-name="P63"/>
          </table:table-cell>
        </table:table-row>
      </table:table>
      <text:p text:style-name="P118"/>
      <text:p text:style-name="P89"><text:span text:style-name="T32">These end</text:span><text:span text:style-name="T34">ings</text:span><text:span text:style-name="T32"> are used often, so there are three macros </text:span><text:span text:style-name="T38">DROP; 2DROP;</text:span><text:span text:style-name="T32"> and </text:span><text:span text:style-name="T38">3DROP;</text:span><text:span text:style-name="T32"> that can be sub</text:span><text:span text:style-name="T33">s</text:span><text:span text:style-name="T32">tituted for the </text:span><text:s/><text:span text:style-name="T82">'jmp #@DROP <text:s/>end' lines.</text:span></text:p>
      <text:h text:style-name="Heading_20_2" text:outline-level="2">Pushing new values to the stack</text:h>
      <text:p text:style-name="P66">When your word needs more space on the stack for results e.g.<text:span text:style-name="T67"> Here's a function that needs no inputs, but just pushes the value 1 to top of stack:-</text:span></text:p>
      <text:p text:style-name="P125"/>
      <table:table table:name="Table11" table:style-name="Table11">
        <table:table-column table:style-name="Table11.A"/>
        <table:table-row table:style-name="Table11.1">
          <table:table-cell table:style-name="Table11.A1" office:value-type="string">
            <text:p text:style-name="P64">code ONEOFAKIND</text:p>
            <text:p text:style-name="P64"><text:tab/>&gt;PUSHX<text:span text:style-name="T88"><text:tab/><text:tab/><text:tab/>' make room for a new tos entry</text:span></text:p>
            <text:p text:style-name="P64"><text:tab/>_ret_ mov a,#1<text:span text:style-name="T88"><text:tab/><text:tab/>' and set that entry = 1</text:span></text:p>
            <text:p text:style-name="P64">end</text:p>
            <text:p text:style-name="P64"/>
          </table:table-cell>
        </table:table-row>
      </table:table>
      <text:p text:style-name="P126"/>
      <text:p text:style-name="P91"/>
      <text:h text:style-name="P160" text:outline-level="2">Other convenience words</text:h>
      <text:p text:style-name="P91"/>
      <text:p text:style-name="P91">Other convenience words used like &gt;PUSHX are:-</text:p>
      <text:p text:style-name="P128"/>
      <table:table table:name="Table12" table:style-name="Table12">
        <table:table-column table:style-name="Table12.A"/>
        <table:table-column table:style-name="Table12.B"/>
        <table:table-column table:style-name="Table12.C"/>
        <table:table-row table:style-name="TableLine2322904492864">
          <table:table-cell table:style-name="Table12.A1" office:value-type="string">
            <text:p text:style-name="P91">&gt;ROT</text:p>
          </table:table-cell>
          <table:table-cell table:style-name="Table12.A1" office:value-type="string">
            <text:p text:style-name="P92">( a b c -- b c a )</text:p>
          </table:table-cell>
          <table:table-cell table:style-name="Table12.C1" office:value-type="string">
            <text:p text:style-name="P100">move the third entry to top of stack</text:p>
          </table:table-cell>
        </table:table-row>
        <table:table-row table:style-name="TableLine2322904484704">
          <table:table-cell table:style-name="Table12.A2" office:value-type="string">
            <text:p text:style-name="P91">&gt;SWAP</text:p>
          </table:table-cell>
          <table:table-cell table:style-name="Table12.A2" office:value-type="string">
            <text:p text:style-name="P92">( n1 n2 -- n2 n1 )</text:p>
          </table:table-cell>
          <table:table-cell table:style-name="Table12.C2" office:value-type="string">
            <text:p text:style-name="P100">swap the top two stack entries</text:p>
          </table:table-cell>
        </table:table-row>
        <table:table-row table:style-name="TableLine2322904496128">
          <table:table-cell table:style-name="Table12.A2" office:value-type="string">
            <text:p text:style-name="P91">&gt;I</text:p>
          </table:table-cell>
          <table:table-cell table:style-name="Table12.A2" office:value-type="string">
            <text:p text:style-name="P91">( -- n1) </text:p>
          </table:table-cell>
          <table:table-cell table:style-name="Table12.C2" office:value-type="string">
            <text:p text:style-name="P92">returns the current loop index<text:span text:style-name="T67"> n1</text:span></text:p>
          </table:table-cell>
        </table:table-row>
        <table:table-row table:style-name="TableLine2322904488240">
          <table:table-cell table:style-name="Table12.A2" office:value-type="string">
            <text:p text:style-name="P91">&gt;SPIRD</text:p>
          </table:table-cell>
          <table:table-cell table:style-name="Table12.A2" office:value-type="string">
            <text:p text:style-name="P92">( n1 -- n2 )</text:p>
          </table:table-cell>
          <table:table-cell table:style-name="Table12.C2" office:value-type="string">
            <text:p text:style-name="P92">Read 8-bits left into n1 so that n2 = n1&lt;&lt;8+new.<text:span text:style-name="T144"> </text:span>Four successive SPIRDs will receive 32-bits</text:p>
          </table:table-cell>
        </table:table-row>
        <table:table-row table:style-name="TableLine2322904490144">
          <table:table-cell table:style-name="Table12.A2" office:value-type="string">
            <text:p text:style-name="P91">&gt;SPIWB</text:p>
          </table:table-cell>
          <table:table-cell table:style-name="Table12.A2" office:value-type="string">
            <text:p text:style-name="P82">( byte -- )</text:p>
          </table:table-cell>
          <table:table-cell table:style-name="Table12.C2" office:value-type="string">
            <text:p text:style-name="P82">Shift 8 bits from data[0..7] out and leave data on stack (restored with other bytes zeroed)</text:p>
          </table:table-cell>
        </table:table-row>
        <table:table-row table:style-name="TableLine2322904488512">
          <table:table-cell table:style-name="Table12.A2" office:value-type="string">
            <text:p text:style-name="P91">&gt;SPICE</text:p>
          </table:table-cell>
          <table:table-cell table:style-name="Table12.A2" office:value-type="string">
            <text:p text:style-name="P101">( -- )</text:p>
          </table:table-cell>
          <table:table-cell table:style-name="Table12.C2" office:value-type="string">
            <text:p text:style-name="P98"/>
          </table:table-cell>
        </table:table-row>
      </table:table>
      <text:p text:style-name="P128"/>
      <text:h text:style-name="P154" text:outline-level="1">Reading and Writing to hub Memory</text:h>
      <text:p text:style-name="P119"><text:bookmark text:name="docs-internal-guid-4208c3e4-7fff-3ded-5293-8f1c2fc1a814"/>There are three memory regions: cog RAM, lookup RAM, and hub RAM. Each cog has its own cog RAM and lookup RAM, while the hub RAM is shared by all cogs.<text:span text:style-name="T112"> (RAM - random access memory)</text:span></text:p>
      <text:p text:style-name="P123"/>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322904481984">
          <table:table-cell table:style-name="Table13.A1" office:value-type="string">
            <text:p text:style-name="P120">Memory</text:p>
            <text:p text:style-name="P120">Region</text:p>
          </table:table-cell>
          <table:table-cell table:style-name="Table13.A1" office:value-type="string">
            <text:p text:style-name="P120">Memory<text:line-break/>Width</text:p>
          </table:table-cell>
          <table:table-cell table:style-name="Table13.A1" office:value-type="string">
            <text:p text:style-name="P120">Memory<text:line-break/>Depth</text:p>
          </table:table-cell>
          <table:table-cell table:style-name="Table13.A1" office:value-type="string">
            <text:p text:style-name="P120">Instruction D/S<text:line-break/>Address Ranges</text:p>
          </table:table-cell>
          <table:table-cell table:style-name="Table13.A1" office:value-type="string">
            <text:p text:style-name="P120">Program Counter<text:line-break/>Address Ranges</text:p>
          </table:table-cell>
        </table:table-row>
        <table:table-row table:style-name="TableLine2322904482800">
          <table:table-cell table:style-name="Table13.A2" office:value-type="string">
            <text:p text:style-name="P121">COG</text:p>
          </table:table-cell>
          <table:table-cell table:style-name="Table13.B2" office:value-type="string">
            <text:p text:style-name="P121">32 bits</text:p>
          </table:table-cell>
          <table:table-cell table:style-name="Table13.C2" office:value-type="string">
            <text:p text:style-name="P121">512</text:p>
          </table:table-cell>
          <table:table-cell table:style-name="Table13.D2" office:value-type="string">
            <text:p text:style-name="P121">$000..$1FF</text:p>
          </table:table-cell>
          <table:table-cell table:style-name="Table13.E2" office:value-type="string">
            <text:p text:style-name="P121">$00000..$001FF</text:p>
          </table:table-cell>
        </table:table-row>
        <table:table-row table:style-name="TableLine2322904491776">
          <table:table-cell table:style-name="Table13.A3" office:value-type="string">
            <text:p text:style-name="P121">LOOKUP<text:span text:style-name="T77">(LUT)</text:span></text:p>
          </table:table-cell>
          <table:table-cell table:style-name="Table13.B3" office:value-type="string">
            <text:p text:style-name="P121">32 bits</text:p>
          </table:table-cell>
          <table:table-cell table:style-name="Table13.C3" office:value-type="string">
            <text:p text:style-name="P121">512</text:p>
          </table:table-cell>
          <table:table-cell table:style-name="Table13.D3" office:value-type="string">
            <text:p text:style-name="P121">$000..$1FF</text:p>
          </table:table-cell>
          <table:table-cell table:style-name="Table13.E3" office:value-type="string">
            <text:p text:style-name="P121">$00200..$003FF</text:p>
          </table:table-cell>
        </table:table-row>
        <table:table-row table:style-name="TableLine2322904479536">
          <table:table-cell table:style-name="Table13.A4" office:value-type="string">
            <text:p text:style-name="P121">HUB</text:p>
          </table:table-cell>
          <table:table-cell table:style-name="Table13.B4" office:value-type="string">
            <text:p text:style-name="P121">8 bits</text:p>
          </table:table-cell>
          <table:table-cell table:style-name="Table13.C4" office:value-type="string">
            <text:p text:style-name="P121">1,048,576 (*)</text:p>
          </table:table-cell>
          <table:table-cell table:style-name="Table13.D4" office:value-type="string">
            <text:p text:style-name="P121">$00000..$FFFFF</text:p>
          </table:table-cell>
          <table:table-cell table:style-name="Table13.E4" office:value-type="string">
            <text:p text:style-name="P121">$00400..$FFFFF</text:p>
          </table:table-cell>
        </table:table-row>
      </table:table>
      <text:p text:style-name="P129"/>
      <text:p text:style-name="P93"><text:span text:style-name="T82">So this is writing and reading to a long variable in</text:span> hub <text:span text:style-name="T112">memory (read and write word or byte would be very similar)</text:span>:-</text:p>
      <text:p text:style-name="P131"/>
      <table:table table:name="Table14" table:style-name="Table14">
        <table:table-column table:style-name="Table14.A"/>
        <table:table-row table:style-name="Table14.1">
          <table:table-cell table:style-name="Table14.A1" office:value-type="string">
            <text:p text:style-name="P51">long MYVARI</text:p>
            <text:p text:style-name="P51"/>
            <text:p text:style-name="P51">code MYWRITE<text:tab/>( n1 -- )<text:span text:style-name="T78"> <text:s/><text:tab/>' writes n1 to variable MYVARI</text:span></text:p>
            <text:p text:style-name="P51"><text:tab/>wrlong a,#MYVARI</text:p>
            <text:p text:style-name="P51"><text:tab/>jmp #\@DROP<text:span text:style-name="T83"><text:tab/><text:tab/>' you can just use DROP; here</text:span></text:p>
            <text:p text:style-name="P51">end</text:p>
            <text:p text:style-name="P51"/>
            <text:p text:style-name="P51">code MYREAD ( -- n1 )</text:p>
            <text:p text:style-name="P51"><text:tab/>&gt;PUSHX<text:span text:style-name="T112"><text:tab/><text:tab/><text:tab/>'make room for the result</text:span></text:p>
            <text:p text:style-name="P51"><text:span text:style-name="T120">_ret_</text:span><text:tab/>rdlong a,#MYVARI<text:span text:style-name="T112"><text:tab/><text:tab/>' set tos=MYVARI</text:span></text:p>
            <text:p text:style-name="P51">end</text:p>
            <text:p text:style-name="P51"/>
          </table:table-cell>
        </table:table-row>
      </table:table>
      <text:p text:style-name="P130"/>
      <text:p text:style-name="Standard"/>
      <text:h text:style-name="P162" text:outline-level="2"><text:soft-page-break/>Using <text:span text:style-name="T113">indirect addressing</text:span> to make a more useful function</text:h>
      <text:p text:style-name="P95">Reading and writing to a specifically named variable <text:span text:style-name="T115">is </text:span>OK for accessing global va<text:span text:style-name="T82">riables</text:span>, but more usual is to read and write to an address supplied as an input on the stack. This makes for a <text:span text:style-name="T84">more useful word</text:span> to <text:span text:style-name="T115">access</text:span> any variable:-</text:p>
      <text:p text:style-name="P94"/>
      <table:table table:name="Table16" table:style-name="Table16">
        <table:table-column table:style-name="Table16.A"/>
        <table:table-row table:style-name="Table16.1">
          <table:table-cell table:style-name="Table16.A1" office:value-type="string">
            <text:p text:style-name="P67">code MYINC<text:tab/><text:tab/>( adr --- )<text:tab/>' increment long at adr</text:p>
            <text:p text:style-name="P67"><text:tab/>mov PTRA,a<text:tab/><text:tab/><text:tab/>' PTRA = adr</text:p>
            <text:p text:style-name="P67"><text:tab/>rdlong a,ptra<text:span text:style-name="T89"><text:tab/><text:tab/><text:tab/>' read long at adr</text:span></text:p>
            <text:p text:style-name="P67"><text:tab/>add a,#1<text:span text:style-name="T89"><text:tab/><text:tab/><text:tab/>' increment the long</text:span></text:p>
            <text:p text:style-name="P67"><text:tab/>wrlong a,ptra<text:tab/><text:tab/><text:tab/>' <text:span text:style-name="T89">write it back to the</text:span> adr</text:p>
            <text:p text:style-name="P67"><text:tab/>DROP;</text:p>
            <text:p text:style-name="P67">end</text:p>
            <text:p text:style-name="P67"/>
          </table:table-cell>
        </table:table-row>
      </table:table>
      <text:h text:style-name="P163" text:outline-level="2"><text:span text:style-name="T146">U</text:span><text:span text:style-name="T145">sing indirect addressing to work on arrays</text:span></text:h>
      <text:p text:style-name="P72">This is where assembly language really starts to pay off<text:span text:style-name="T103"> in speed</text:span>: e.g. A dsp application requires numerous looped functions to work on arrays of signal data. These looped functions are written in <text:span text:style-name="T103">a</text:span>ssembly<text:span text:style-name="T103"> code</text:span>. The result is that most of the processors' time is spent in the loops doing the dsp maths and very little time is spent in the TAQOZ interpreter<text:span text:style-name="T103"> between the dsp words</text:span>. The application is written in TAQOZ, but runs nearly as fast and efficiently as an all-Assembly application. BUT, it's been written and tested one function at a time - so much less of a monster to <text:span text:style-name="T112">commission</text:span>.</text:p>
      <text:p text:style-name="P73">Here's <text:span text:style-name="T112">an inline assembly</text:span> <text:span text:style-name="T114">word and identical forth word</text:span>, working on a byte array:-</text:p>
      <text:p text:style-name="P73"/>
      <table:table table:name="Table17" table:style-name="Table17">
        <table:table-column table:style-name="Table17.A"/>
        <table:table-row table:style-name="Table17.1">
          <table:table-cell table:style-name="Table17.A1" office:value-type="string">
            <text:p text:style-name="P76">10<text:span text:style-name="T96">0</text:span> bytes <text:span text:style-name="T96">K</text:span>A<text:span text:style-name="T96">K</text:span>A</text:p>
            <text:p text:style-name="P68"/>
            <text:p text:style-name="P68">' increment <text:span text:style-name="T91">all elements of byte array</text:span> at adr</text:p>
            <text:p text:style-name="P69">code MYINC<text:tab/><text:tab/><text:span text:style-name="T93"><text:tab/><text:tab/><text:tab/>'</text:span>( <text:span text:style-name="T90">arraysize array</text:span> -- )</text:p>
            <text:p text:style-name="P69"><text:tab/>mov PTRA,a<text:tab/><text:tab/><text:tab/><text:span text:style-name="T92"><text:tab/></text:span>' PTRA = adr</text:p>
            <text:p text:style-name="P74"><text:span text:style-name="T115"><text:tab/>.l0<text:tab/></text:span><text:tab/><text:tab/><text:tab/><text:tab/>' start our array processing loop</text:p>
            <text:p text:style-name="P69"><text:tab/><text:span text:style-name="T115"><text:tab/></text:span>rd<text:span text:style-name="T92">byte</text:span> a,ptra<text:span text:style-name="T89"><text:tab/><text:tab/><text:tab/>' read byte at adr</text:span></text:p>
            <text:p text:style-name="P69"><text:tab/><text:span text:style-name="T115"><text:tab/></text:span>add a,#1<text:span text:style-name="T89"><text:tab/><text:tab/><text:tab/>' increment the byte</text:span></text:p>
            <text:p text:style-name="P69"><text:tab/><text:span text:style-name="T115"><text:tab/></text:span>wr<text:span text:style-name="T92">byte</text:span> a,ptr<text:span text:style-name="T92">a++</text:span><text:tab/><text:tab/>' <text:span text:style-name="T89">write it back to the</text:span> adr<text:span text:style-name="T90"> and increment PTRA</text:span></text:p>
            <text:p text:style-name="P75"><text:span text:style-name="T94"><text:tab/><text:tab/>djnz b,#l0<text:tab/></text:span><text:tab/><text:tab/>' and do above for all array elements</text:p>
            <text:p text:style-name="P69"><text:span text:style-name="T115"><text:tab/>2</text:span>DROP;</text:p>
            <text:p text:style-name="P69">end</text:p>
            <text:p text:style-name="P69"/>
            <text:p text:style-name="P70">' increment <text:span text:style-name="T91">all elements of byte array</text:span> at adr</text:p>
            <text:p text:style-name="P79">pub MYINCFORTH<text:tab/><text:tab/><text:tab/><text:tab/>( arraysize<text:span text:style-name="T95"> array</text:span> -- )</text:p>
            <text:p text:style-name="P79"><text:tab/><text:span text:style-name="T95">SWAP</text:span></text:p>
            <text:p text:style-name="P79"><text:span text:style-name="T95"><text:tab/></text:span>FOR</text:p>
            <text:p text:style-name="P79"><text:tab/><text:tab/>DUP <text:span text:style-name="T140"><text:s/></text:span>I +<text:tab/><text:tab/><text:tab/>--- calculate the address</text:p>
            <text:p text:style-name="P79"><text:tab/><text:tab/>C++<text:tab/><text:tab/><text:tab/><text:tab/>--- increment array elements</text:p>
            <text:p text:style-name="P79"><text:tab/>NEXT</text:p>
            <text:p text:style-name="P79"><text:tab/>DROP<text:tab/><text:tab/><text:tab/><text:tab/><text:tab/>--- and clean up</text:p>
            <text:p text:style-name="P79">;</text:p>
            <text:p text:style-name="P79"/>
          </table:table-cell>
        </table:table-row>
      </table:table>
      <text:p text:style-name="P132"><text:soft-page-break/></text:p>
      <text:p text:style-name="P96">Compare the speed of the forth versus inline assembly:-</text:p>
      <text:p text:style-name="P96"/>
      <table:table table:name="Table21" table:style-name="Table21">
        <table:table-column table:style-name="Table21.A"/>
        <table:table-row table:style-name="Table21.1">
          <table:table-cell table:style-name="Table21.A1" office:value-type="string">
            <text:p text:style-name="P71">TAQOZ# 100 KAKA LAP MYINC LAP .LAP --- 5,096 cycles= 25,480ns @200MHz ok</text:p>
            <text:p text:style-name="P71">TAQOZ# 100 KAKA LAP MYINCFORTH LAP .LAP --- 38,136 cycles= 190,680ns @200MHz ok</text:p>
            <text:p text:style-name="P71">TAQOZ# 38<text:span text:style-name="T117">136</text:span> 5096 / . --- 7 <text:s/>ok</text:p>
          </table:table-cell>
        </table:table-row>
      </table:table>
      <text:p text:style-name="P133"/>
      <text:p text:style-name="P77">So, around a <text:span text:style-name="T119">7</text:span><text:span text:style-name="T118">x improvement</text:span> in speed <text:span text:style-name="T96">achieved using only 'rooky' code knowledge</text:span>.</text:p>
      <text:h text:style-name="Heading_20_1" text:outline-level="1">Running code from COG RAM</text:h>
      <text:p text:style-name="Text_20_body"/>
      <text:p text:style-name="P56">Chris<text:span text:style-name="T135">tof Eb from the Parallax forum provided this very useful coding tip: If you really want a TAQOZ word to run as fast as possible, then it can be run from COG Ram. This executes faster than Hub Ram. Here we define a 'test' word to try it out:-</text:span></text:p>
      <text:p text:style-name="P56"/>
      <table:table table:name="Table18" table:style-name="Table18">
        <table:table-column table:style-name="Table18.A"/>
        <table:table-row table:style-name="Table18.1">
          <table:table-cell table:style-name="Table18.A1" office:value-type="string">
            <text:p text:style-name="P80">code test ( value n -- value+3*n 0 )</text:p>
            <text:p text:style-name="P80"><text:tab/>add b,#3</text:p>
            <text:p text:style-name="P80"><text:tab/>sub a,#1 wz</text:p>
            <text:p text:style-name="P80"><text:tab/>if_nz jmp #\@COGMOD <text:s text:c="5"/>' loop from start</text:p>
            <text:p text:style-name="P80"><text:tab/>ret</text:p>
            <text:p text:style-name="P80">end</text:p>
            <text:p text:style-name="P80"/>
          </table:table-cell>
        </table:table-row>
      </table:table>
      <text:p text:style-name="P139"/>
      <text:p text:style-name="P81">Now we <text:span text:style-name="T136">copy</text:span> this 'test' word <text:span text:style-name="T137">from Hub Ram </text:span>to COG Ram with th<text:span text:style-name="T136">e</text:span> command:-</text:p>
      <table:table table:name="Table19" table:style-name="Table19">
        <table:table-column table:style-name="Table19.A"/>
        <table:table-row table:style-name="Table19.1">
          <table:table-cell table:style-name="Table19.A1" office:value-type="string">
            <text:p text:style-name="P80">AT test 2+ 4 LOADMOD <text:s text:c="17"/>\ loads the asm instructions of 'test' into COG Ram</text:p>
            <text:p text:style-name="P80"/>
          </table:table-cell>
        </table:table-row>
      </table:table>
      <text:p text:style-name="P78"/>
      <text:p text:style-name="P81">Now we can execute the code from COG Ram with:-</text:p>
      <table:table table:name="Table20" table:style-name="Table20">
        <table:table-column table:style-name="Table20.A"/>
        <table:table-row table:style-name="Table20.1">
          <table:table-cell table:style-name="Table20.A1" office:value-type="string">
            <text:p text:style-name="P80">10 5 COGMOD . . <text:s text:c="27"/>\ executes the loaded code</text:p>
            <text:p text:style-name="P80"/>
          </table:table-cell>
        </table:table-row>
      </table:table>
      <text:p text:style-name="P81"/>
      <text:p text:style-name="P97">Nice one!</text:p>
      <text:p text:style-name="P97"/>
      <text:p text:style-name="P103">Currently, LOADMOD / COGMOD uses COG Ram starting at $1CB<text:span text:style-name="T147">. When tested, a code word containing up to 40 instructions can be transferred to COG Ram. Any more than that and TAQOZ stops working.</text:span></text:p>
      <text:p text:style-name="P103"/>
      <text:p text:style-name="P138"/>
      <text:h text:style-name="P151" text:outline-level="1">COG Ram <text:span text:style-name="T157">memory map</text:span></text:h>
      <text:p text:style-name="P108">Chris<text:span text:style-name="T156">tof Eb supplied this map of </text:span><text:span text:style-name="T158">the </text:span><text:span text:style-name="T156">Cog Ram, </text:span><text:span text:style-name="T159">which applies to the current version *TAQOZ RELOADED sIDE* <text:s/>V2.8 'CHIP' Prop_Ver G 200MHz 210401-1230 </text:span><text:span text:style-name="T156">:-</text:span></text:p>
      <text:p text:style-name="P108"/>
      <table:table table:name="Table24" table:style-name="Table24">
        <table:table-column table:style-name="Table24.A"/>
        <table:table-column table:style-name="Table24.B"/>
        <table:table-column table:style-name="Table24.C"/>
        <table:table-column table:style-name="Table24.D"/>
        <table:table-row table:style-name="TableLine2323096585600">
          <table:table-cell table:style-name="Table24.A1" table:number-columns-spanned="2" office:value-type="string">
            <text:p text:style-name="P172">COG Ram Address</text:p>
          </table:table-cell>
          <table:covered-table-cell/>
          <table:table-cell table:style-name="Table24.A1" office:value-type="string">
            <text:p text:style-name="P172">Name</text:p>
          </table:table-cell>
          <table:table-cell table:style-name="Table24.D1" office:value-type="string">
            <text:p text:style-name="P172">Comment</text:p>
          </table:table-cell>
        </table:table-row>
        <table:table-row table:style-name="TableLine2323096585600">
          <table:table-cell table:style-name="Table24.A2" office:value-type="string">
            <text:p text:style-name="P173">Dec</text:p>
          </table:table-cell>
          <table:table-cell table:style-name="Table24.A2" office:value-type="string">
            <text:p text:style-name="P173">Hex</text:p>
          </table:table-cell>
          <table:table-cell table:style-name="Table24.A2" office:value-type="string">
            <text:p text:style-name="P174">(from source code)</text:p>
          </table:table-cell>
          <table:table-cell table:style-name="Table24.D2" office:value-type="string">
            <text:p text:style-name="P175"/>
          </table:table-cell>
        </table:table-row>
        <table:table-row table:style-name="Table24.3">
          <table:table-cell table:style-name="Table24.A3" office:value-type="float" office:value="0">
            <text:p text:style-name="P191">0</text:p>
          </table:table-cell>
          <table:table-cell table:style-name="Table24.A2" office:value-type="string">
            <text:p text:style-name="P191">0</text:p>
          </table:table-cell>
          <table:table-cell table:style-name="Table24.C3" office:value-type="string">
            <text:p text:style-name="P182">reset vector</text:p>
          </table:table-cell>
          <table:table-cell table:style-name="Table24.D2" office:value-type="string">
            <text:p text:style-name="P184"/>
          </table:table-cell>
        </table:table-row>
        <table:table-row table:style-name="Table24.3">
          <table:table-cell table:style-name="Table24.A3" office:value-type="float" office:value="1">
            <text:p text:style-name="P191">1</text:p>
          </table:table-cell>
          <table:table-cell table:style-name="Table24.A2" office:value-type="string">
            <text:p text:style-name="P191">1</text:p>
          </table:table-cell>
          <table:table-cell table:style-name="Table24.C4" office:value-type="string">
            <text:p text:style-name="P182">regpointer</text:p>
          </table:table-cell>
          <table:table-cell table:style-name="Table24.D2" office:value-type="string">
            <text:p text:style-name="P182">points to user variables</text:p>
          </table:table-cell>
        </table:table-row>
        <table:table-row table:style-name="Table24.3">
          <table:table-cell table:style-name="Table24.A3" office:value-type="float" office:value="2">
            <text:p text:style-name="P191">2</text:p>
          </table:table-cell>
          <table:table-cell table:style-name="Table24.A2" office:value-type="string">
            <text:p text:style-name="P191">2</text:p>
          </table:table-cell>
          <table:table-cell table:style-name="Table24.C4" office:value-type="string">
            <text:p text:style-name="P182">sck</text:p>
          </table:table-cell>
          <table:table-cell table:style-name="Table24.D2" table:number-rows-spanned="3" office:value-type="string">
            <text:p text:style-name="P183"/>
            <text:p text:style-name="P183">SPI Pins</text:p>
          </table:table-cell>
        </table:table-row>
        <table:table-row table:style-name="Table24.3">
          <table:table-cell table:style-name="Table24.A3" office:value-type="float" office:value="3">
            <text:p text:style-name="P191">3</text:p>
          </table:table-cell>
          <table:table-cell table:style-name="Table24.A2" office:value-type="string">
            <text:p text:style-name="P191">3</text:p>
          </table:table-cell>
          <table:table-cell table:style-name="Table24.C4" office:value-type="string">
            <text:p text:style-name="P182">mosi</text:p>
          </table:table-cell>
          <table:covered-table-cell table:style-name="Table24.D2"/>
        </table:table-row>
        <table:table-row table:style-name="Table24.3">
          <table:table-cell table:style-name="Table24.A3" office:value-type="float" office:value="4">
            <text:p text:style-name="P191">4</text:p>
          </table:table-cell>
          <table:table-cell table:style-name="Table24.A2" office:value-type="string">
            <text:p text:style-name="P191">4</text:p>
          </table:table-cell>
          <table:table-cell table:style-name="Table24.C4" office:value-type="string">
            <text:p text:style-name="P182">miso</text:p>
          </table:table-cell>
          <table:covered-table-cell table:style-name="Table24.D2"/>
        </table:table-row>
        <table:table-row table:style-name="Table24.3">
          <table:table-cell table:style-name="Table24.A3" office:value-type="float" office:value="5">
            <text:p text:style-name="P191">5</text:p>
          </table:table-cell>
          <table:table-cell table:style-name="Table24.A2" office:value-type="string">
            <text:p text:style-name="P191">5</text:p>
          </table:table-cell>
          <table:table-cell table:style-name="Table24.C4" office:value-type="string">
            <text:p text:style-name="P182">ss=spi_cs</text:p>
          </table:table-cell>
          <table:table-cell table:style-name="Table24.D2" office:value-type="string">
            <text:p text:style-name="P184"/>
          </table:table-cell>
        </table:table-row>
        <table:table-row table:style-name="Table24.3">
          <table:table-cell table:style-name="Table24.A3" office:value-type="float" office:value="6">
            <text:p text:style-name="P191">6</text:p>
          </table:table-cell>
          <table:table-cell table:style-name="Table24.A2" office:value-type="string">
            <text:p text:style-name="P191">6</text:p>
          </table:table-cell>
          <table:table-cell table:style-name="Table24.C4" office:value-type="string">
            <text:p text:style-name="P182">clkdly</text:p>
          </table:table-cell>
          <table:table-cell table:style-name="Table24.D2" office:value-type="string">
            <text:p text:style-name="P182">delay for SPI</text:p>
          </table:table-cell>
        </table:table-row>
        <table:table-row table:style-name="Table24.3">
          <table:table-cell table:style-name="Table24.A3" office:value-type="float" office:value="7">
            <text:p text:style-name="P191">7</text:p>
          </table:table-cell>
          <table:table-cell table:style-name="Table24.A2" office:value-type="string">
            <text:p text:style-name="P191">7</text:p>
          </table:table-cell>
          <table:table-cell table:style-name="Table24.C4" office:value-type="string">
            <text:p text:style-name="P182">sddly</text:p>
          </table:table-cell>
          <table:table-cell table:style-name="Table24.D2" office:value-type="string">
            <text:p text:style-name="P184"/>
          </table:table-cell>
        </table:table-row>
        <table:table-row table:style-name="Table24.3">
          <table:table-cell table:style-name="Table24.A3" office:value-type="float" office:value="8">
            <text:p text:style-name="P191">8</text:p>
          </table:table-cell>
          <table:table-cell table:style-name="Table24.A2" office:value-type="string">
            <text:p text:style-name="P191">8</text:p>
          </table:table-cell>
          <table:table-cell table:style-name="Table24.C4" office:value-type="string">
            <text:p text:style-name="P182">sdhl</text:p>
          </table:table-cell>
          <table:table-cell table:style-name="Table24.D2" office:value-type="string">
            <text:p text:style-name="P184"/>
          </table:table-cell>
        </table:table-row>
        <table:table-row table:style-name="Table24.3">
          <table:table-cell table:style-name="Table24.A3" office:value-type="float" office:value="9">
            <text:p text:style-name="P191">9</text:p>
          </table:table-cell>
          <table:table-cell table:style-name="Table24.A2" office:value-type="string">
            <text:p text:style-name="P191">9</text:p>
          </table:table-cell>
          <table:table-cell table:style-name="Table24.C4" office:value-type="string">
            <text:p text:style-name="P182">sclpin</text:p>
          </table:table-cell>
          <table:table-cell table:style-name="Table24.D2" office:value-type="string">
            <text:p text:style-name="P183">I2C Pins</text:p>
          </table:table-cell>
        </table:table-row>
        <table:table-row table:style-name="Table24.3">
          <table:table-cell table:style-name="Table24.A3" office:value-type="float" office:value="10">
            <text:p text:style-name="P191">10</text:p>
          </table:table-cell>
          <table:table-cell table:style-name="Table24.A2" office:value-type="string">
            <text:p text:style-name="P191">A</text:p>
          </table:table-cell>
          <table:table-cell table:style-name="Table24.C4" office:value-type="string">
            <text:p text:style-name="P182">sdapin</text:p>
          </table:table-cell>
          <table:table-cell table:style-name="Table24.D2" office:value-type="string">
            <text:p text:style-name="P184"/>
          </table:table-cell>
        </table:table-row>
        <table:table-row table:style-name="Table24.3">
          <table:table-cell table:style-name="Table24.A3" office:value-type="float" office:value="11">
            <text:p text:style-name="P191">11</text:p>
          </table:table-cell>
          <table:table-cell table:style-name="Table24.A2" office:value-type="string">
            <text:p text:style-name="P191">B</text:p>
          </table:table-cell>
          <table:table-cell table:style-name="Table24.C4" office:value-type="string">
            <text:p text:style-name="P182">i2cdly</text:p>
          </table:table-cell>
          <table:table-cell table:style-name="Table24.D2" office:value-type="string">
            <text:p text:style-name="P182">delay for I2C</text:p>
          </table:table-cell>
        </table:table-row>
        <table:table-row table:style-name="Table24.3">
          <table:table-cell table:style-name="Table24.A3" office:value-type="float" office:value="12">
            <text:p text:style-name="P191">12</text:p>
          </table:table-cell>
          <table:table-cell table:style-name="Table24.A2" office:value-type="string">
            <text:p text:style-name="P191">C</text:p>
          </table:table-cell>
          <table:table-cell table:style-name="Table24.C4" office:value-type="string">
            <text:p text:style-name="P182">txpin</text:p>
          </table:table-cell>
          <table:table-cell table:style-name="Table24.D2" office:value-type="string">
            <text:p text:style-name="P182">serial</text:p>
          </table:table-cell>
        </table:table-row>
        <table:table-row table:style-name="Table24.3">
          <table:table-cell table:style-name="Table24.A3" office:value-type="float" office:value="13">
            <text:p text:style-name="P191">13</text:p>
          </table:table-cell>
          <table:table-cell table:style-name="Table24.A2" office:value-type="string">
            <text:p text:style-name="P191">D</text:p>
          </table:table-cell>
          <table:table-cell table:style-name="Table24.C4" office:value-type="string">
            <text:p text:style-name="P182">pinreg</text:p>
          </table:table-cell>
          <table:table-cell table:style-name="Table24.D2" office:value-type="string">
            <text:p text:style-name="P182">for PIN operation</text:p>
          </table:table-cell>
        </table:table-row>
        <table:table-row table:style-name="Table24.3">
          <table:table-cell table:style-name="Table24.A3" office:value-type="float" office:value="14">
            <text:p text:style-name="P191">14</text:p>
          </table:table-cell>
          <table:table-cell table:style-name="Table24.A2" office:value-type="string">
            <text:p text:style-name="P191">E</text:p>
          </table:table-cell>
          <table:table-cell table:style-name="Table24.C4" office:value-type="string">
            <text:p text:style-name="P182">u / ACC</text:p>
          </table:table-cell>
          <table:table-cell table:style-name="Table24.D2" office:value-type="string">
            <text:p text:style-name="P182">registers</text:p>
          </table:table-cell>
        </table:table-row>
        <table:table-row table:style-name="Table24.3">
          <table:table-cell table:style-name="Table24.A3" office:value-type="float" office:value="15">
            <text:p text:style-name="P191">15</text:p>
          </table:table-cell>
          <table:table-cell table:style-name="Table24.A2" office:value-type="string">
            <text:p text:style-name="P191">F</text:p>
          </table:table-cell>
          <table:table-cell table:style-name="Table24.C4" office:value-type="string">
            <text:p text:style-name="P182">xx / x</text:p>
          </table:table-cell>
          <table:table-cell table:style-name="Table24.D2" office:value-type="string">
            <text:p text:style-name="P184"/>
          </table:table-cell>
        </table:table-row>
        <table:table-row table:style-name="Table24.3">
          <table:table-cell table:style-name="Table24.A3" office:value-type="float" office:value="16">
            <text:p text:style-name="P191">16</text:p>
          </table:table-cell>
          <table:table-cell table:style-name="Table24.A2" office:value-type="string">
            <text:p text:style-name="P191">10</text:p>
          </table:table-cell>
          <table:table-cell table:style-name="Table24.C4" office:value-type="string">
            <text:p text:style-name="P182">R0 / yy / y</text:p>
          </table:table-cell>
          <table:table-cell table:style-name="Table24.D2" office:value-type="string">
            <text:p text:style-name="P184"/>
          </table:table-cell>
        </table:table-row>
        <table:table-row table:style-name="Table24.3">
          <table:table-cell table:style-name="Table24.A3" office:value-type="float" office:value="17">
            <text:p text:style-name="P191">17</text:p>
          </table:table-cell>
          <table:table-cell table:style-name="Table24.A2" office:value-type="string">
            <text:p text:style-name="P191">11</text:p>
          </table:table-cell>
          <table:table-cell table:style-name="Table24.C4" office:value-type="string">
            <text:p text:style-name="P182">R1 / zz</text:p>
          </table:table-cell>
          <table:table-cell table:style-name="Table24.D2" office:value-type="string">
            <text:p text:style-name="P184"/>
          </table:table-cell>
        </table:table-row>
        <table:table-row table:style-name="Table24.3">
          <table:table-cell table:style-name="Table24.A3" office:value-type="float" office:value="18">
            <text:p text:style-name="P191">18</text:p>
          </table:table-cell>
          <table:table-cell table:style-name="Table24.A2" office:value-type="string">
            <text:p text:style-name="P191">12</text:p>
          </table:table-cell>
          <table:table-cell table:style-name="Table24.C4" office:value-type="string">
            <text:p text:style-name="P182">R2</text:p>
          </table:table-cell>
          <table:table-cell table:style-name="Table24.D2" office:value-type="string">
            <text:p text:style-name="P184"/>
          </table:table-cell>
        </table:table-row>
        <table:table-row table:style-name="Table24.3">
          <table:table-cell table:style-name="Table24.A3" office:value-type="float" office:value="19">
            <text:p text:style-name="P191">19</text:p>
          </table:table-cell>
          <table:table-cell table:style-name="Table24.A2" office:value-type="string">
            <text:p text:style-name="P191">13</text:p>
          </table:table-cell>
          <table:table-cell table:style-name="Table24.C4" office:value-type="string">
            <text:p text:style-name="P182">R3</text:p>
          </table:table-cell>
          <table:table-cell table:style-name="Table24.D2" office:value-type="string">
            <text:p text:style-name="P184"/>
          </table:table-cell>
        </table:table-row>
        <table:table-row table:style-name="Table24.3">
          <table:table-cell table:style-name="Table24.A3" office:value-type="float" office:value="20">
            <text:p text:style-name="P191">20</text:p>
          </table:table-cell>
          <table:table-cell table:style-name="Table24.A2" office:value-type="string">
            <text:p text:style-name="P191">14</text:p>
          </table:table-cell>
          <table:table-cell table:style-name="Table24.C4" office:value-type="string">
            <text:p text:style-name="P182">R4</text:p>
          </table:table-cell>
          <table:table-cell table:style-name="Table24.D2" office:value-type="string">
            <text:p text:style-name="P184"/>
          </table:table-cell>
        </table:table-row>
        <table:table-row table:style-name="Table24.3">
          <table:table-cell table:style-name="Table24.A3" office:value-type="float" office:value="21">
            <text:p text:style-name="P191">21</text:p>
          </table:table-cell>
          <table:table-cell table:style-name="Table24.A2" office:value-type="string">
            <text:p text:style-name="P191">15</text:p>
          </table:table-cell>
          <table:table-cell table:style-name="Table24.C4" office:value-type="string">
            <text:p text:style-name="P182">auxptr</text:p>
          </table:table-cell>
          <table:table-cell table:style-name="Table24.D2" office:value-type="string">
            <text:p text:style-name="P182">L stack Pointer (LUT)</text:p>
          </table:table-cell>
        </table:table-row>
        <table:table-row table:style-name="Table24.3">
          <table:table-cell table:style-name="Table24.A3" office:value-type="float" office:value="22">
            <text:p text:style-name="P191">22</text:p>
          </table:table-cell>
          <table:table-cell table:style-name="Table24.A2" office:value-type="string">
            <text:p text:style-name="P191">16</text:p>
          </table:table-cell>
          <table:table-cell table:style-name="Table24.C4" office:value-type="string">
            <text:p text:style-name="P182">lpptr</text:p>
          </table:table-cell>
          <table:table-cell table:style-name="Table24.D2" office:value-type="string">
            <text:p text:style-name="P182">Loop Stack (LUT)</text:p>
          </table:table-cell>
        </table:table-row>
        <table:table-row table:style-name="Table24.3">
          <table:table-cell table:style-name="Table24.A3" office:value-type="float" office:value="23">
            <text:p text:style-name="P191">23</text:p>
          </table:table-cell>
          <table:table-cell table:style-name="Table24.A2" office:value-type="string">
            <text:p text:style-name="P191">17</text:p>
          </table:table-cell>
          <table:table-cell table:style-name="Table24.C4" office:value-type="string">
            <text:p text:style-name="P182">retptr</text:p>
          </table:table-cell>
          <table:table-cell table:style-name="Table24.D2" office:value-type="string">
            <text:p text:style-name="P182">Return Stack (LUT)</text:p>
          </table:table-cell>
        </table:table-row>
        <table:table-row table:style-name="Table24.3">
          <table:table-cell table:style-name="Table24.A3" office:value-type="float" office:value="24">
            <text:p text:style-name="P181">24</text:p>
          </table:table-cell>
          <table:table-cell table:style-name="Table24.A2" office:value-type="string">
            <text:p text:style-name="P181">18</text:p>
          </table:table-cell>
          <table:table-cell table:style-name="Table24.C4" office:value-type="string">
            <text:p text:style-name="P182">depth</text:p>
          </table:table-cell>
          <table:table-cell table:style-name="Table24.D2" office:value-type="string">
            <text:p text:style-name="P182">Parameter Stack Depth</text:p>
          </table:table-cell>
        </table:table-row>
        <table:table-row table:style-name="Table24.3">
          <table:table-cell table:style-name="Table24.A3" office:value-type="float" office:value="25">
            <text:p text:style-name="P181">25</text:p>
          </table:table-cell>
          <table:table-cell table:style-name="Table24.A2" office:value-type="string">
            <text:p text:style-name="P181">19</text:p>
          </table:table-cell>
          <table:table-cell table:style-name="Table24.C4" office:value-type="string">
            <text:p text:style-name="P182">lap1</text:p>
          </table:table-cell>
          <table:table-cell table:style-name="Table24.D2" office:value-type="string">
            <text:p text:style-name="P182">timing</text:p>
          </table:table-cell>
        </table:table-row>
        <table:table-row table:style-name="Table24.3">
          <table:table-cell table:style-name="Table24.A3" office:value-type="float" office:value="26">
            <text:p text:style-name="P181">26</text:p>
          </table:table-cell>
          <table:table-cell table:style-name="Table24.A2" office:value-type="string">
            <text:p text:style-name="P181">1A</text:p>
          </table:table-cell>
          <table:table-cell table:style-name="Table24.C4" office:value-type="string">
            <text:p text:style-name="P182">lap2</text:p>
          </table:table-cell>
          <table:table-cell table:style-name="Table24.D2" office:value-type="string">
            <text:p text:style-name="P182">timing</text:p>
          </table:table-cell>
        </table:table-row>
        <table:table-row table:style-name="Table24.3">
          <table:table-cell table:style-name="Table24.A3" office:value-type="float" office:value="27">
            <text:p text:style-name="P181">27</text:p>
          </table:table-cell>
          <table:table-cell table:style-name="Table24.A2" office:value-type="string">
            <text:p text:style-name="P181">1B</text:p>
          </table:table-cell>
          <table:table-cell table:style-name="Table24.C4" office:value-type="string">
            <text:p text:style-name="P182">seed</text:p>
          </table:table-cell>
          <table:table-cell table:style-name="Table24.D2" office:value-type="string">
            <text:p text:style-name="P182">random?</text:p>
          </table:table-cell>
        </table:table-row>
        <table:table-row table:style-name="Table24.3">
          <table:table-cell table:style-name="Table24.A3" office:value-type="float" office:value="28">
            <text:p text:style-name="P181">28</text:p>
          </table:table-cell>
          <table:table-cell table:style-name="Table24.A2" office:value-type="string">
            <text:p text:style-name="P181">1C</text:p>
          </table:table-cell>
          <table:table-cell table:style-name="Table24.C4" office:value-type="string">
            <text:p text:style-name="P182">deltaR</text:p>
          </table:table-cell>
          <table:table-cell table:style-name="Table24.D2" office:value-type="string">
            <text:p text:style-name="P182">delay count</text:p>
          </table:table-cell>
        </table:table-row>
        <table:table-row table:style-name="Table24.3">
          <table:table-cell table:style-name="Table24.A3" office:value-type="float" office:value="29">
            <text:p text:style-name="P181">29</text:p>
          </table:table-cell>
          <table:table-cell table:style-name="Table24.A2" office:value-type="string">
            <text:p text:style-name="P181">1D</text:p>
          </table:table-cell>
          <table:table-cell table:style-name="Table24.C4" office:value-type="string">
            <text:p text:style-name="P182">tflgs</text:p>
          </table:table-cell>
          <table:table-cell table:style-name="Table24.D2" office:value-type="string">
            <text:p text:style-name="P182">flags</text:p>
          </table:table-cell>
        </table:table-row>
        <table:table-row table:style-name="Table24.3">
          <table:table-cell table:style-name="Table24.A3" office:value-type="float" office:value="30">
            <text:p text:style-name="P181">30</text:p>
          </table:table-cell>
          <table:table-cell table:style-name="Table24.A2" office:value-type="string">
            <text:p text:style-name="P181">1E</text:p>
          </table:table-cell>
          <table:table-cell table:style-name="Table24.C4" office:value-type="string">
            <text:p text:style-name="P182">rxlong</text:p>
          </table:table-cell>
          <table:table-cell table:style-name="Table24.D2" office:value-type="string">
            <text:p text:style-name="P182">' last 4 characters for KEY@'</text:p>
          </table:table-cell>
        </table:table-row>
        <table:table-row table:style-name="Table24.3">
          <table:table-cell table:style-name="Table24.A3" office:value-type="float" office:value="31">
            <text:p text:style-name="P181">31</text:p>
          </table:table-cell>
          <table:table-cell table:style-name="Table24.A2" office:value-type="string">
            <text:p text:style-name="P181">1F</text:p>
          </table:table-cell>
          <table:table-cell table:style-name="Table24.C4" office:value-type="string">
            <text:p text:style-name="P182">rxwrC</text:p>
          </table:table-cell>
          <table:table-cell table:style-name="Table24.D2" office:value-type="string">
            <text:p text:style-name="P182">' RX write index - updated by ISR'</text:p>
          </table:table-cell>
        </table:table-row>
        <table:table-row table:style-name="Table24.3">
          <table:table-cell table:style-name="Table24.A3" office:value-type="float" office:value="32">
            <text:p text:style-name="P181">32</text:p>
          </table:table-cell>
          <table:table-cell table:style-name="Table24.A2" office:value-type="string">
            <text:p text:style-name="P181">20</text:p>
          </table:table-cell>
          <table:table-cell table:style-name="Table24.C4" office:value-type="string">
            <text:p text:style-name="P182">rxrdC</text:p>
          </table:table-cell>
          <table:table-cell table:style-name="Table24.D2" office:value-type="string">
            <text:p text:style-name="P182">' RX read index - updated by READRX</text:p>
          </table:table-cell>
        </table:table-row>
        <text:soft-page-break/>
        <table:table-row table:style-name="Table24.3">
          <table:table-cell table:style-name="Table24.A3" office:value-type="float" office:value="33">
            <text:p text:style-name="P181">33</text:p>
          </table:table-cell>
          <table:table-cell table:style-name="Table24.A2" office:value-type="string">
            <text:p text:style-name="P181">21</text:p>
          </table:table-cell>
          <table:table-cell table:style-name="Table24.C4" office:value-type="string">
            <text:p text:style-name="P182">rxdat</text:p>
          </table:table-cell>
          <table:table-cell table:style-name="Table24.D2" office:value-type="string">
            <text:p text:style-name="P182">' temp rx isr data'</text:p>
          </table:table-cell>
        </table:table-row>
        <table:table-row table:style-name="Table24.3">
          <table:table-cell table:style-name="Table24.A3" office:value-type="float" office:value="34">
            <text:p text:style-name="P181">34</text:p>
          </table:table-cell>
          <table:table-cell table:style-name="Table24.A2" office:value-type="string">
            <text:p text:style-name="P181">22</text:p>
          </table:table-cell>
          <table:table-cell table:style-name="Table24.C4" office:value-type="string">
            <text:p text:style-name="P182">rxptr</text:p>
          </table:table-cell>
          <table:table-cell table:style-name="Table24.D2" office:value-type="string">
            <text:p text:style-name="P182">' temp rx isr buffer ptr'</text:p>
          </table:table-cell>
        </table:table-row>
        <table:table-row table:style-name="Table24.3">
          <table:table-cell table:style-name="Table24.A3" office:value-type="float" office:value="35">
            <text:p text:style-name="P181">35</text:p>
          </table:table-cell>
          <table:table-cell table:style-name="Table24.A2" office:value-type="string">
            <text:p text:style-name="P181">23</text:p>
          </table:table-cell>
          <table:table-cell table:style-name="Table24.C4" office:value-type="string">
            <text:p text:style-name="P182">a </text:p>
          </table:table-cell>
          <table:table-cell table:style-name="Table24.D2" office:value-type="string">
            <text:p text:style-name="P182">' tos'</text:p>
          </table:table-cell>
        </table:table-row>
        <table:table-row table:style-name="Table24.3">
          <table:table-cell table:style-name="Table24.A3" office:value-type="float" office:value="36">
            <text:p text:style-name="P181">36</text:p>
          </table:table-cell>
          <table:table-cell table:style-name="Table24.A2" office:value-type="string">
            <text:p text:style-name="P181">24</text:p>
          </table:table-cell>
          <table:table-cell table:style-name="Table24.C4" office:value-type="string">
            <text:p text:style-name="P182">b </text:p>
          </table:table-cell>
          <table:table-cell table:style-name="Table24.D2" office:value-type="string">
            <text:p text:style-name="P182">' 2nd'</text:p>
          </table:table-cell>
        </table:table-row>
        <table:table-row table:style-name="Table24.3">
          <table:table-cell table:style-name="Table24.A3" office:value-type="float" office:value="37">
            <text:p text:style-name="P181">37</text:p>
          </table:table-cell>
          <table:table-cell table:style-name="Table24.A2" office:value-type="string">
            <text:p text:style-name="P181">25</text:p>
          </table:table-cell>
          <table:table-cell table:style-name="Table24.C4" office:value-type="string">
            <text:p text:style-name="P182">c </text:p>
          </table:table-cell>
          <table:table-cell table:style-name="Table24.D2" office:value-type="string">
            <text:p text:style-name="P182">' 3rd'</text:p>
          </table:table-cell>
        </table:table-row>
        <table:table-row table:style-name="Table24.3">
          <table:table-cell table:style-name="Table24.A3" office:value-type="float" office:value="38">
            <text:p text:style-name="P181">38</text:p>
          </table:table-cell>
          <table:table-cell table:style-name="Table24.A2" office:value-type="string">
            <text:p text:style-name="P181">26</text:p>
          </table:table-cell>
          <table:table-cell table:style-name="Table24.C4" office:value-type="string">
            <text:p text:style-name="P182">d </text:p>
          </table:table-cell>
          <table:table-cell table:style-name="Table24.D2" office:value-type="string">
            <text:p text:style-name="P182">' 4th'</text:p>
          </table:table-cell>
        </table:table-row>
        <table:table-row table:style-name="Table24.3">
          <table:table-cell table:style-name="Table24.A3" office:value-type="float" office:value="39">
            <text:p text:style-name="P181">39</text:p>
          </table:table-cell>
          <table:table-cell table:style-name="Table24.A2" office:value-type="string">
            <text:p text:style-name="P181">27</text:p>
          </table:table-cell>
          <table:table-cell table:style-name="Table24.C4" office:value-type="string">
            <text:p text:style-name="P182">loop index</text:p>
          </table:table-cell>
          <table:table-cell table:style-name="Table24.D2" office:value-type="string">
            <text:p text:style-name="P182">' loop index I '</text:p>
          </table:table-cell>
        </table:table-row>
        <table:table-row table:style-name="Table24.3">
          <table:table-cell table:style-name="Table24.A3" office:value-type="float" office:value="40">
            <text:p text:style-name="P181">40</text:p>
          </table:table-cell>
          <table:table-cell table:style-name="Table24.A2" office:value-type="string">
            <text:p text:style-name="P181">28</text:p>
          </table:table-cell>
          <table:table-cell table:style-name="Table24.C4" office:value-type="string">
            <text:p text:style-name="P182">loop limit</text:p>
          </table:table-cell>
          <table:table-cell table:style-name="Table24.D2" office:value-type="string">
            <text:p text:style-name="P182">' limit of DO loop '</text:p>
          </table:table-cell>
        </table:table-row>
        <table:table-row table:style-name="Table24.3">
          <table:table-cell table:style-name="Table24.A3" office:value-type="float" office:value="41">
            <text:p text:style-name="P181">41</text:p>
          </table:table-cell>
          <table:table-cell table:style-name="Table24.A2" office:value-type="string">
            <text:p text:style-name="P181">29</text:p>
          </table:table-cell>
          <table:table-cell table:style-name="Table24.C4" office:value-type="string">
            <text:p text:style-name="P182">loopip</text:p>
          </table:table-cell>
          <table:table-cell table:style-name="Table24.D2" office:value-type="string">
            <text:p text:style-name="P182">' branch back address'</text:p>
          </table:table-cell>
        </table:table-row>
        <table:table-row table:style-name="Table24.3">
          <table:table-cell table:style-name="Table24.A3" office:value-type="float" office:value="42">
            <text:p text:style-name="P181">42</text:p>
          </table:table-cell>
          <table:table-cell table:style-name="Table24.A2" office:value-type="string">
            <text:p text:style-name="P181">2A</text:p>
          </table:table-cell>
          <table:table-cell table:style-name="Table24.C4" office:value-type="string">
            <text:p text:style-name="P182">ffffffff M1 long -1</text:p>
          </table:table-cell>
          <table:table-cell table:style-name="Table24.D2" office:value-type="string">
            <text:p text:style-name="P170"><text:span text:style-name="T160">' -1 or $FFFF_FFFF ' - </text:span><text:span text:style-name="T161">constant</text:span></text:p>
          </table:table-cell>
        </table:table-row>
        <table:table-row table:style-name="Table24.3">
          <table:table-cell table:style-name="Table24.A2" office:value-type="string">
            <text:p text:style-name="P185">43 .. 458</text:p>
          </table:table-cell>
          <table:table-cell table:style-name="Table24.A2" office:value-type="string">
            <text:p text:style-name="P185">2B .. 1CA</text:p>
          </table:table-cell>
          <table:table-cell table:style-name="Table24.C3" office:value-type="string">
            <text:p text:style-name="P187">Cog Kernel Code</text:p>
          </table:table-cell>
          <table:table-cell table:style-name="Table24.D2" office:value-type="string">
            <text:p text:style-name="P170"/>
          </table:table-cell>
        </table:table-row>
        <table:table-row table:style-name="Table24.3">
          <table:table-cell table:style-name="Table24.A2" office:value-type="string">
            <text:p text:style-name="P185">459 .. 489</text:p>
          </table:table-cell>
          <table:table-cell table:style-name="Table24.A2" office:value-type="string">
            <text:p text:style-name="P185">1CB .. 1E9</text:p>
          </table:table-cell>
          <table:table-cell table:style-name="Table24.C47" office:value-type="string">
            <text:p text:style-name="P187">COGMOD space</text:p>
          </table:table-cell>
          <table:table-cell table:style-name="Table24.D2" office:value-type="string">
            <text:p text:style-name="P170"/>
          </table:table-cell>
        </table:table-row>
        <table:table-row table:style-name="Table24.3">
          <table:table-cell table:style-name="Table24.A3" office:value-type="float" office:value="490">
            <text:p text:style-name="P186">490</text:p>
          </table:table-cell>
          <table:table-cell table:style-name="Table24.A2" office:value-type="string">
            <text:p text:style-name="P186">1EA</text:p>
          </table:table-cell>
          <table:table-cell table:style-name="Table24.C48" office:value-type="string">
            <text:p text:style-name="P188">dbtab</text:p>
          </table:table-cell>
          <table:table-cell table:style-name="Table24.D2" office:value-type="string">
            <text:p text:style-name="P188">for TRACING</text:p>
          </table:table-cell>
        </table:table-row>
        <table:table-row table:style-name="Table24.3">
          <table:table-cell table:style-name="Table24.A3" office:value-type="float" office:value="491">
            <text:p text:style-name="P186">491</text:p>
          </table:table-cell>
          <table:table-cell table:style-name="Table24.A2" office:value-type="string">
            <text:p text:style-name="P186">1EB</text:p>
          </table:table-cell>
          <table:table-cell table:style-name="Table24.C48" office:value-type="string">
            <text:p text:style-name="P188">hr2</text:p>
          </table:table-cell>
          <table:table-cell table:style-name="Table24.D2" office:value-type="string">
            <text:p text:style-name="P188">for TRACING</text:p>
          </table:table-cell>
        </table:table-row>
        <table:table-row table:style-name="Table24.3">
          <table:table-cell table:style-name="Table24.A3" office:value-type="float" office:value="492">
            <text:p text:style-name="P186">492</text:p>
          </table:table-cell>
          <table:table-cell table:style-name="Table24.A2" office:value-type="string">
            <text:p text:style-name="P186">1EC</text:p>
          </table:table-cell>
          <table:table-cell table:style-name="Table24.C48" office:value-type="string">
            <text:p text:style-name="P188">hr1</text:p>
          </table:table-cell>
          <table:table-cell table:style-name="Table24.D2" office:value-type="string">
            <text:p text:style-name="P188">for TRACING</text:p>
          </table:table-cell>
        </table:table-row>
        <table:table-row table:style-name="Table24.3">
          <table:table-cell table:style-name="Table24.A3" office:value-type="float" office:value="493">
            <text:p text:style-name="P186">493</text:p>
          </table:table-cell>
          <table:table-cell table:style-name="Table24.A2" office:value-type="string">
            <text:p text:style-name="P186">1ED</text:p>
          </table:table-cell>
          <table:table-cell table:style-name="Table24.C48" office:value-type="string">
            <text:p text:style-name="P188">hr0</text:p>
          </table:table-cell>
          <table:table-cell table:style-name="Table24.D2" office:value-type="string">
            <text:p text:style-name="P188">for TRACING</text:p>
          </table:table-cell>
        </table:table-row>
        <table:table-row table:style-name="Table24.3">
          <table:table-cell table:style-name="Table24.A3" office:value-type="float" office:value="494">
            <text:p text:style-name="P186">494</text:p>
          </table:table-cell>
          <table:table-cell table:style-name="Table24.A2" office:value-type="string">
            <text:p text:style-name="P186">1EE</text:p>
          </table:table-cell>
          <table:table-cell table:style-name="Table24.C48" office:value-type="string">
            <text:p text:style-name="P188">xreg</text:p>
          </table:table-cell>
          <table:table-cell table:style-name="Table24.D2" office:value-type="string">
            <text:p text:style-name="P188">for TRACING</text:p>
          </table:table-cell>
        </table:table-row>
        <table:table-row table:style-name="Table24.3">
          <table:table-cell table:style-name="Table24.A3" office:value-type="float" office:value="495">
            <text:p text:style-name="P186">495</text:p>
          </table:table-cell>
          <table:table-cell table:style-name="Table24.A2" office:value-type="string">
            <text:p text:style-name="P186">1EF</text:p>
          </table:table-cell>
          <table:table-cell table:style-name="Table24.C48" office:value-type="string">
            <text:p text:style-name="P188">traceL</text:p>
          </table:table-cell>
          <table:table-cell table:style-name="Table24.D2" office:value-type="string">
            <text:p text:style-name="P188">for TRACING</text:p>
          </table:table-cell>
        </table:table-row>
        <table:table-row table:style-name="Table24.3">
          <table:table-cell table:style-name="Table24.A3" office:value-type="float" office:value="496">
            <text:p text:style-name="P186">496</text:p>
          </table:table-cell>
          <table:table-cell table:style-name="Table24.A2" office:value-type="string">
            <text:p text:style-name="P186">1F0</text:p>
          </table:table-cell>
          <table:table-cell table:style-name="Table24.C54" office:value-type="string">
            <text:p text:style-name="P188">$1F0 RAM / IJMP3 </text:p>
          </table:table-cell>
          <table:table-cell table:style-name="Table24.D2" office:value-type="string">
            <text:p text:style-name="P189">interrupt call   address for INT3</text:p>
          </table:table-cell>
        </table:table-row>
        <table:table-row table:style-name="Table24.3">
          <table:table-cell table:style-name="Table24.A3" office:value-type="float" office:value="497">
            <text:p text:style-name="P186">497</text:p>
          </table:table-cell>
          <table:table-cell table:style-name="Table24.A2" office:value-type="string">
            <text:p text:style-name="P186">1F1</text:p>
          </table:table-cell>
          <table:table-cell table:style-name="Table24.C54" office:value-type="string">
            <text:p text:style-name="P188">$1F1 RAM / IRET3 </text:p>
          </table:table-cell>
          <table:table-cell table:style-name="Table24.D2" office:value-type="string">
            <text:p text:style-name="P189">interrupt return address for INT3</text:p>
          </table:table-cell>
        </table:table-row>
        <table:table-row table:style-name="Table24.3">
          <table:table-cell table:style-name="Table24.A3" office:value-type="float" office:value="498">
            <text:p text:style-name="P186">498</text:p>
          </table:table-cell>
          <table:table-cell table:style-name="Table24.A2" office:value-type="string">
            <text:p text:style-name="P186">1F2</text:p>
          </table:table-cell>
          <table:table-cell table:style-name="Table24.C54" office:value-type="string">
            <text:p text:style-name="P188">$1F2 RAM / IJMP2 </text:p>
          </table:table-cell>
          <table:table-cell table:style-name="Table24.D2" office:value-type="string">
            <text:p text:style-name="P189">interrupt call   address for INT2</text:p>
          </table:table-cell>
        </table:table-row>
        <table:table-row table:style-name="Table24.3">
          <table:table-cell table:style-name="Table24.A3" office:value-type="float" office:value="499">
            <text:p text:style-name="P186">499</text:p>
          </table:table-cell>
          <table:table-cell table:style-name="Table24.A2" office:value-type="string">
            <text:p text:style-name="P186">1F3</text:p>
          </table:table-cell>
          <table:table-cell table:style-name="Table24.C54" office:value-type="string">
            <text:p text:style-name="P188">$1F3 RAM / IRET2 </text:p>
          </table:table-cell>
          <table:table-cell table:style-name="Table24.D2" office:value-type="string">
            <text:p text:style-name="P189">interrupt return address for INT2</text:p>
          </table:table-cell>
        </table:table-row>
        <table:table-row table:style-name="Table24.3">
          <table:table-cell table:style-name="Table24.A3" office:value-type="float" office:value="500">
            <text:p text:style-name="P186">500</text:p>
          </table:table-cell>
          <table:table-cell table:style-name="Table24.A2" office:value-type="string">
            <text:p text:style-name="P186">1F4</text:p>
          </table:table-cell>
          <table:table-cell table:style-name="Table24.C54" office:value-type="string">
            <text:p text:style-name="P188">$1F4 RAM / IJMP1 </text:p>
          </table:table-cell>
          <table:table-cell table:style-name="Table24.D2" office:value-type="string">
            <text:p text:style-name="P189">interrupt call   address for INT1</text:p>
          </table:table-cell>
        </table:table-row>
        <table:table-row table:style-name="Table24.3">
          <table:table-cell table:style-name="Table24.A3" office:value-type="float" office:value="501">
            <text:p text:style-name="P186">501</text:p>
          </table:table-cell>
          <table:table-cell table:style-name="Table24.A2" office:value-type="string">
            <text:p text:style-name="P186">1F5</text:p>
          </table:table-cell>
          <table:table-cell table:style-name="Table24.C54" office:value-type="string">
            <text:p text:style-name="P188">$1F5 RAM / IRET1 </text:p>
          </table:table-cell>
          <table:table-cell table:style-name="Table24.D2" office:value-type="string">
            <text:p text:style-name="P189">interrupt return address for INT1</text:p>
          </table:table-cell>
        </table:table-row>
        <table:table-row table:style-name="Table24.3">
          <table:table-cell table:style-name="Table24.A3" office:value-type="float" office:value="502">
            <text:p text:style-name="P186">502</text:p>
          </table:table-cell>
          <table:table-cell table:style-name="Table24.A2" office:value-type="string">
            <text:p text:style-name="P186">1F6</text:p>
          </table:table-cell>
          <table:table-cell table:style-name="Table24.C54" office:value-type="string">
            <text:p text:style-name="P188">$1F6 RAM / PA CALLD-imm return</text:p>
          </table:table-cell>
          <table:table-cell table:style-name="Table24.D2" office:value-type="string">
            <text:p text:style-name="P189">CALLPA parameter, or LOC address</text:p>
          </table:table-cell>
        </table:table-row>
        <table:table-row table:style-name="Table24.3">
          <table:table-cell table:style-name="Table24.A3" office:value-type="float" office:value="503">
            <text:p text:style-name="P186">503</text:p>
          </table:table-cell>
          <table:table-cell table:style-name="Table24.A2" office:value-type="string">
            <text:p text:style-name="P186">1F7</text:p>
          </table:table-cell>
          <table:table-cell table:style-name="Table24.C54" office:value-type="string">
            <text:p text:style-name="P188">$1F7 RAM / PB CALLD-imm return,</text:p>
          </table:table-cell>
          <table:table-cell table:style-name="Table24.D2" office:value-type="string">
            <text:p text:style-name="P189">CALLPB parameter, or LOC address</text:p>
          </table:table-cell>
        </table:table-row>
        <table:table-row table:style-name="Table24.3">
          <table:table-cell table:style-name="Table24.A3" office:value-type="float" office:value="504">
            <text:p text:style-name="P186">504</text:p>
          </table:table-cell>
          <table:table-cell table:style-name="Table24.A2" office:value-type="string">
            <text:p text:style-name="P186">1F8</text:p>
          </table:table-cell>
          <table:table-cell table:style-name="Table24.C62" office:value-type="string">
            <text:p text:style-name="P188">$1F8 PTRA </text:p>
          </table:table-cell>
          <table:table-cell table:style-name="Table24.D2" office:value-type="string">
            <text:p text:style-name="P189">pointer A to hub RAM</text:p>
          </table:table-cell>
        </table:table-row>
        <table:table-row table:style-name="Table24.3">
          <table:table-cell table:style-name="Table24.A3" office:value-type="float" office:value="505">
            <text:p text:style-name="P186">505</text:p>
          </table:table-cell>
          <table:table-cell table:style-name="Table24.A2" office:value-type="string">
            <text:p text:style-name="P186">1F9</text:p>
          </table:table-cell>
          <table:table-cell table:style-name="Table24.C62" office:value-type="string">
            <text:p text:style-name="P188">$1F9 PTRB </text:p>
          </table:table-cell>
          <table:table-cell table:style-name="Table24.D2" office:value-type="string">
            <text:p text:style-name="P189">pointer B to hub RAM</text:p>
          </table:table-cell>
        </table:table-row>
        <table:table-row table:style-name="Table24.3">
          <table:table-cell table:style-name="Table24.A3" office:value-type="float" office:value="506">
            <text:p text:style-name="P186">506</text:p>
          </table:table-cell>
          <table:table-cell table:style-name="Table24.A2" office:value-type="string">
            <text:p text:style-name="P186">1FA</text:p>
          </table:table-cell>
          <table:table-cell table:style-name="Table24.C64" office:value-type="string">
            <text:p text:style-name="P188">$1FA DIRA </text:p>
          </table:table-cell>
          <table:table-cell table:style-name="Table24.D2" office:value-type="string">
            <text:p text:style-name="P190">output enables for P31..P0</text:p>
          </table:table-cell>
        </table:table-row>
        <table:table-row table:style-name="Table24.3">
          <table:table-cell table:style-name="Table24.A3" office:value-type="float" office:value="507">
            <text:p text:style-name="P186">507</text:p>
          </table:table-cell>
          <table:table-cell table:style-name="Table24.A2" office:value-type="string">
            <text:p text:style-name="P186">1FB</text:p>
          </table:table-cell>
          <table:table-cell table:style-name="Table24.C64" office:value-type="string">
            <text:p text:style-name="P188">$1FB DIRB </text:p>
          </table:table-cell>
          <table:table-cell table:style-name="Table24.D2" office:value-type="string">
            <text:p text:style-name="P190">output enables for P63..P32</text:p>
          </table:table-cell>
        </table:table-row>
        <table:table-row table:style-name="Table24.3">
          <table:table-cell table:style-name="Table24.A3" office:value-type="float" office:value="508">
            <text:p text:style-name="P186">508</text:p>
          </table:table-cell>
          <table:table-cell table:style-name="Table24.A2" office:value-type="string">
            <text:p text:style-name="P186">1FC</text:p>
          </table:table-cell>
          <table:table-cell table:style-name="Table24.C64" office:value-type="string">
            <text:p text:style-name="P188">$1FC OUTA </text:p>
          </table:table-cell>
          <table:table-cell table:style-name="Table24.D2" office:value-type="string">
            <text:p text:style-name="P190">output states for P31..P0</text:p>
          </table:table-cell>
        </table:table-row>
        <table:table-row table:style-name="Table24.3">
          <table:table-cell table:style-name="Table24.A3" office:value-type="float" office:value="509">
            <text:p text:style-name="P186">509</text:p>
          </table:table-cell>
          <table:table-cell table:style-name="Table24.A2" office:value-type="string">
            <text:p text:style-name="P186">1FD</text:p>
          </table:table-cell>
          <table:table-cell table:style-name="Table24.C64" office:value-type="string">
            <text:p text:style-name="P188">$1FD OUTB </text:p>
          </table:table-cell>
          <table:table-cell table:style-name="Table24.D2" office:value-type="string">
            <text:p text:style-name="P190">output states for P63..P32</text:p>
          </table:table-cell>
        </table:table-row>
        <table:table-row table:style-name="Table24.3">
          <table:table-cell table:style-name="Table24.A3" office:value-type="float" office:value="510">
            <text:p text:style-name="P186">510</text:p>
          </table:table-cell>
          <table:table-cell table:style-name="Table24.A2" office:value-type="string">
            <text:p text:style-name="P186">1FE</text:p>
          </table:table-cell>
          <table:table-cell table:style-name="Table24.C64" office:value-type="string">
            <text:p text:style-name="P188">$1FE INA </text:p>
          </table:table-cell>
          <table:table-cell table:style-name="Table24.D2" office:value-type="string">
            <text:p text:style-name="P190">* input states for P31..P0</text:p>
          </table:table-cell>
        </table:table-row>
        <table:table-row table:style-name="Table24.3">
          <table:table-cell table:style-name="Table24.A3" office:value-type="float" office:value="511">
            <text:p text:style-name="P186">511</text:p>
          </table:table-cell>
          <table:table-cell table:style-name="Table24.A2" office:value-type="string">
            <text:p text:style-name="P186">1FF</text:p>
          </table:table-cell>
          <table:table-cell table:style-name="Table24.C64" office:value-type="string">
            <text:p text:style-name="P188">$1FF INB </text:p>
          </table:table-cell>
          <table:table-cell table:style-name="Table24.D2" office:value-type="string">
            <text:p text:style-name="P190">** input states for P63..P32</text:p>
          </table:table-cell>
        </table:table-row>
      </table:table>
      <text:p text:style-name="P108"/>
      <text:p text:style-name="P171"><text:span text:style-name="T162">* also debug interrupt call address</text:span></text:p>
      <text:p text:style-name="P171"><text:span text:style-name="T162">** also debug interrupt return address</text:span></text:p>
      <text:p text:style-name="P168"><text:span text:style-name="T47"/></text:p>
      <text:p text:style-name="P147"/>
      <text:h text:style-name="P155" text:outline-level="1"><text:soft-page-break/>Other Links</text:h>
      <text:list xml:id="list198285835" text:style-name="L2">
        <text:list-item>
          <text:p text:style-name="P164"><text:span text:style-name="T68">MEDIA.FTH located in folder </text:span><text:span text:style-name="T75">TAQOZ/Forth</text:span><text:span text:style-name="T68"> in the </text:span><text:a xlink:type="simple" xlink:href="https://sourceforge.net/projects/tachyon-forth/files/TAQOZ/Forth/" text:style-name="Internet_20_link" text:visited-style-name="Visited_20_Internet_20_Link"><text:span text:style-name="T71">Tachyon Forth Files</text:span></text:a><text:span text:style-name="T68"> makes quite a lot of use of inline code and is worth looking at for further examples.</text:span></text:p>
        </text:list-item>
        <text:list-item>
          <text:p text:style-name="P165"><text:span text:style-name="T68">There is a </text:span><text:a xlink:type="simple" xlink:href="https://forums.parallax.com/discussion/171254/tia-an-interactive-inline-assembler-for-taqoz/p1" text:style-name="Internet_20_link" text:visited-style-name="Visited_20_Internet_20_Link"><text:span text:style-name="T72">T</text:span></text:a><text:a xlink:type="simple" xlink:href="https://forums.parallax.com/discussion/171254/tia-an-interactive-inline-assembler-for-taqoz/p1" text:style-name="Internet_20_link" text:visited-style-name="Visited_20_Internet_20_Link"><text:span text:style-name="T72">AQOZ</text:span></text:a><text:a xlink:type="simple" xlink:href="https://forums.parallax.com/discussion/171254/tia-an-interactive-inline-assembler-for-taqoz/p1" text:style-name="Internet_20_link" text:visited-style-name="Visited_20_Internet_20_Link"><text:span text:style-name="T72"> Interactive Assembler</text:span></text:a><text:span text:style-name="T72"> thread</text:span><text:span text:style-name="T68"> in the Parallax forum.</text:span><text:span text:style-name="T73"> Be warned, early examples of code won't run without editing, as the TIA syntax evolved.</text:span></text:p>
        </text:list-item>
        <text:list-item>
          <text:p text:style-name="P166"><text:span text:style-name="T68">My </text:span><text:a xlink:type="simple" xlink:href="https://forums.parallax.com/discussion/173361/taqoz-reloaded-v2-8-si5351-dual-rf-signal-source-control" text:style-name="Internet_20_link" text:visited-style-name="Visited_20_Internet_20_Link"><text:span text:style-name="T73">C</text:span></text:a><text:a xlink:type="simple" xlink:href="https://forums.parallax.com/discussion/173361/taqoz-reloaded-v2-8-si5351-dual-rf-signal-source-control" text:style-name="Internet_20_link" text:visited-style-name="Visited_20_Internet_20_Link"><text:span text:style-name="T68">REATE DOES&gt; inline code</text:span></text:a><text:span text:style-name="T68"> included in this SI5351 driver</text:span></text:p>
        </text:list-item>
        <text:list-item>
          <text:p text:style-name="P166"><text:span text:style-name="T68">My </text:span><text:a xlink:type="simple" xlink:href="https://forums.parallax.com/discussion/171742/try-these-taqoz-code-snippets-and-learn/p2" text:style-name="Internet_20_link" text:visited-style-name="Visited_20_Internet_20_Link"><text:span text:style-name="T68">Locks and WAITATN</text:span></text:a><text:span text:style-name="T68"> inline code</text:span></text:p>
        </text:list-item>
      </text:list>
      <text:h text:style-name="P156" text:outline-level="1">Conclusion</text:h>
      <text:p text:style-name="P57">The above has been a quick introduction to <text:span text:style-name="T114">creating inline assembly words using TIA </text:span><text:s/>in T<text:span text:style-name="T97">AQOZ Reloaded.</text:span> <text:span text:style-name="T114">The paper was </text:span>written as reminder notes whilst the author was getting familiar with the subject.<text:span text:style-name="T96"> This will be revised from time to time, to jot down handy techniques as more is learned.</text:span></text:p>
      <text:p text:style-name="P16"/>
      <text:p text:style-name="P134"><text:span text:style-name="T23">Bob Edwards, retired EMC engineer in SW U.K., ham radio call G4BBY </text:span><text:span text:style-name="T24">April 2022</text:span></text:p>
      <text:h text:style-name="P157" text:outline-level="1"><text:span text:style-name="T124">Appendix 1 </text:span>CREATE ... DOES&gt;</text:h>
      <text:p text:style-name="P11">These <text:span text:style-name="T125">two </text:span>words allow the user to expand the TAQOZ compiler – <text:span text:style-name="T152">often useful around assembly language</text:span><text:span text:style-name="T130">:-</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1">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2"><text:tab/></text:span><text:span text:style-name="T100">[C] GRAB</text:span></text:p>
      <text:p text:style-name="P11"><text:tab/>[C] CREATE: <text:s text:c="11"/>--- Using the next word in the input stream as the name, create a VARIABLE type dictionary entry</text:p>
      <text:p text:style-name="P17"><text:span text:style-name="T100"><text:s text:c="4"/></text:span><text:span text:style-name="T102"><text:tab/></text:span><text:span text:style-name="T100">[C] GRAB <text:s text:c="15"/></text:span><text:span text:style-name="T101"><text:tab/></text:span><text:span text:style-name="T100">--- make sure CREATE: has run before anything more</text:span></text:p>
      <text:p text:style-name="P17"><text:span text:style-name="T100"><text:s text:c="3"/></text:span><text:span text:style-name="T102"><text:tab/></text:span><text:span text:style-name="T100">HERE 2- 0 REG W!</text:span><text:span text:style-name="T101"><text:tab/></text:span><text:span text:style-name="T100">---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100"><text:s text:c="4"/></text:span><text:span text:style-name="T102"><text:tab/></text:span><text:span text:style-name="T100">R&gt; <text:s text:c="21"/></text:span><text:span text:style-name="T101"><text:tab/></text:span><text:span text:style-name="T100">--- the first word location in the new word being defined</text:span></text:p>
      <text:p text:style-name="P17"><text:span text:style-name="T100"><text:s text:c="4"/></text:span><text:span text:style-name="T102"><text:tab/></text:span><text:span text:style-name="T100">0 REG W@</text:span><text:span text:style-name="T102"><text:tab/><text:tab/></text:span><text:span text:style-name="T100">--- retrieve the address stored on scratchpad</text:span></text:p>
      <text:p text:style-name="P17"><text:span text:style-name="T100"><text:s text:c="4"/></text:span><text:span text:style-name="T102"><text:tab/></text:span><text:span text:style-name="T100">W!</text:span><text:span text:style-name="T102"><text:tab/><text:tab/><text:tab/></text:span><text:span text:style-name="T100">---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1"><text:s text:c="9"/></text:span><text:span text:style-name="T100">FOR </text:span></text:p>
      <text:p text:style-name="P11"><text:s text:c="12"/>0 [C] ||</text:p>
      <text:p text:style-name="P17"><text:span text:style-name="T100"><text:s text:c="8"/>NEXT <text:s text:c="15"/></text:span><text:span text:style-name="T101"><text:tab/></text:span><text:span text:style-name="T100">--- Create cnt bytes set to 0</text:span></text:p>
      <text:p text:style-name="P11"><text:s text:c="4"/>DOES&gt; ( index -- addr )</text:p>
      <text:p text:style-name="P17"><text:span text:style-name="T100"><text:s text:c="8"/>2* R&gt; + <text:s text:c="11"/></text:span><text:span text:style-name="T101"><text:tab/><text:tab/></text:span><text:span text:style-name="T100"> --- the address of the first byte + index = the entry reqd </text:span></text:p>
      <text:p text:style-name="P11">;</text:p>
      <text:p text:style-name="P11"/>
      <text:p text:style-name="P11">--- Create a new array M<text:span text:style-name="T149">Y</text:span>ARRAY1 which can hold 10 word size<text:span text:style-name="T149">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57" text:outline-level="1">Appendix 2 <text:s/>- <text:span text:style-name="T126">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26"> </text:span>wc<text:span text:style-name="T126"><text:tab/><text:tab/><text:tab/>'</text:span> wait for atn flag</text:p>
      <text:p text:style-name="P4">_ret_<text:span text:style-name="T126"><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195">---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58" text:outline-level="1">Appendix 3 - Patch for SETEDG and POLLEDG</text:h>
      <text:p text:style-name="P20">--- SETEDG and POLLEDG use setse1, but this is already in use by the terminal input<text:span text:style-name="T127">,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58"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196">---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28"> ;</text:span></text:p>
      <text:p text:style-name="P196">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196"><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196">---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59" text:outline-level="1">Appendix <text:span text:style-name="T5">5</text:span> - <text:span text:style-name="T132">Output to a Pin - high level code versus assembly language</text:span></text:h>
      <text:p text:style-name="P6"><text:span text:style-name="T40">With the cpu </text:span><text:span text:style-name="T41">clock </text:span><text:span text:style-name="T40">set to 200MHz this is </text:span><text:span text:style-name="T41">high level code to toggle pin 10 high and low</text:span><text:span text:style-name="T40"> :-</text:span></text:p>
      <text:p text:style-name="P6"><text:span text:style-name="T110"><text:line-break/></text:span><text:span text:style-name="Source_20_Text"><text:span text:style-name="T42">: TEST BEGIN 10 HIGH 10 LOW AGAIN ;</text:span></text:span></text:p>
      <text:p text:style-name="P6"><text:span text:style-name="T110"><text:line-break/></text:span><text:span text:style-name="T40">Pin 10 goes high for 485nS and low for 675nS</text:span><text:span text:style-name="T39">.</text:span></text:p>
      <text:p text:style-name="P7"/>
      <text:p text:style-name="P112">The equivalent in assembly language might be:-</text:p>
      <text:p text:style-name="P113"/>
      <text:p text:style-name="P114"><text:span text:style-name="Source_20_Text"><text:span text:style-name="T133">code CTEST</text:span></text:span></text:p>
      <text:p text:style-name="P114"><text:span text:style-name="Source_20_Text"><text:span text:style-name="T133"><text:tab/>mov a,#10<text:tab/>' pin 10</text:span></text:span></text:p>
      <text:p text:style-name="P114"><text:span text:style-name="Source_20_Text"><text:span text:style-name="T133">.l1<text:tab/>drvh a</text:span></text:span></text:p>
      <text:p text:style-name="P114"><text:span text:style-name="Source_20_Text"><text:span text:style-name="T133"><text:tab/>drvl a</text:span></text:span></text:p>
      <text:p text:style-name="P114"><text:span text:style-name="Source_20_Text"><text:span text:style-name="T133"><text:tab/>drvh a</text:span></text:span></text:p>
      <text:p text:style-name="P114"><text:span text:style-name="Source_20_Text"><text:span text:style-name="T133"><text:tab/>drvl a<text:tab/><text:tab/>' output two +ve pulses</text:span></text:span></text:p>
      <text:p text:style-name="P114"><text:span text:style-name="Source_20_Text"><text:span text:style-name="T133"><text:tab/>jmp #l1</text:span></text:span></text:p>
      <text:p text:style-name="P114"><text:span text:style-name="Source_20_Text"><text:span text:style-name="T133"><text:tab/>ret</text:span></text:span></text:p>
      <text:p text:style-name="P114"><text:span text:style-name="Source_20_Text"><text:span text:style-name="T133">end</text:span></text:span></text:p>
      <text:p text:style-name="P114"/>
      <text:p text:style-name="P114">Pin 10 goes high for ~10nS and low for the same time. The jump<text:span text:style-name="T134">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text>$nnn</number:text>
    </number:number-style>
    <number:number-style style:name="N112">
      <number:text>$</number:text>
      <number:number number:decimal-places="0" number:min-decimal-places="0" number:min-integer-digits="3"/>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1" officeooo:rsid="004e3c6b" officeooo:paragraph-rsid="004e3c6b"/>
    </style:style>
    <style:style style:name="MP2" style:family="paragraph" style:parent-style-name="Footer">
      <style:paragraph-properties fo:text-align="start" style:justify-single-word="false"/>
      <style:text-properties style:font-name="Arial1" officeooo:rsid="004e3c6b" officeooo:paragraph-rsid="00a295a4"/>
    </style:style>
    <style:style style:name="MP3" style:family="paragraph" style:parent-style-name="Footer">
      <style:paragraph-properties fo:text-align="start" style:justify-single-word="false"/>
      <style:text-properties style:font-name="Arial1"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0f3f90b"/>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6</text:span><text:span text:style-name="MT3"> <text:s text:c="9"/></text:span>page <text:page-number text:select-page="current">12</text:page-number><text:s/>of <text:page-count>26</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6</text:page-number><text:s/>of <text:page-count>26</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7</text:page-number><text:s/>of <text:page-count>26</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3-04-20T07:50:21.499000000</dc:date>
    <meta:editing-duration>PT12H51M38S</meta:editing-duration>
    <meta:editing-cycles>174</meta:editing-cycles>
    <meta:generator>LibreOffice/7.2.7.2$Windows_X86_64 LibreOffice_project/8d71d29d553c0f7dcbfa38fbfda25ee34cce99a2</meta:generator>
    <meta:document-statistic meta:table-count="24" meta:image-count="0" meta:object-count="0" meta:page-count="26" meta:paragraph-count="893" meta:word-count="4724" meta:character-count="25140" meta:non-whitespace-character-count="19904"/>
  </office:meta>
</office:document-meta>
</file>